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2" style:family="table">
      <style:table-properties style:width="20.611cm" fo:margin-left="-1.63cm" table:align="left"/>
    </style:style>
    <style:style style:name="Tabla2.A" style:family="table-column">
      <style:table-column-properties style:column-width="1.799cm"/>
    </style:style>
    <style:style style:name="Tabla2.B" style:family="table-column">
      <style:table-column-properties style:column-width="10.213cm"/>
    </style:style>
    <style:style style:name="Tabla2.C" style:family="table-column">
      <style:table-column-properties style:column-width="4.101cm"/>
    </style:style>
    <style:style style:name="Tabla2.D" style:family="table-column">
      <style:table-column-properties style:column-width="4.49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0.611cm" fo:margin-left="-1.656cm" table:align="left"/>
    </style:style>
    <style:style style:name="Tabla3.A" style:family="table-column">
      <style:table-column-properties style:column-width="1.799cm"/>
    </style:style>
    <style:style style:name="Tabla3.B" style:family="table-column">
      <style:table-column-properties style:column-width="10.213cm"/>
    </style:style>
    <style:style style:name="Tabla3.C" style:family="table-column">
      <style:table-column-properties style:column-width="4.101cm"/>
    </style:style>
    <style:style style:name="Tabla3.D" style:family="table-column">
      <style:table-column-properties style:column-width="4.49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20.611cm" fo:margin-left="-1.63cm" table:align="left"/>
    </style:style>
    <style:style style:name="Tabla4.A" style:family="table-column">
      <style:table-column-properties style:column-width="1.799cm"/>
    </style:style>
    <style:style style:name="Tabla4.B" style:family="table-column">
      <style:table-column-properties style:column-width="10.213cm"/>
    </style:style>
    <style:style style:name="Tabla4.C" style:family="table-column">
      <style:table-column-properties style:column-width="4.101cm"/>
    </style:style>
    <style:style style:name="Tabla4.D" style:family="table-column">
      <style:table-column-properties style:column-width="4.49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3" style:family="table-cell">
      <style:table-cell-properties fo:padding="0.097cm" fo:border-left="0.05pt solid #000000" fo:border-right="none" fo:border-top="none" fo:border-bottom="0.05pt solid #000000"/>
    </style:style>
    <style:style style:name="Tabla4.B3" style:family="table-cell">
      <style:table-cell-properties fo:padding="0.097cm" fo:border-left="0.05pt solid #000000" fo:border-right="none" fo:border-top="none" fo:border-bottom="0.05pt solid #000000"/>
    </style:style>
    <style:style style:name="Tabla4.C3" style:family="table-cell">
      <style:table-cell-properties fo:padding="0.097cm" fo:border-left="0.05pt solid #000000" fo:border-right="none" fo:border-top="none" fo:border-bottom="0.05pt solid #000000"/>
    </style:style>
    <style:style style:name="Tabla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4" style:family="table-cell">
      <style:table-cell-properties fo:padding="0.097cm" fo:border-left="0.05pt solid #000000" fo:border-right="none" fo:border-top="none" fo:border-bottom="0.05pt solid #000000"/>
    </style:style>
    <style:style style:name="Tabla4.B4" style:family="table-cell">
      <style:table-cell-properties fo:padding="0.097cm" fo:border-left="0.05pt solid #000000" fo:border-right="none" fo:border-top="none" fo:border-bottom="0.05pt solid #000000"/>
    </style:style>
    <style:style style:name="Tabla4.C4" style:family="table-cell">
      <style:table-cell-properties fo:padding="0.097cm" fo:border-left="0.05pt solid #000000" fo:border-right="none" fo:border-top="none" fo:border-bottom="0.05pt solid #000000"/>
    </style:style>
    <style:style style:name="Tabla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5" style:family="table-cell">
      <style:table-cell-properties fo:padding="0.097cm" fo:border-left="0.05pt solid #000000" fo:border-right="none" fo:border-top="none" fo:border-bottom="0.05pt solid #000000"/>
    </style:style>
    <style:style style:name="Tabla4.B5" style:family="table-cell">
      <style:table-cell-properties fo:padding="0.097cm" fo:border-left="0.05pt solid #000000" fo:border-right="none" fo:border-top="none" fo:border-bottom="0.05pt solid #000000"/>
    </style:style>
    <style:style style:name="Tabla4.C5" style:family="table-cell">
      <style:table-cell-properties fo:padding="0.097cm" fo:border-left="0.05pt solid #000000" fo:border-right="none" fo:border-top="none" fo:border-bottom="0.05pt solid #000000"/>
    </style:style>
    <style:style style:name="Tabla4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6" style:family="table-cell">
      <style:table-cell-properties fo:padding="0.097cm" fo:border-left="0.05pt solid #000000" fo:border-right="none" fo:border-top="none" fo:border-bottom="0.05pt solid #000000"/>
    </style:style>
    <style:style style:name="Tabla4.B6" style:family="table-cell">
      <style:table-cell-properties fo:padding="0.097cm" fo:border-left="0.05pt solid #000000" fo:border-right="none" fo:border-top="none" fo:border-bottom="0.05pt solid #000000"/>
    </style:style>
    <style:style style:name="Tabla4.C6" style:family="table-cell">
      <style:table-cell-properties fo:padding="0.097cm" fo:border-left="0.05pt solid #000000" fo:border-right="none" fo:border-top="none" fo:border-bottom="0.05pt solid #000000"/>
    </style:style>
    <style:style style:name="Tabla4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A7" style:family="table-cell">
      <style:table-cell-properties fo:padding="0.097cm" fo:border-left="0.05pt solid #000000" fo:border-right="none" fo:border-top="none" fo:border-bottom="0.05pt solid #000000"/>
    </style:style>
    <style:style style:name="Tabla4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20.611cm" fo:margin-left="-1.63cm" table:align="left"/>
    </style:style>
    <style:style style:name="Tabla5.A" style:family="table-column">
      <style:table-column-properties style:column-width="1.799cm"/>
    </style:style>
    <style:style style:name="Tabla5.B" style:family="table-column">
      <style:table-column-properties style:column-width="10.213cm"/>
    </style:style>
    <style:style style:name="Tabla5.C" style:family="table-column">
      <style:table-column-properties style:column-width="4.101cm"/>
    </style:style>
    <style:style style:name="Tabla5.D" style:family="table-column">
      <style:table-column-properties style:column-width="4.49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20.611cm" fo:margin-left="-1.63cm" table:align="left"/>
    </style:style>
    <style:style style:name="Tabla6.A" style:family="table-column">
      <style:table-column-properties style:column-width="1.799cm"/>
    </style:style>
    <style:style style:name="Tabla6.B" style:family="table-column">
      <style:table-column-properties style:column-width="10.213cm"/>
    </style:style>
    <style:style style:name="Tabla6.C" style:family="table-column">
      <style:table-column-properties style:column-width="4.101cm"/>
    </style:style>
    <style:style style:name="Tabla6.D" style:family="table-column">
      <style:table-column-properties style:column-width="4.49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20.611cm" fo:margin-left="-1.63cm" table:align="left"/>
    </style:style>
    <style:style style:name="Tabla9.A" style:family="table-column">
      <style:table-column-properties style:column-width="1.799cm"/>
    </style:style>
    <style:style style:name="Tabla9.B" style:family="table-column">
      <style:table-column-properties style:column-width="10.213cm"/>
    </style:style>
    <style:style style:name="Tabla9.C" style:family="table-column">
      <style:table-column-properties style:column-width="4.101cm"/>
    </style:style>
    <style:style style:name="Tabla9.D" style:family="table-column">
      <style:table-column-properties style:column-width="4.49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20.611cm" fo:margin-left="-1.603cm" table:align="left"/>
    </style:style>
    <style:style style:name="Tabla7.A" style:family="table-column">
      <style:table-column-properties style:column-width="1.799cm"/>
    </style:style>
    <style:style style:name="Tabla7.B" style:family="table-column">
      <style:table-column-properties style:column-width="10.213cm"/>
    </style:style>
    <style:style style:name="Tabla7.C" style:family="table-column">
      <style:table-column-properties style:column-width="4.101cm"/>
    </style:style>
    <style:style style:name="Tabla7.D" style:family="table-column">
      <style:table-column-properties style:column-width="4.49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7" style:family="table-row">
      <style:table-row-properties style:min-row-height="0.718cm"/>
    </style:style>
    <style:style style:name="Tabla7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7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7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2" style:family="table">
      <style:table-properties style:width="20.611cm" fo:margin-left="-1.63cm" table:align="left"/>
    </style:style>
    <style:style style:name="Tabla12.A" style:family="table-column">
      <style:table-column-properties style:column-width="1.799cm"/>
    </style:style>
    <style:style style:name="Tabla12.B" style:family="table-column">
      <style:table-column-properties style:column-width="10.292cm"/>
    </style:style>
    <style:style style:name="Tabla12.C" style:family="table-column">
      <style:table-column-properties style:column-width="4.022cm"/>
    </style:style>
    <style:style style:name="Tabla12.D" style:family="table-column">
      <style:table-column-properties style:column-width="4.498cm"/>
    </style:style>
    <style:style style:name="Tab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2.D1" style:family="table-cell">
      <style:table-cell-properties fo:padding="0.097cm" fo:border="0.05pt solid #000000"/>
    </style:style>
    <style:style style:name="Tabla12.A2" style:family="table-cell">
      <style:table-cell-properties fo:padding="0.097cm" fo:border-left="0.05pt solid #000000" fo:border-right="none" fo:border-top="none" fo:border-bottom="0.05pt solid #000000"/>
    </style:style>
    <style:style style:name="Tabla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7" style:family="table-row">
      <style:table-row-properties style:min-row-height="0.718cm"/>
    </style:style>
    <style:style style:name="Tabla12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2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2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3" style:family="table">
      <style:table-properties style:width="20.611cm" fo:margin-left="-1.63cm" table:align="left"/>
    </style:style>
    <style:style style:name="Tabla13.A" style:family="table-column">
      <style:table-column-properties style:column-width="1.799cm"/>
    </style:style>
    <style:style style:name="Tabla13.B" style:family="table-column">
      <style:table-column-properties style:column-width="10.213cm"/>
    </style:style>
    <style:style style:name="Tabla13.C" style:family="table-column">
      <style:table-column-properties style:column-width="4.101cm"/>
    </style:style>
    <style:style style:name="Tabla13.D" style:family="table-column">
      <style:table-column-properties style:column-width="4.498cm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D1" style:family="table-cell">
      <style:table-cell-properties fo:padding="0.097cm" fo:border="0.05pt solid #000000"/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3" style:family="table-row">
      <style:table-row-properties style:min-row-height="0.75cm"/>
    </style:style>
    <style:style style:name="Tabla13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3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3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" style:family="table">
      <style:table-properties style:width="20.611cm" fo:margin-left="-1.63cm" table:align="left"/>
    </style:style>
    <style:style style:name="Tabla1.A" style:family="table-column">
      <style:table-column-properties style:column-width="1.799cm"/>
    </style:style>
    <style:style style:name="Tabla1.B" style:family="table-column">
      <style:table-column-properties style:column-width="10.213cm"/>
    </style:style>
    <style:style style:name="Tabla1.C" style:family="table-column">
      <style:table-column-properties style:column-width="4.101cm"/>
    </style:style>
    <style:style style:name="Tabla1.D" style:family="table-column">
      <style:table-column-properties style:column-width="4.49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75cm"/>
    </style:style>
    <style:style style:name="Tabla1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1" style:family="table">
      <style:table-properties style:width="20.611cm" fo:margin-left="-1.63cm" table:align="left"/>
    </style:style>
    <style:style style:name="Tabla11.A" style:family="table-column">
      <style:table-column-properties style:column-width="1.799cm"/>
    </style:style>
    <style:style style:name="Tabla11.B" style:family="table-column">
      <style:table-column-properties style:column-width="10.213cm"/>
    </style:style>
    <style:style style:name="Tabla11.C" style:family="table-column">
      <style:table-column-properties style:column-width="4.101cm"/>
    </style:style>
    <style:style style:name="Tabla11.D" style:family="table-column">
      <style:table-column-properties style:column-width="4.498cm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1.C7" style:family="table-cell" style:data-style-name="N107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1.D7" style:family="table-cell" style:data-style-name="N107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20.505cm" fo:margin-left="-1.524cm" table:align="left"/>
    </style:style>
    <style:style style:name="Tabla8.A" style:family="table-column">
      <style:table-column-properties style:column-width="2.99cm"/>
    </style:style>
    <style:style style:name="Tabla8.B" style:family="table-column">
      <style:table-column-properties style:column-width="8.017cm"/>
    </style:style>
    <style:style style:name="Tabla8.C" style:family="table-column">
      <style:table-column-properties style:column-width="5.001cm"/>
    </style:style>
    <style:style style:name="Tabla8.D" style:family="table-column">
      <style:table-column-properties style:column-width="4.49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8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23" style:family="table-row">
      <style:table-row-properties style:min-row-height="0.644cm"/>
    </style:style>
    <style:style style:name="Tabla8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8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8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8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" style:family="table">
      <style:table-properties style:width="20.611cm" fo:margin-left="-1.63cm" table:align="left"/>
    </style:style>
    <style:style style:name="Tabla14.A" style:family="table-column">
      <style:table-column-properties style:column-width="3.096cm"/>
    </style:style>
    <style:style style:name="Tabla14.B" style:family="table-column">
      <style:table-column-properties style:column-width="8.017cm"/>
    </style:style>
    <style:style style:name="Tabla14.C" style:family="table-column">
      <style:table-column-properties style:column-width="5.001cm"/>
    </style:style>
    <style:style style:name="Tabla14.D" style:family="table-column">
      <style:table-column-properties style:column-width="4.498cm"/>
    </style:style>
    <style:style style:name="Tabla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4.D1" style:family="table-cell">
      <style:table-cell-properties fo:padding="0.097cm" fo:border="0.05pt solid #000000"/>
    </style:style>
    <style:style style:name="Tabla14.A2" style:family="table-cell">
      <style:table-cell-properties fo:padding="0.097cm" fo:border-left="0.05pt solid #000000" fo:border-right="none" fo:border-top="none" fo:border-bottom="0.05pt solid #000000"/>
    </style:style>
    <style:style style:name="Tabla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4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23" style:family="table-row">
      <style:table-row-properties style:min-row-height="0.644cm"/>
    </style:style>
    <style:style style:name="Tabla14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4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4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4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4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" style:family="table">
      <style:table-properties style:width="20.505cm" fo:margin-left="-1.524cm" table:align="left"/>
    </style:style>
    <style:style style:name="Tabla15.A" style:family="table-column">
      <style:table-column-properties style:column-width="2.99cm"/>
    </style:style>
    <style:style style:name="Tabla15.B" style:family="table-column">
      <style:table-column-properties style:column-width="8.017cm"/>
    </style:style>
    <style:style style:name="Tabla15.C" style:family="table-column">
      <style:table-column-properties style:column-width="5.001cm"/>
    </style:style>
    <style:style style:name="Tabla15.D" style:family="table-column">
      <style:table-column-properties style:column-width="4.498cm"/>
    </style:style>
    <style:style style:name="Tabla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5.D1" style:family="table-cell">
      <style:table-cell-properties fo:padding="0.097cm" fo:border="0.05pt solid #000000"/>
    </style:style>
    <style:style style:name="Tabla15.A2" style:family="table-cell">
      <style:table-cell-properties fo:padding="0.097cm" fo:border-left="0.05pt solid #000000" fo:border-right="none" fo:border-top="none" fo:border-bottom="0.05pt solid #000000"/>
    </style:style>
    <style:style style:name="Tabla1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5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23" style:family="table-row">
      <style:table-row-properties style:min-row-height="0.644cm"/>
    </style:style>
    <style:style style:name="Tabla15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5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5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5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5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" style:family="table">
      <style:table-properties style:width="20.505cm" fo:margin-left="-1.524cm" table:align="left"/>
    </style:style>
    <style:style style:name="Tabla18.A" style:family="table-column">
      <style:table-column-properties style:column-width="2.99cm"/>
    </style:style>
    <style:style style:name="Tabla18.B" style:family="table-column">
      <style:table-column-properties style:column-width="8.017cm"/>
    </style:style>
    <style:style style:name="Tabla18.C" style:family="table-column">
      <style:table-column-properties style:column-width="5.001cm"/>
    </style:style>
    <style:style style:name="Tabla18.D" style:family="table-column">
      <style:table-column-properties style:column-width="4.498cm"/>
    </style:style>
    <style:style style:name="Tabla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8.D1" style:family="table-cell">
      <style:table-cell-properties fo:padding="0.097cm" fo:border="0.05pt solid #000000"/>
    </style:style>
    <style:style style:name="Tabla18.A2" style:family="table-cell">
      <style:table-cell-properties fo:padding="0.097cm" fo:border-left="0.05pt solid #000000" fo:border-right="none" fo:border-top="none" fo:border-bottom="0.05pt solid #000000"/>
    </style:style>
    <style:style style:name="Tabla1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8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23" style:family="table-row">
      <style:table-row-properties style:min-row-height="0.644cm"/>
    </style:style>
    <style:style style:name="Tabla18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8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8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8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8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" style:family="table">
      <style:table-properties style:width="20.532cm" fo:margin-left="-1.55cm" table:align="left"/>
    </style:style>
    <style:style style:name="Tabla17.A" style:family="table-column">
      <style:table-column-properties style:column-width="2.99cm"/>
    </style:style>
    <style:style style:name="Tabla17.B" style:family="table-column">
      <style:table-column-properties style:column-width="8.017cm"/>
    </style:style>
    <style:style style:name="Tabla17.C" style:family="table-column">
      <style:table-column-properties style:column-width="5.001cm"/>
    </style:style>
    <style:style style:name="Tabla17.D" style:family="table-column">
      <style:table-column-properties style:column-width="4.524cm"/>
    </style:style>
    <style:style style:name="Tabla1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7.D1" style:family="table-cell">
      <style:table-cell-properties fo:padding="0.097cm" fo:border="0.05pt solid #000000"/>
    </style:style>
    <style:style style:name="Tabla17.A2" style:family="table-cell">
      <style:table-cell-properties fo:padding="0.097cm" fo:border-left="0.05pt solid #000000" fo:border-right="none" fo:border-top="none" fo:border-bottom="0.05pt solid #000000"/>
    </style:style>
    <style:style style:name="Tabla1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7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23" style:family="table-row">
      <style:table-row-properties style:min-row-height="0.644cm"/>
    </style:style>
    <style:style style:name="Tabla17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7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7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7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7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" style:family="table">
      <style:table-properties style:width="20.532cm" fo:margin-left="-1.55cm" table:align="left"/>
    </style:style>
    <style:style style:name="Tabla16.A" style:family="table-column">
      <style:table-column-properties style:column-width="2.99cm"/>
    </style:style>
    <style:style style:name="Tabla16.B" style:family="table-column">
      <style:table-column-properties style:column-width="8.017cm"/>
    </style:style>
    <style:style style:name="Tabla16.C" style:family="table-column">
      <style:table-column-properties style:column-width="5.001cm"/>
    </style:style>
    <style:style style:name="Tabla16.D" style:family="table-column">
      <style:table-column-properties style:column-width="4.524cm"/>
    </style:style>
    <style:style style:name="Tabla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6.D1" style:family="table-cell">
      <style:table-cell-properties fo:padding="0.097cm" fo:border="0.05pt solid #000000"/>
    </style:style>
    <style:style style:name="Tabla16.A2" style:family="table-cell">
      <style:table-cell-properties fo:padding="0.097cm" fo:border-left="0.05pt solid #000000" fo:border-right="none" fo:border-top="none" fo:border-bottom="0.05pt solid #000000"/>
    </style:style>
    <style:style style:name="Tabla1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C6" style:family="table-cell" style:data-style-name="N107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16.D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1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1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2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23" style:family="table-row">
      <style:table-row-properties style:min-row-height="0.644cm"/>
    </style:style>
    <style:style style:name="Tabla16.D2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3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3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4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46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D51" style:family="table-cell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6.A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6.B52" style:family="table-cell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6.C52" style:family="table-cell" style:data-style-name="N107">
      <style:table-cell-properties fo:background-color="#fcc79b" fo:padding="0.097cm" fo:border-left="0.05pt solid #000000" fo:border-right="none" fo:border-top="none" fo:border-bottom="0.05pt solid #000000">
        <style:background-image/>
      </style:table-cell-properties>
    </style:style>
    <style:style style:name="Tabla16.D52" style:family="table-cell">
      <style:table-cell-properties fo:background-color="#fcc79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0" style:family="table">
      <style:table-properties style:width="20.611cm" fo:margin-left="-1.524cm" table:align="left"/>
    </style:style>
    <style:style style:name="Tabla10.A" style:family="table-column">
      <style:table-column-properties style:column-width="1.588cm"/>
    </style:style>
    <style:style style:name="Tabla10.B" style:family="table-column">
      <style:table-column-properties style:column-width="2.805cm"/>
    </style:style>
    <style:style style:name="Tabla10.C" style:family="table-column">
      <style:table-column-properties style:column-width="2.699cm"/>
    </style:style>
    <style:style style:name="Tabla10.D" style:family="table-column">
      <style:table-column-properties style:column-width="3.016cm"/>
    </style:style>
    <style:style style:name="Tabla10.E" style:family="table-column">
      <style:table-column-properties style:column-width="2.99cm"/>
    </style:style>
    <style:style style:name="Tabla10.F" style:family="table-column">
      <style:table-column-properties style:column-width="3.916cm"/>
    </style:style>
    <style:style style:name="Tabla10.G" style:family="table-column">
      <style:table-column-properties style:column-width="3.598cm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G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11" style:family="table-cell" style:data-style-name="N107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a10.C1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a10.D11" style:family="table-cell">
      <style:table-cell-properties fo:background-color="#ffdaa2" fo:padding="0.097cm" fo:border-left="0.05pt solid #000000" fo:border-right="none" fo:border-top="none" fo:border-bottom="0.05pt solid #000000">
        <style:background-image/>
      </style:table-cell-properties>
    </style:style>
    <style:style style:name="Tabla10.E1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a10.F1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a10.G11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a20" style:family="table">
      <style:table-properties style:width="20.611cm" fo:margin-left="-1.524cm" table:align="left"/>
    </style:style>
    <style:style style:name="Tabla20.A" style:family="table-column">
      <style:table-column-properties style:column-width="1.588cm"/>
    </style:style>
    <style:style style:name="Tabla20.B" style:family="table-column">
      <style:table-column-properties style:column-width="2.805cm"/>
    </style:style>
    <style:style style:name="Tabla20.C" style:family="table-column">
      <style:table-column-properties style:column-width="2.699cm"/>
    </style:style>
    <style:style style:name="Tabla20.D" style:family="table-column">
      <style:table-column-properties style:column-width="3.016cm"/>
    </style:style>
    <style:style style:name="Tabla20.E" style:family="table-column">
      <style:table-column-properties style:column-width="2.99cm"/>
    </style:style>
    <style:style style:name="Tabla20.F" style:family="table-column">
      <style:table-column-properties style:column-width="3.916cm"/>
    </style:style>
    <style:style style:name="Tabla20.G" style:family="table-column">
      <style:table-column-properties style:column-width="3.598cm"/>
    </style:style>
    <style:style style:name="Tabla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0.G1" style:family="table-cell">
      <style:table-cell-properties fo:padding="0.097cm" fo:border="0.05pt solid #000000"/>
    </style:style>
    <style:style style:name="Tabla20.A2" style:family="table-cell">
      <style:table-cell-properties fo:padding="0.097cm" fo:border-left="0.05pt solid #000000" fo:border-right="none" fo:border-top="none" fo:border-bottom="0.05pt solid #000000"/>
    </style:style>
    <style:style style:name="Tabla2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0.B5" style:family="table-cell" style:data-style-name="N107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a20.C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a20.D5" style:family="table-cell" style:data-style-name="N0">
      <style:table-cell-properties fo:background-color="#f8aa97" fo:padding="0.097cm" fo:border-left="0.05pt solid #000000" fo:border-right="none" fo:border-top="none" fo:border-bottom="0.05pt solid #000000">
        <style:background-image/>
      </style:table-cell-properties>
    </style:style>
    <style:style style:name="Tabla20.E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a20.F5" style:family="table-cell" style:data-style-name="N107">
      <style:table-cell-properties fo:background-color="#ffdaa2" fo:padding="0.097cm" fo:border-left="0.05pt solid #000000" fo:border-right="none" fo:border-top="none" fo:border-bottom="0.05pt solid #000000">
        <style:background-image/>
      </style:table-cell-properties>
    </style:style>
    <style:style style:name="Tabla20.G5" style:family="table-cell" style:data-style-name="N107">
      <style:table-cell-properties fo:padding="0.097cm" fo:border-left="0.05pt solid #000000" fo:border-right="0.05pt solid #000000" fo:border-top="none" fo:border-bottom="0.05pt solid #000000"/>
    </style:style>
    <style:style style:name="Tabla19" style:family="table">
      <style:table-properties style:width="13.732cm" fo:margin-left="2.101cm" table:align="left"/>
    </style:style>
    <style:style style:name="Tabla19.A" style:family="table-column">
      <style:table-column-properties style:column-width="4.048cm"/>
    </style:style>
    <style:style style:name="Tabla19.B" style:family="table-column">
      <style:table-column-properties style:column-width="5.08cm"/>
    </style:style>
    <style:style style:name="Tabla19.C" style:family="table-column">
      <style:table-column-properties style:column-width="4.604cm"/>
    </style:style>
    <style:style style:name="Tabla1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9.A2" style:family="table-cell">
      <style:table-cell-properties fo:padding="0.097cm" fo:border-left="0.05pt solid #000000" fo:border-right="none" fo:border-top="none" fo:border-bottom="0.05pt solid #000000"/>
    </style:style>
    <style:style style:name="Tabla19.B11" style:family="table-cell" style:data-style-name="N107">
      <style:table-cell-properties fo:background-color="#f8aa97" fo:padding="0.097cm" fo:border-left="0.05pt solid #000000" fo:border-right="none" fo:border-top="none" fo:border-bottom="0.05pt solid #000000">
        <style:background-image/>
      </style:table-cell-properties>
    </style:style>
    <style:style style:name="Tabla19.C1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a21" style:family="table">
      <style:table-properties style:width="14.102cm" fo:margin-left="2.101cm" table:align="left"/>
    </style:style>
    <style:style style:name="Tabla21.A" style:family="table-column">
      <style:table-column-properties style:column-width="4.048cm"/>
    </style:style>
    <style:style style:name="Tabla21.B" style:family="table-column">
      <style:table-column-properties style:column-width="5.08cm"/>
    </style:style>
    <style:style style:name="Tabla21.C" style:family="table-column">
      <style:table-column-properties style:column-width="4.974cm"/>
    </style:style>
    <style:style style:name="Tabla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1.A2" style:family="table-cell">
      <style:table-cell-properties fo:padding="0.097cm" fo:border-left="0.05pt solid #000000" fo:border-right="none" fo:border-top="none" fo:border-bottom="0.05pt solid #000000"/>
    </style:style>
    <style:style style:name="Tabla21.B5" style:family="table-cell" style:data-style-name="N107">
      <style:table-cell-properties fo:background-color="#fff9ae" fo:padding="0.097cm" fo:border-left="0.05pt solid #000000" fo:border-right="none" fo:border-top="none" fo:border-bottom="0.05pt solid #000000">
        <style:background-image/>
      </style:table-cell-properties>
    </style:style>
    <style:style style:name="Tabla21.C5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a22" style:family="table">
      <style:table-properties style:width="20.029cm" fo:margin-left="-1.233cm" fo:break-before="page" table:align="left"/>
    </style:style>
    <style:style style:name="Tabla22.A" style:family="table-column">
      <style:table-column-properties style:column-width="2.699cm"/>
    </style:style>
    <style:style style:name="Tabla22.B" style:family="table-column">
      <style:table-column-properties style:column-width="4.392cm"/>
    </style:style>
    <style:style style:name="Tabla22.C" style:family="table-column">
      <style:table-column-properties style:column-width="4.022cm"/>
    </style:style>
    <style:style style:name="Tabla22.D" style:family="table-column">
      <style:table-column-properties style:column-width="4.604cm"/>
    </style:style>
    <style:style style:name="Tabla22.E" style:family="table-column">
      <style:table-column-properties style:column-width="4.313cm"/>
    </style:style>
    <style:style style:name="Tabla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2.E1" style:family="table-cell">
      <style:table-cell-properties fo:padding="0.097cm" fo:border="0.05pt solid #000000"/>
    </style:style>
    <style:style style:name="Tabla22.A2" style:family="table-cell">
      <style:table-cell-properties fo:padding="0.097cm" fo:border-left="0.05pt solid #000000" fo:border-right="none" fo:border-top="none" fo:border-bottom="0.05pt solid #000000"/>
    </style:style>
    <style:style style:name="Tabla2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2.B11" style:family="table-cell" style:data-style-name="N107">
      <style:table-cell-properties fo:padding="0.097cm" fo:border-left="0.05pt solid #000000" fo:border-right="none" fo:border-top="none" fo:border-bottom="0.05pt solid #000000"/>
    </style:style>
    <style:style style:name="Tabla22.D11" style:family="table-cell" style:data-style-name="N107">
      <style:table-cell-properties fo:background-color="#e0efd4" fo:padding="0.097cm" fo:border-left="0.05pt solid #000000" fo:border-right="none" fo:border-top="none" fo:border-bottom="0.05pt solid #000000">
        <style:background-image/>
      </style:table-cell-properties>
    </style:style>
    <style:style style:name="Tabla22.E11" style:family="table-cell" style:data-style-name="N107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E21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2.31" style:family="table-row">
      <style:table-row-properties style:min-row-height="0.527cm"/>
    </style:style>
    <style:style style:name="Tabla22.E31" style:family="table-cell">
      <style:table-cell-properties fo:background-color="#e0efd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44560a" officeooo:paragraph-rsid="0044560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3392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16a" officeooo:paragraph-rsid="0013416a" style:font-size-asian="12pt" style:font-weight-asian="normal" style:font-size-complex="12pt" style:font-weight-complex="normal"/>
    </style:style>
    <style:style style:name="P5" style:family="paragraph" style:parent-style-name="Standard">
      <style:text-properties officeooo:paragraph-rsid="002eb5d1"/>
    </style:style>
    <style:style style:name="P6" style:family="paragraph" style:parent-style-name="Standard">
      <style:text-properties officeooo:paragraph-rsid="003793f6"/>
    </style:style>
    <style:style style:name="P7" style:family="paragraph" style:parent-style-name="Standard">
      <style:paragraph-properties fo:text-align="center" style:justify-single-word="false"/>
      <style:text-properties fo:font-size="15pt" fo:font-weight="bold" officeooo:rsid="000f7647" officeooo:paragraph-rsid="000f7647" style:font-size-asian="15pt" style:font-weight-asian="bold" style:font-size-complex="15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0f7647" officeooo:paragraph-rsid="0023e310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0f7647" officeooo:paragraph-rsid="002eb5d1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0f7647" officeooo:paragraph-rsid="0033f349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0f7647" officeooo:paragraph-rsid="0039100c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3793f6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paragraph-rsid="0039100c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40f6c8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1b0f3c" officeooo:paragraph-rsid="0023e310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1b0f3c" officeooo:paragraph-rsid="002eb5d1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b0f3c" officeooo:paragraph-rsid="0033f349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1b0f3c" officeooo:paragraph-rsid="003793f6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b0f3c" officeooo:paragraph-rsid="0039100c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3e310" officeooo:paragraph-rsid="0023e310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3e310" officeooo:paragraph-rsid="002eb5d1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3e310" officeooo:paragraph-rsid="0033f349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3e310" officeooo:paragraph-rsid="003793f6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3e310" officeooo:paragraph-rsid="0039100c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23e310" officeooo:paragraph-rsid="0040f6c8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2cd87d" officeooo:paragraph-rsid="002cd87d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2cd87d" officeooo:paragraph-rsid="002eb5d1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2cd87d" officeooo:paragraph-rsid="0033f349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2cd87d" officeooo:paragraph-rsid="003793f6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2cd87d" officeooo:paragraph-rsid="0039100c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2cd87d" officeooo:paragraph-rsid="0040f6c8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2eb5d1" officeooo:paragraph-rsid="002eb5d1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eb5d1" officeooo:paragraph-rsid="0033f349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rsid="002eb5d1" officeooo:paragraph-rsid="0039100c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rsid="002eb5d1" officeooo:paragraph-rsid="0040f6c8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rsid="0033f349" officeooo:paragraph-rsid="0040f6c8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rsid="003793f6" officeooo:paragraph-rsid="003793f6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rsid="003a3987" officeooo:paragraph-rsid="0039100c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style:text-underline-style="none" officeooo:paragraph-rsid="0040f6c8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4pt" officeooo:rsid="000f7647" officeooo:paragraph-rsid="0023e310" style:font-size-asian="14pt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fo:font-size="14pt" officeooo:rsid="000f7647" officeooo:paragraph-rsid="002eb5d1" style:font-size-asian="14pt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fo:font-size="14pt" officeooo:rsid="000f7647" officeooo:paragraph-rsid="0033f349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fo:font-size="14pt" officeooo:rsid="000f7647" officeooo:paragraph-rsid="003793f6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fo:font-size="14pt" officeooo:rsid="000f7647" officeooo:paragraph-rsid="0039100c" style:font-size-asian="14pt" style:font-size-complex="14pt"/>
    </style:style>
    <style:style style:name="P45" style:family="paragraph" style:parent-style-name="Table_20_Contents">
      <style:paragraph-properties fo:text-align="center" style:justify-single-word="false"/>
      <style:text-properties fo:font-size="14pt" officeooo:rsid="000f7647" officeooo:paragraph-rsid="0040f6c8" style:font-size-asian="14pt" style:font-size-complex="14pt"/>
    </style:style>
    <style:style style:name="P46" style:family="paragraph" style:parent-style-name="Table_20_Contents">
      <style:paragraph-properties fo:text-align="center" style:justify-single-word="false"/>
      <style:text-properties fo:font-size="14pt" officeooo:rsid="0013392f" officeooo:paragraph-rsid="0023e310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officeooo:rsid="0013392f" officeooo:paragraph-rsid="002eb5d1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rsid="0013392f" officeooo:paragraph-rsid="0033f349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013392f" officeooo:paragraph-rsid="003793f6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fo:font-size="14pt" officeooo:rsid="0013392f" officeooo:paragraph-rsid="0039100c" style:font-size-asian="14pt" style:font-size-complex="14pt"/>
    </style:style>
    <style:style style:name="P51" style:family="paragraph" style:parent-style-name="Table_20_Contents">
      <style:paragraph-properties fo:text-align="center" style:justify-single-word="false"/>
      <style:text-properties fo:font-size="14pt" officeooo:rsid="0013392f" officeooo:paragraph-rsid="0040f6c8" style:font-size-asian="14pt" style:font-size-complex="14pt"/>
    </style:style>
    <style:style style:name="P52" style:family="paragraph" style:parent-style-name="Table_20_Contents">
      <style:paragraph-properties fo:text-align="center" style:justify-single-word="false"/>
      <style:text-properties fo:font-size="14pt" officeooo:rsid="001bb69a" officeooo:paragraph-rsid="0023e310" style:font-size-asian="14pt" style:font-size-complex="14pt"/>
    </style:style>
    <style:style style:name="P53" style:family="paragraph" style:parent-style-name="Table_20_Contents">
      <style:paragraph-properties fo:text-align="center" style:justify-single-word="false"/>
      <style:text-properties fo:font-size="14pt" officeooo:rsid="001bb69a" officeooo:paragraph-rsid="002eb5d1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fo:font-size="14pt" officeooo:rsid="001bb69a" officeooo:paragraph-rsid="0033f349" style:font-size-asian="14pt" style:font-size-complex="14pt"/>
    </style:style>
    <style:style style:name="P55" style:family="paragraph" style:parent-style-name="Table_20_Contents">
      <style:paragraph-properties fo:text-align="center" style:justify-single-word="false"/>
      <style:text-properties fo:font-size="14pt" officeooo:rsid="001bb69a" officeooo:paragraph-rsid="003793f6" style:font-size-asian="14pt" style:font-size-complex="14pt"/>
    </style:style>
    <style:style style:name="P56" style:family="paragraph" style:parent-style-name="Table_20_Contents">
      <style:paragraph-properties fo:text-align="center" style:justify-single-word="false"/>
      <style:text-properties fo:font-size="14pt" officeooo:rsid="001bb69a" officeooo:paragraph-rsid="0039100c" style:font-size-asian="14pt" style:font-size-complex="14pt"/>
    </style:style>
    <style:style style:name="P57" style:family="paragraph" style:parent-style-name="Table_20_Contents">
      <style:paragraph-properties fo:text-align="center" style:justify-single-word="false"/>
      <style:text-properties fo:font-size="14pt" officeooo:rsid="001bb69a" officeooo:paragraph-rsid="0040f6c8" style:font-size-asian="14pt" style:font-size-complex="14pt"/>
    </style:style>
    <style:style style:name="P58" style:family="paragraph" style:parent-style-name="Standard">
      <style:text-properties officeooo:rsid="0052fb15" officeooo:paragraph-rsid="0052fb15"/>
    </style:style>
    <style:style style:name="P59" style:family="paragraph" style:parent-style-name="Standard">
      <style:text-properties officeooo:rsid="0052fb15" officeooo:paragraph-rsid="00a2b294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cd87d" officeooo:paragraph-rsid="00306067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9872f9" officeooo:paragraph-rsid="009872f9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aa6e7c" officeooo:paragraph-rsid="00aa6e7c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officeooo:rsid="00563a80" officeooo:paragraph-rsid="00797f69"/>
    </style:style>
    <style:style style:name="P65" style:family="paragraph" style:parent-style-name="Standard">
      <style:paragraph-properties fo:text-align="center" style:justify-single-word="false"/>
      <style:text-properties officeooo:rsid="00563a80" officeooo:paragraph-rsid="007d997c"/>
    </style:style>
    <style:style style:name="P66" style:family="paragraph" style:parent-style-name="Standard">
      <style:paragraph-properties fo:text-align="center" style:justify-single-word="false"/>
      <style:text-properties officeooo:rsid="00563a80" officeooo:paragraph-rsid="00816cdf"/>
    </style:style>
    <style:style style:name="P67" style:family="paragraph" style:parent-style-name="Standard">
      <style:paragraph-properties fo:text-align="center" style:justify-single-word="false"/>
      <style:text-properties officeooo:rsid="00563a80" officeooo:paragraph-rsid="009203d8"/>
    </style:style>
    <style:style style:name="P68" style:family="paragraph" style:parent-style-name="Standard">
      <style:paragraph-properties fo:text-align="center" style:justify-single-word="false"/>
      <style:text-properties officeooo:rsid="00563a80" officeooo:paragraph-rsid="0094514d"/>
    </style:style>
    <style:style style:name="P69" style:family="paragraph" style:parent-style-name="Standard">
      <style:paragraph-properties fo:text-align="center" style:justify-single-word="false"/>
      <style:text-properties officeooo:rsid="00572406" officeooo:paragraph-rsid="00797f69"/>
    </style:style>
    <style:style style:name="P70" style:family="paragraph" style:parent-style-name="Standard">
      <style:paragraph-properties fo:text-align="center" style:justify-single-word="false"/>
      <style:text-properties officeooo:rsid="00572406" officeooo:paragraph-rsid="007d997c"/>
    </style:style>
    <style:style style:name="P71" style:family="paragraph" style:parent-style-name="Standard">
      <style:paragraph-properties fo:text-align="center" style:justify-single-word="false"/>
      <style:text-properties officeooo:rsid="00572406" officeooo:paragraph-rsid="00816cdf"/>
    </style:style>
    <style:style style:name="P72" style:family="paragraph" style:parent-style-name="Standard">
      <style:paragraph-properties fo:text-align="center" style:justify-single-word="false"/>
      <style:text-properties officeooo:rsid="00572406" officeooo:paragraph-rsid="009203d8"/>
    </style:style>
    <style:style style:name="P73" style:family="paragraph" style:parent-style-name="Standard">
      <style:paragraph-properties fo:text-align="center" style:justify-single-word="false"/>
      <style:text-properties officeooo:rsid="00572406" officeooo:paragraph-rsid="0094514d"/>
    </style:style>
    <style:style style:name="P74" style:family="paragraph" style:parent-style-name="Standard">
      <style:paragraph-properties fo:text-align="center" style:justify-single-word="false"/>
      <style:text-properties officeooo:rsid="005893a4" officeooo:paragraph-rsid="00797f69"/>
    </style:style>
    <style:style style:name="P75" style:family="paragraph" style:parent-style-name="Standard">
      <style:paragraph-properties fo:text-align="center" style:justify-single-word="false"/>
      <style:text-properties officeooo:rsid="005893a4" officeooo:paragraph-rsid="007d997c"/>
    </style:style>
    <style:style style:name="P76" style:family="paragraph" style:parent-style-name="Standard">
      <style:paragraph-properties fo:text-align="center" style:justify-single-word="false"/>
      <style:text-properties officeooo:rsid="005893a4" officeooo:paragraph-rsid="00816cdf"/>
    </style:style>
    <style:style style:name="P77" style:family="paragraph" style:parent-style-name="Standard">
      <style:paragraph-properties fo:text-align="center" style:justify-single-word="false"/>
      <style:text-properties officeooo:rsid="005893a4" officeooo:paragraph-rsid="009203d8"/>
    </style:style>
    <style:style style:name="P78" style:family="paragraph" style:parent-style-name="Standard">
      <style:paragraph-properties fo:text-align="center" style:justify-single-word="false"/>
      <style:text-properties officeooo:rsid="005893a4" officeooo:paragraph-rsid="0094514d"/>
    </style:style>
    <style:style style:name="P79" style:family="paragraph" style:parent-style-name="Standard">
      <style:text-properties officeooo:rsid="005893a4" officeooo:paragraph-rsid="00797f69"/>
    </style:style>
    <style:style style:name="P80" style:family="paragraph" style:parent-style-name="Standard">
      <style:text-properties officeooo:rsid="005893a4" officeooo:paragraph-rsid="007d997c"/>
    </style:style>
    <style:style style:name="P81" style:family="paragraph" style:parent-style-name="Standard">
      <style:text-properties officeooo:rsid="005893a4" officeooo:paragraph-rsid="00816cdf"/>
    </style:style>
    <style:style style:name="P82" style:family="paragraph" style:parent-style-name="Standard">
      <style:text-properties officeooo:rsid="005893a4" officeooo:paragraph-rsid="009203d8"/>
    </style:style>
    <style:style style:name="P83" style:family="paragraph" style:parent-style-name="Standard">
      <style:text-properties officeooo:rsid="005893a4" officeooo:paragraph-rsid="0094514d"/>
    </style:style>
    <style:style style:name="P84" style:family="paragraph" style:parent-style-name="Standard">
      <style:paragraph-properties fo:text-align="center" style:justify-single-word="false"/>
      <style:text-properties officeooo:paragraph-rsid="00797f69"/>
    </style:style>
    <style:style style:name="P85" style:family="paragraph" style:parent-style-name="Standard">
      <style:paragraph-properties fo:text-align="center" style:justify-single-word="false"/>
      <style:text-properties officeooo:paragraph-rsid="007d997c"/>
    </style:style>
    <style:style style:name="P86" style:family="paragraph" style:parent-style-name="Standard">
      <style:paragraph-properties fo:text-align="center" style:justify-single-word="false"/>
      <style:text-properties officeooo:paragraph-rsid="00816cdf"/>
    </style:style>
    <style:style style:name="P87" style:family="paragraph" style:parent-style-name="Standard">
      <style:paragraph-properties fo:text-align="center" style:justify-single-word="false"/>
      <style:text-properties officeooo:paragraph-rsid="009203d8"/>
    </style:style>
    <style:style style:name="P88" style:family="paragraph" style:parent-style-name="Standard">
      <style:paragraph-properties fo:text-align="center" style:justify-single-word="false"/>
      <style:text-properties officeooo:paragraph-rsid="0094514d"/>
    </style:style>
    <style:style style:name="P89" style:family="paragraph" style:parent-style-name="Standard">
      <style:text-properties officeooo:rsid="005ad8c4" officeooo:paragraph-rsid="0040f6c8"/>
    </style:style>
    <style:style style:name="P90" style:family="paragraph" style:parent-style-name="Standard">
      <style:text-properties officeooo:rsid="005ad8c4" officeooo:paragraph-rsid="005dbde0"/>
    </style:style>
    <style:style style:name="P91" style:family="paragraph" style:parent-style-name="Standard">
      <style:text-properties officeooo:paragraph-rsid="005dbde0"/>
    </style:style>
    <style:style style:name="P92" style:family="paragraph" style:parent-style-name="Standard">
      <style:paragraph-properties fo:text-align="center" style:justify-single-word="false"/>
      <style:text-properties officeooo:rsid="006cec47" officeooo:paragraph-rsid="00797f69"/>
    </style:style>
    <style:style style:name="P93" style:family="paragraph" style:parent-style-name="Standard">
      <style:paragraph-properties fo:text-align="center" style:justify-single-word="false"/>
      <style:text-properties officeooo:rsid="006cec47" officeooo:paragraph-rsid="007d997c"/>
    </style:style>
    <style:style style:name="P94" style:family="paragraph" style:parent-style-name="Standard">
      <style:paragraph-properties fo:text-align="center" style:justify-single-word="false"/>
      <style:text-properties officeooo:rsid="006cec47" officeooo:paragraph-rsid="00816cdf"/>
    </style:style>
    <style:style style:name="P95" style:family="paragraph" style:parent-style-name="Standard">
      <style:paragraph-properties fo:text-align="center" style:justify-single-word="false"/>
      <style:text-properties officeooo:rsid="006cec47" officeooo:paragraph-rsid="009203d8"/>
    </style:style>
    <style:style style:name="P96" style:family="paragraph" style:parent-style-name="Standard">
      <style:paragraph-properties fo:text-align="center" style:justify-single-word="false"/>
      <style:text-properties officeooo:rsid="006cec47" officeooo:paragraph-rsid="0094514d"/>
    </style:style>
    <style:style style:name="P97" style:family="paragraph" style:parent-style-name="Standard">
      <style:paragraph-properties fo:text-align="start" style:justify-single-word="false"/>
      <style:text-properties officeooo:paragraph-rsid="00306067"/>
    </style:style>
    <style:style style:name="P98" style:family="paragraph" style:parent-style-name="Standard">
      <style:text-properties officeooo:paragraph-rsid="006f424c"/>
    </style:style>
    <style:style style:name="P99" style:family="paragraph" style:parent-style-name="Standard">
      <style:text-properties officeooo:rsid="002cd87d" officeooo:paragraph-rsid="006f424c"/>
    </style:style>
    <style:style style:name="P100" style:family="paragraph" style:parent-style-name="Standard">
      <style:text-properties officeooo:paragraph-rsid="00797f69"/>
    </style:style>
    <style:style style:name="P101" style:family="paragraph" style:parent-style-name="Standard">
      <style:text-properties officeooo:paragraph-rsid="007d997c"/>
    </style:style>
    <style:style style:name="P102" style:family="paragraph" style:parent-style-name="Standard">
      <style:text-properties officeooo:paragraph-rsid="00816cdf"/>
    </style:style>
    <style:style style:name="P103" style:family="paragraph" style:parent-style-name="Standard">
      <style:text-properties officeooo:rsid="00849f25" officeooo:paragraph-rsid="00797f69"/>
    </style:style>
    <style:style style:name="P104" style:family="paragraph" style:parent-style-name="Standard">
      <style:text-properties officeooo:rsid="00849f25" officeooo:paragraph-rsid="00853617"/>
    </style:style>
    <style:style style:name="P105" style:family="paragraph" style:parent-style-name="Standard">
      <style:text-properties officeooo:rsid="00849f25" officeooo:paragraph-rsid="008978ef"/>
    </style:style>
    <style:style style:name="P106" style:family="paragraph" style:parent-style-name="Standard">
      <style:text-properties officeooo:rsid="00853617" officeooo:paragraph-rsid="00853617"/>
    </style:style>
    <style:style style:name="P107" style:family="paragraph" style:parent-style-name="Standard">
      <style:text-properties officeooo:rsid="00853617" officeooo:paragraph-rsid="009e4e39"/>
    </style:style>
    <style:style style:name="P108" style:family="paragraph" style:parent-style-name="Standard">
      <style:text-properties officeooo:paragraph-rsid="009203d8"/>
    </style:style>
    <style:style style:name="P109" style:family="paragraph" style:parent-style-name="Standard">
      <style:text-properties officeooo:paragraph-rsid="0094514d"/>
    </style:style>
    <style:style style:name="P110" style:family="paragraph" style:parent-style-name="Standard">
      <style:text-properties officeooo:paragraph-rsid="00972d53"/>
    </style:style>
    <style:style style:name="P111" style:family="paragraph" style:parent-style-name="Standard">
      <style:text-properties officeooo:rsid="009bff68" officeooo:paragraph-rsid="009bff68"/>
    </style:style>
    <style:style style:name="P112" style:family="paragraph" style:parent-style-name="Standard">
      <style:text-properties officeooo:rsid="009e4e39" officeooo:paragraph-rsid="009e4e39"/>
    </style:style>
    <style:style style:name="P113" style:family="paragraph" style:parent-style-name="Standard">
      <style:text-properties officeooo:rsid="009e4e39" officeooo:paragraph-rsid="009ecc23"/>
    </style:style>
    <style:style style:name="P114" style:family="paragraph" style:parent-style-name="Standard">
      <style:text-properties officeooo:rsid="009ecc23" officeooo:paragraph-rsid="009ecc23"/>
    </style:style>
    <style:style style:name="P115" style:family="paragraph" style:parent-style-name="Standard">
      <style:text-properties officeooo:rsid="009ecc23" officeooo:paragraph-rsid="00a016fb"/>
    </style:style>
    <style:style style:name="P116" style:family="paragraph" style:parent-style-name="Standard">
      <style:text-properties officeooo:rsid="009ecc23" officeooo:paragraph-rsid="00a12bcd"/>
    </style:style>
    <style:style style:name="P117" style:family="paragraph" style:parent-style-name="Standard">
      <style:text-properties fo:font-style="italic" officeooo:rsid="009e4e39" officeooo:paragraph-rsid="009ecc23" style:font-style-asian="italic" style:font-style-complex="italic"/>
    </style:style>
    <style:style style:name="P118" style:family="paragraph" style:parent-style-name="Standard">
      <style:text-properties fo:font-style="italic" officeooo:rsid="009bff68" officeooo:paragraph-rsid="009bff68" style:font-style-asian="italic" style:font-style-complex="italic"/>
    </style:style>
    <style:style style:name="P119" style:family="paragraph" style:parent-style-name="Standard">
      <style:text-properties officeooo:rsid="00a2b294" officeooo:paragraph-rsid="00a2b294"/>
    </style:style>
    <style:style style:name="P120" style:family="paragraph" style:parent-style-name="Standard">
      <style:text-properties officeooo:rsid="00a94c0e" officeooo:paragraph-rsid="00a94c0e"/>
    </style:style>
    <style:style style:name="P121" style:family="paragraph" style:parent-style-name="Standard">
      <style:text-properties officeooo:paragraph-rsid="00aa6e7c"/>
    </style:style>
    <style:style style:name="P122" style:family="paragraph" style:parent-style-name="Text_20_body">
      <style:paragraph-properties fo:text-align="center" style:justify-single-word="false"/>
      <style:text-properties fo:font-size="12pt" officeooo:rsid="002cd87d" officeooo:paragraph-rsid="007d997c" style:font-size-asian="10.5pt" style:font-size-complex="12pt"/>
    </style:style>
    <style:style style:name="P123" style:family="paragraph" style:parent-style-name="Text_20_body">
      <style:paragraph-properties fo:text-align="center" style:justify-single-word="false"/>
      <style:text-properties fo:font-size="12pt" officeooo:rsid="002cd87d" officeooo:paragraph-rsid="00816cdf" style:font-size-asian="10.5pt" style:font-size-complex="12pt"/>
    </style:style>
    <style:style style:name="P124" style:family="paragraph" style:parent-style-name="Table_20_Contents">
      <style:paragraph-properties fo:text-align="center" style:justify-single-word="false"/>
      <style:text-properties fo:font-size="12pt" officeooo:rsid="002eb5d1" officeooo:paragraph-rsid="002eb5d1" style:font-size-asian="10.5pt" style:font-size-complex="12pt"/>
    </style:style>
    <style:style style:name="P125" style:family="paragraph" style:parent-style-name="Table_20_Contents">
      <style:paragraph-properties fo:text-align="center" style:justify-single-word="false"/>
      <style:text-properties fo:font-size="12pt" officeooo:rsid="002eb5d1" officeooo:paragraph-rsid="0033f349" style:font-size-asian="10.5pt" style:font-size-complex="12pt"/>
    </style:style>
    <style:style style:name="P126" style:family="paragraph" style:parent-style-name="Table_20_Contents">
      <style:paragraph-properties fo:text-align="center" style:justify-single-word="false"/>
      <style:text-properties fo:font-size="12pt" officeooo:rsid="002eb5d1" officeooo:paragraph-rsid="0039100c" style:font-size-asian="10.5pt" style:font-size-complex="12pt"/>
    </style:style>
    <style:style style:name="P127" style:family="paragraph" style:parent-style-name="Table_20_Contents">
      <style:paragraph-properties fo:text-align="center" style:justify-single-word="false"/>
      <style:text-properties fo:font-size="12pt" officeooo:rsid="002eb5d1" officeooo:paragraph-rsid="0040f6c8" style:font-size-asian="10.5pt" style:font-size-complex="12pt"/>
    </style:style>
    <style:style style:name="P128" style:family="paragraph" style:parent-style-name="Table_20_Contents">
      <style:paragraph-properties fo:text-align="center" style:justify-single-word="false"/>
      <style:text-properties fo:font-size="12pt" officeooo:rsid="002eb5d1" officeooo:paragraph-rsid="005dbde0" style:font-size-asian="10.5pt" style:font-size-complex="12pt"/>
    </style:style>
    <style:style style:name="P129" style:family="paragraph" style:parent-style-name="Table_20_Contents">
      <style:paragraph-properties fo:text-align="center" style:justify-single-word="false"/>
      <style:text-properties fo:font-size="12pt" officeooo:rsid="002eb5d1" officeooo:paragraph-rsid="006f424c" style:font-size-asian="10.5pt" style:font-size-complex="12pt"/>
    </style:style>
    <style:style style:name="P130" style:family="paragraph" style:parent-style-name="Table_20_Contents">
      <style:paragraph-properties fo:text-align="center" style:justify-single-word="false"/>
      <style:text-properties fo:font-size="12pt" officeooo:rsid="002eb5d1" officeooo:paragraph-rsid="00797f69" style:font-size-asian="10.5pt" style:font-size-complex="12pt"/>
    </style:style>
    <style:style style:name="P131" style:family="paragraph" style:parent-style-name="Table_20_Contents">
      <style:paragraph-properties fo:text-align="center" style:justify-single-word="false"/>
      <style:text-properties fo:font-size="12pt" officeooo:rsid="002eb5d1" officeooo:paragraph-rsid="00aa6e7c" style:font-size-asian="10.5pt" style:font-size-complex="12pt"/>
    </style:style>
    <style:style style:name="P132" style:family="paragraph" style:parent-style-name="Table_20_Contents">
      <style:paragraph-properties fo:text-align="center" style:justify-single-word="false"/>
      <style:text-properties fo:font-size="12pt" officeooo:paragraph-rsid="0040f6c8" style:font-size-asian="10.5pt" style:font-size-complex="12pt"/>
    </style:style>
    <style:style style:name="P133" style:family="paragraph" style:parent-style-name="Table_20_Contents">
      <style:paragraph-properties fo:text-align="center" style:justify-single-word="false"/>
      <style:text-properties fo:font-size="12pt" officeooo:paragraph-rsid="003793f6" style:font-size-asian="10.5pt" style:font-size-complex="12pt"/>
    </style:style>
    <style:style style:name="P134" style:family="paragraph" style:parent-style-name="Table_20_Contents">
      <style:paragraph-properties fo:text-align="center" style:justify-single-word="false"/>
      <style:text-properties fo:font-size="12pt" officeooo:paragraph-rsid="005dbde0" style:font-size-asian="10.5pt" style:font-size-complex="12pt"/>
    </style:style>
    <style:style style:name="P135" style:family="paragraph" style:parent-style-name="Table_20_Contents">
      <style:paragraph-properties fo:text-align="center" style:justify-single-word="false"/>
      <style:text-properties fo:font-size="12pt" officeooo:paragraph-rsid="006f424c" style:font-size-asian="10.5pt" style:font-size-complex="12pt"/>
    </style:style>
    <style:style style:name="P136" style:family="paragraph" style:parent-style-name="Table_20_Contents">
      <style:paragraph-properties fo:text-align="center" style:justify-single-word="false"/>
      <style:text-properties fo:font-size="12pt" officeooo:paragraph-rsid="00797f69" style:font-size-asian="10.5pt" style:font-size-complex="12pt"/>
    </style:style>
    <style:style style:name="P137" style:family="paragraph" style:parent-style-name="Table_20_Contents">
      <style:paragraph-properties fo:text-align="center" style:justify-single-word="false"/>
      <style:text-properties fo:font-size="12pt" officeooo:paragraph-rsid="007d997c" style:font-size-asian="10.5pt" style:font-size-complex="12pt"/>
    </style:style>
    <style:style style:name="P138" style:family="paragraph" style:parent-style-name="Table_20_Contents">
      <style:paragraph-properties fo:text-align="center" style:justify-single-word="false"/>
      <style:text-properties fo:font-size="12pt" officeooo:paragraph-rsid="007f0a2f" style:font-size-asian="10.5pt" style:font-size-complex="12pt"/>
    </style:style>
    <style:style style:name="P139" style:family="paragraph" style:parent-style-name="Table_20_Contents">
      <style:paragraph-properties fo:text-align="center" style:justify-single-word="false"/>
      <style:text-properties fo:font-size="12pt" officeooo:paragraph-rsid="007fe019" style:font-size-asian="10.5pt" style:font-size-complex="12pt"/>
    </style:style>
    <style:style style:name="P140" style:family="paragraph" style:parent-style-name="Table_20_Contents">
      <style:paragraph-properties fo:text-align="center" style:justify-single-word="false"/>
      <style:text-properties fo:font-size="12pt" officeooo:paragraph-rsid="00816cdf" style:font-size-asian="10.5pt" style:font-size-complex="12pt"/>
    </style:style>
    <style:style style:name="P141" style:family="paragraph" style:parent-style-name="Table_20_Contents">
      <style:paragraph-properties fo:text-align="center" style:justify-single-word="false"/>
      <style:text-properties fo:font-size="12pt" officeooo:paragraph-rsid="009203d8" style:font-size-asian="10.5pt" style:font-size-complex="12pt"/>
    </style:style>
    <style:style style:name="P142" style:family="paragraph" style:parent-style-name="Table_20_Contents">
      <style:paragraph-properties fo:text-align="center" style:justify-single-word="false"/>
      <style:text-properties fo:font-size="12pt" officeooo:paragraph-rsid="0094514d" style:font-size-asian="10.5pt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fo:font-size="12pt" officeooo:paragraph-rsid="00aa6e7c" style:font-size-asian="10.5pt" style:font-size-complex="12pt"/>
    </style:style>
    <style:style style:name="P144" style:family="paragraph" style:parent-style-name="Table_20_Contents">
      <style:paragraph-properties fo:text-align="center" style:justify-single-word="false"/>
      <style:text-properties fo:font-size="12pt" officeooo:rsid="002cd87d" officeooo:paragraph-rsid="006f07e2" style:font-size-asian="10.5pt" style:font-size-complex="12pt"/>
    </style:style>
    <style:style style:name="P145" style:family="paragraph" style:parent-style-name="Table_20_Contents">
      <style:paragraph-properties fo:text-align="center" style:justify-single-word="false"/>
      <style:text-properties fo:font-size="12pt" officeooo:rsid="002cd87d" officeooo:paragraph-rsid="006f424c" style:font-size-asian="10.5pt" style:font-size-complex="12pt"/>
    </style:style>
    <style:style style:name="P146" style:family="paragraph" style:parent-style-name="Table_20_Contents">
      <style:paragraph-properties fo:text-align="center" style:justify-single-word="false"/>
      <style:text-properties fo:font-size="12pt" officeooo:rsid="002cd87d" officeooo:paragraph-rsid="00aa6e7c" style:font-size-asian="10.5pt" style:font-size-complex="12pt"/>
    </style:style>
    <style:style style:name="P147" style:family="paragraph" style:parent-style-name="Table_20_Contents">
      <style:paragraph-properties fo:text-align="center" style:justify-single-word="false"/>
      <style:text-properties fo:font-size="12pt" officeooo:rsid="001b0f3c" officeooo:paragraph-rsid="006f424c" style:font-size-asian="10.5pt" style:font-size-complex="12pt"/>
    </style:style>
    <style:style style:name="P148" style:family="paragraph" style:parent-style-name="Table_20_Contents">
      <style:paragraph-properties fo:text-align="center" style:justify-single-word="false"/>
      <style:text-properties fo:font-size="12pt" officeooo:rsid="001b0f3c" officeooo:paragraph-rsid="00797f69" style:font-size-asian="10.5pt" style:font-size-complex="12pt"/>
    </style:style>
    <style:style style:name="P149" style:family="paragraph" style:parent-style-name="Table_20_Contents">
      <style:paragraph-properties fo:text-align="center" style:justify-single-word="false"/>
      <style:text-properties fo:font-size="12pt" officeooo:rsid="001b0f3c" officeooo:paragraph-rsid="007d997c" style:font-size-asian="10.5pt" style:font-size-complex="12pt"/>
    </style:style>
    <style:style style:name="P150" style:family="paragraph" style:parent-style-name="Table_20_Contents">
      <style:paragraph-properties fo:text-align="center" style:justify-single-word="false"/>
      <style:text-properties fo:font-size="12pt" officeooo:rsid="001b0f3c" officeooo:paragraph-rsid="00816cdf" style:font-size-asian="10.5pt" style:font-size-complex="12pt"/>
    </style:style>
    <style:style style:name="P151" style:family="paragraph" style:parent-style-name="Table_20_Contents">
      <style:paragraph-properties fo:text-align="center" style:justify-single-word="false"/>
      <style:text-properties fo:font-size="12pt" officeooo:rsid="001b0f3c" officeooo:paragraph-rsid="009203d8" style:font-size-asian="10.5pt" style:font-size-complex="12pt"/>
    </style:style>
    <style:style style:name="P152" style:family="paragraph" style:parent-style-name="Table_20_Contents">
      <style:paragraph-properties fo:text-align="center" style:justify-single-word="false"/>
      <style:text-properties fo:font-size="12pt" officeooo:rsid="001b0f3c" officeooo:paragraph-rsid="0094514d" style:font-size-asian="10.5pt" style:font-size-complex="12pt"/>
    </style:style>
    <style:style style:name="P153" style:family="paragraph" style:parent-style-name="Table_20_Contents">
      <style:paragraph-properties fo:text-align="center" style:justify-single-word="false"/>
      <style:text-properties fo:font-size="12pt" officeooo:rsid="0023e310" officeooo:paragraph-rsid="005dbde0" style:font-size-asian="10.5pt" style:font-size-complex="12pt"/>
    </style:style>
    <style:style style:name="P154" style:family="paragraph" style:parent-style-name="Table_20_Contents">
      <style:paragraph-properties fo:text-align="center" style:justify-single-word="false"/>
      <style:text-properties fo:font-size="12pt" officeooo:rsid="0023e310" officeooo:paragraph-rsid="006f424c" style:font-size-asian="10.5pt" style:font-size-complex="12pt"/>
    </style:style>
    <style:style style:name="P155" style:family="paragraph" style:parent-style-name="Table_20_Contents">
      <style:paragraph-properties fo:text-align="center" style:justify-single-word="false"/>
      <style:text-properties fo:font-size="12pt" officeooo:rsid="0023e310" officeooo:paragraph-rsid="00797f69" style:font-size-asian="10.5pt" style:font-size-complex="12pt"/>
    </style:style>
    <style:style style:name="P156" style:family="paragraph" style:parent-style-name="Table_20_Contents">
      <style:paragraph-properties fo:text-align="center" style:justify-single-word="false"/>
      <style:text-properties fo:font-size="12pt" officeooo:rsid="0023e310" officeooo:paragraph-rsid="007d997c" style:font-size-asian="10.5pt" style:font-size-complex="12pt"/>
    </style:style>
    <style:style style:name="P157" style:family="paragraph" style:parent-style-name="Table_20_Contents">
      <style:paragraph-properties fo:text-align="center" style:justify-single-word="false"/>
      <style:text-properties fo:font-size="12pt" officeooo:rsid="0023e310" officeooo:paragraph-rsid="00816cdf" style:font-size-asian="10.5pt" style:font-size-complex="12pt"/>
    </style:style>
    <style:style style:name="P158" style:family="paragraph" style:parent-style-name="Table_20_Contents">
      <style:paragraph-properties fo:text-align="center" style:justify-single-word="false"/>
      <style:text-properties fo:font-size="12pt" officeooo:rsid="0023e310" officeooo:paragraph-rsid="009203d8" style:font-size-asian="10.5pt" style:font-size-complex="12pt"/>
    </style:style>
    <style:style style:name="P159" style:family="paragraph" style:parent-style-name="Table_20_Contents">
      <style:paragraph-properties fo:text-align="center" style:justify-single-word="false"/>
      <style:text-properties fo:font-size="12pt" officeooo:rsid="0023e310" officeooo:paragraph-rsid="0094514d" style:font-size-asian="10.5pt" style:font-size-complex="12pt"/>
    </style:style>
    <style:style style:name="P160" style:family="paragraph" style:parent-style-name="Table_20_Contents">
      <style:paragraph-properties fo:text-align="center" style:justify-single-word="false"/>
      <style:text-properties fo:font-size="12pt" officeooo:rsid="0023e310" officeooo:paragraph-rsid="00972d53" style:font-size-asian="10.5pt" style:font-size-complex="12pt"/>
    </style:style>
    <style:style style:name="P161" style:family="paragraph" style:parent-style-name="Table_20_Contents">
      <style:paragraph-properties fo:text-align="center" style:justify-single-word="false"/>
      <style:text-properties fo:font-size="12pt" officeooo:rsid="0023e310" officeooo:paragraph-rsid="00aa6e7c" style:font-size-asian="10.5pt" style:font-size-complex="12pt"/>
    </style:style>
    <style:style style:name="P162" style:family="paragraph" style:parent-style-name="Table_20_Contents">
      <style:paragraph-properties fo:text-align="center" style:justify-single-word="false"/>
      <style:text-properties fo:font-size="12pt" officeooo:rsid="003a3987" officeooo:paragraph-rsid="006f424c" style:font-size-asian="10.5pt" style:font-size-complex="12pt"/>
    </style:style>
    <style:style style:name="P163" style:family="paragraph" style:parent-style-name="Table_20_Contents">
      <style:paragraph-properties fo:text-align="center" style:justify-single-word="false"/>
      <style:text-properties fo:font-size="12pt" officeooo:rsid="003793f6" officeooo:paragraph-rsid="006f07e2" style:font-size-asian="10.5pt" style:font-size-complex="12pt"/>
    </style:style>
    <style:style style:name="P164" style:family="paragraph" style:parent-style-name="Table_20_Contents">
      <style:paragraph-properties fo:text-align="center" style:justify-single-word="false"/>
      <style:text-properties fo:font-size="12pt" officeooo:rsid="003793f6" officeooo:paragraph-rsid="00797f69" style:font-size-asian="10.5pt" style:font-size-complex="12pt"/>
    </style:style>
    <style:style style:name="P165" style:family="paragraph" style:parent-style-name="Table_20_Contents">
      <style:paragraph-properties fo:text-align="center" style:justify-single-word="false"/>
      <style:text-properties fo:font-size="12pt" officeooo:rsid="003793f6" officeooo:paragraph-rsid="0094514d" style:font-size-asian="10.5pt" style:font-size-complex="12pt"/>
    </style:style>
    <style:style style:name="P166" style:family="paragraph" style:parent-style-name="Table_20_Contents">
      <style:paragraph-properties fo:text-align="center" style:justify-single-word="false"/>
      <style:text-properties fo:font-size="12pt" officeooo:rsid="005ad8c4" officeooo:paragraph-rsid="0033f349" style:font-size-asian="10.5pt" style:font-size-complex="12pt"/>
    </style:style>
    <style:style style:name="P167" style:family="paragraph" style:parent-style-name="Table_20_Contents">
      <style:paragraph-properties fo:text-align="center" style:justify-single-word="false"/>
      <style:text-properties fo:font-size="12pt" officeooo:rsid="00156078" officeooo:paragraph-rsid="006f07e2" style:font-size-asian="10.5pt" style:font-size-complex="12pt"/>
    </style:style>
    <style:style style:name="P168" style:family="paragraph" style:parent-style-name="Table_20_Contents">
      <style:paragraph-properties fo:text-align="center" style:justify-single-word="false"/>
      <style:text-properties fo:font-size="12pt" officeooo:rsid="00156078" officeooo:paragraph-rsid="006f424c" style:font-size-asian="10.5pt" style:font-size-complex="12pt"/>
    </style:style>
    <style:style style:name="P169" style:family="paragraph" style:parent-style-name="Table_20_Contents">
      <style:paragraph-properties fo:text-align="center" style:justify-single-word="false"/>
      <style:text-properties fo:font-size="12pt" officeooo:rsid="00156078" officeooo:paragraph-rsid="00745454" style:font-size-asian="10.5pt" style:font-size-complex="12pt"/>
    </style:style>
    <style:style style:name="P170" style:family="paragraph" style:parent-style-name="Table_20_Contents">
      <style:paragraph-properties fo:text-align="center" style:justify-single-word="false"/>
      <style:text-properties fo:font-size="12pt" officeooo:rsid="00156078" officeooo:paragraph-rsid="00aa6e7c" style:font-size-asian="10.5pt" style:font-size-complex="12pt"/>
    </style:style>
    <style:style style:name="P171" style:family="paragraph" style:parent-style-name="Table_20_Contents">
      <style:paragraph-properties fo:text-align="center" style:justify-single-word="false"/>
      <style:text-properties fo:font-size="12pt" officeooo:rsid="005dbde0" officeooo:paragraph-rsid="005dbde0" style:font-size-asian="10.5pt" style:font-size-complex="12pt"/>
    </style:style>
    <style:style style:name="P172" style:family="paragraph" style:parent-style-name="Table_20_Contents">
      <style:paragraph-properties fo:text-align="center" style:justify-single-word="false"/>
      <style:text-properties fo:font-size="12pt" officeooo:rsid="005dbde0" officeooo:paragraph-rsid="006f424c" style:font-size-asian="10.5pt" style:font-size-complex="12pt"/>
    </style:style>
    <style:style style:name="P173" style:family="paragraph" style:parent-style-name="Table_20_Contents">
      <style:paragraph-properties fo:text-align="center" style:justify-single-word="false"/>
      <style:text-properties fo:font-size="12pt" officeooo:rsid="005dbde0" officeooo:paragraph-rsid="00aa6e7c" style:font-size-asian="10.5pt" style:font-size-complex="12pt"/>
    </style:style>
    <style:style style:name="P174" style:family="paragraph" style:parent-style-name="Table_20_Contents">
      <style:paragraph-properties fo:text-align="center" style:justify-single-word="false"/>
      <style:text-properties fo:font-size="12pt" officeooo:rsid="0063d77a" officeooo:paragraph-rsid="003793f6" style:font-size-asian="10.5pt" style:font-size-complex="12pt"/>
    </style:style>
    <style:style style:name="P175" style:family="paragraph" style:parent-style-name="Table_20_Contents">
      <style:paragraph-properties fo:text-align="center" style:justify-single-word="false"/>
      <style:text-properties fo:font-size="12pt" officeooo:rsid="0067f894" officeooo:paragraph-rsid="0040f6c8" style:font-size-asian="10.5pt" style:font-size-complex="12pt"/>
    </style:style>
    <style:style style:name="P176" style:family="paragraph" style:parent-style-name="Table_20_Contents">
      <style:paragraph-properties fo:text-align="center" style:justify-single-word="false"/>
      <style:text-properties fo:font-size="12pt" officeooo:rsid="006a852a" officeooo:paragraph-rsid="00797f69" style:font-size-asian="10.5pt" style:font-size-complex="12pt"/>
    </style:style>
    <style:style style:name="P177" style:family="paragraph" style:parent-style-name="Table_20_Contents">
      <style:paragraph-properties fo:text-align="center" style:justify-single-word="false"/>
      <style:text-properties fo:font-size="12pt" officeooo:rsid="006a852a" officeooo:paragraph-rsid="007d997c" style:font-size-asian="10.5pt" style:font-size-complex="12pt"/>
    </style:style>
    <style:style style:name="P178" style:family="paragraph" style:parent-style-name="Table_20_Contents">
      <style:paragraph-properties fo:text-align="center" style:justify-single-word="false"/>
      <style:text-properties fo:font-size="12pt" officeooo:rsid="006a852a" officeooo:paragraph-rsid="00816cdf" style:font-size-asian="10.5pt" style:font-size-complex="12pt"/>
    </style:style>
    <style:style style:name="P179" style:family="paragraph" style:parent-style-name="Table_20_Contents">
      <style:paragraph-properties fo:text-align="center" style:justify-single-word="false"/>
      <style:text-properties fo:font-size="12pt" officeooo:rsid="006a852a" officeooo:paragraph-rsid="009203d8" style:font-size-asian="10.5pt" style:font-size-complex="12pt"/>
    </style:style>
    <style:style style:name="P180" style:family="paragraph" style:parent-style-name="Table_20_Contents">
      <style:paragraph-properties fo:text-align="center" style:justify-single-word="false"/>
      <style:text-properties fo:font-size="12pt" officeooo:rsid="006a852a" officeooo:paragraph-rsid="0094514d" style:font-size-asian="10.5pt" style:font-size-complex="12pt"/>
    </style:style>
    <style:style style:name="P181" style:family="paragraph" style:parent-style-name="Table_20_Contents">
      <style:paragraph-properties fo:text-align="center" style:justify-single-word="false"/>
      <style:text-properties fo:font-size="12pt" officeooo:rsid="006c634d" officeooo:paragraph-rsid="007d997c" style:font-size-asian="10.5pt" style:font-size-complex="12pt"/>
    </style:style>
    <style:style style:name="P182" style:family="paragraph" style:parent-style-name="Table_20_Contents">
      <style:paragraph-properties fo:text-align="center" style:justify-single-word="false"/>
      <style:text-properties fo:font-size="12pt" officeooo:rsid="006c634d" officeooo:paragraph-rsid="00816cdf" style:font-size-asian="10.5pt" style:font-size-complex="12pt"/>
    </style:style>
    <style:style style:name="P183" style:family="paragraph" style:parent-style-name="Table_20_Contents">
      <style:paragraph-properties fo:text-align="center" style:justify-single-word="false"/>
      <style:text-properties fo:font-size="12pt" officeooo:rsid="006c634d" officeooo:paragraph-rsid="009203d8" style:font-size-asian="10.5pt" style:font-size-complex="12pt"/>
    </style:style>
    <style:style style:name="P184" style:family="paragraph" style:parent-style-name="Table_20_Contents">
      <style:paragraph-properties fo:text-align="center" style:justify-single-word="false"/>
      <style:text-properties fo:font-size="12pt" officeooo:rsid="006c634d" officeooo:paragraph-rsid="0094514d" style:font-size-asian="10.5pt" style:font-size-complex="12pt"/>
    </style:style>
    <style:style style:name="P185" style:family="paragraph" style:parent-style-name="Table_20_Contents">
      <style:paragraph-properties fo:text-align="center" style:justify-single-word="false"/>
      <style:text-properties fo:font-size="12pt" officeooo:rsid="006cec47" officeooo:paragraph-rsid="00797f69" style:font-size-asian="10.5pt" style:font-size-complex="12pt"/>
    </style:style>
    <style:style style:name="P186" style:family="paragraph" style:parent-style-name="Table_20_Contents">
      <style:paragraph-properties fo:text-align="center" style:justify-single-word="false"/>
      <style:text-properties fo:font-size="12pt" officeooo:rsid="006cec47" officeooo:paragraph-rsid="007d997c" style:font-size-asian="10.5pt" style:font-size-complex="12pt"/>
    </style:style>
    <style:style style:name="P187" style:family="paragraph" style:parent-style-name="Table_20_Contents">
      <style:paragraph-properties fo:text-align="center" style:justify-single-word="false"/>
      <style:text-properties fo:font-size="12pt" officeooo:rsid="006cec47" officeooo:paragraph-rsid="00816cdf" style:font-size-asian="10.5pt" style:font-size-complex="12pt"/>
    </style:style>
    <style:style style:name="P188" style:family="paragraph" style:parent-style-name="Table_20_Contents">
      <style:paragraph-properties fo:text-align="center" style:justify-single-word="false"/>
      <style:text-properties fo:font-size="12pt" officeooo:rsid="006cec47" officeooo:paragraph-rsid="009203d8" style:font-size-asian="10.5pt" style:font-size-complex="12pt"/>
    </style:style>
    <style:style style:name="P189" style:family="paragraph" style:parent-style-name="Table_20_Contents">
      <style:paragraph-properties fo:text-align="center" style:justify-single-word="false"/>
      <style:text-properties fo:font-size="12pt" officeooo:rsid="006cec47" officeooo:paragraph-rsid="0094514d" style:font-size-asian="10.5pt" style:font-size-complex="12pt"/>
    </style:style>
    <style:style style:name="P190" style:family="paragraph" style:parent-style-name="Table_20_Contents">
      <style:paragraph-properties fo:text-align="start" style:justify-single-word="false"/>
      <style:text-properties fo:font-size="12pt" officeooo:rsid="000f7647" officeooo:paragraph-rsid="006f424c" style:font-size-asian="10.5pt" style:font-size-complex="12pt"/>
    </style:style>
    <style:style style:name="P191" style:family="paragraph" style:parent-style-name="Table_20_Contents">
      <style:paragraph-properties fo:text-align="center" style:justify-single-word="false"/>
      <style:text-properties fo:font-size="12pt" officeooo:rsid="002c0136" officeooo:paragraph-rsid="006f424c" style:font-size-asian="10.5pt" style:font-size-complex="12pt"/>
    </style:style>
    <style:style style:name="P192" style:family="paragraph" style:parent-style-name="Table_20_Contents">
      <style:paragraph-properties fo:text-align="center" style:justify-single-word="false"/>
      <style:text-properties fo:font-size="12pt" officeooo:rsid="006efba9" officeooo:paragraph-rsid="006f424c" style:font-size-asian="10.5pt" style:font-size-complex="12pt"/>
    </style:style>
    <style:style style:name="P193" style:family="paragraph" style:parent-style-name="Table_20_Contents">
      <style:paragraph-properties fo:text-align="center" style:justify-single-word="false"/>
      <style:text-properties fo:font-size="12pt" officeooo:rsid="003f7805" officeooo:paragraph-rsid="006f424c" style:font-size-asian="10.5pt" style:font-size-complex="12pt"/>
    </style:style>
    <style:style style:name="P194" style:family="paragraph" style:parent-style-name="Table_20_Contents">
      <style:paragraph-properties fo:text-align="center" style:justify-single-word="false"/>
      <style:text-properties fo:font-size="12pt" officeooo:rsid="0073fc9f" officeooo:paragraph-rsid="005dbde0" style:font-size-asian="10.5pt" style:font-size-complex="12pt"/>
    </style:style>
    <style:style style:name="P195" style:family="paragraph" style:parent-style-name="Table_20_Contents">
      <style:paragraph-properties fo:text-align="center" style:justify-single-word="false"/>
      <style:text-properties fo:font-size="12pt" officeooo:rsid="00797f69" officeooo:paragraph-rsid="006f424c" style:font-size-asian="10.5pt" style:font-size-complex="12pt"/>
    </style:style>
    <style:style style:name="P196" style:family="paragraph" style:parent-style-name="Table_20_Contents">
      <style:paragraph-properties fo:text-align="center" style:justify-single-word="false"/>
      <style:text-properties fo:font-size="12pt" officeooo:rsid="00797f69" officeooo:paragraph-rsid="00aa6e7c" style:font-size-asian="10.5pt" style:font-size-complex="12pt"/>
    </style:style>
    <style:style style:name="P197" style:family="paragraph" style:parent-style-name="Table_20_Contents">
      <style:paragraph-properties fo:text-align="center" style:justify-single-word="false"/>
      <style:text-properties fo:font-size="12pt" officeooo:rsid="007b0b30" officeooo:paragraph-rsid="00797f69" style:font-size-asian="10.5pt" style:font-size-complex="12pt"/>
    </style:style>
    <style:style style:name="P198" style:family="paragraph" style:parent-style-name="Table_20_Contents">
      <style:paragraph-properties fo:text-align="center" style:justify-single-word="false"/>
      <style:text-properties fo:font-size="12pt" officeooo:rsid="00816cdf" officeooo:paragraph-rsid="007d997c" style:font-size-asian="10.5pt" style:font-size-complex="12pt"/>
    </style:style>
    <style:style style:name="P199" style:family="paragraph" style:parent-style-name="Table_20_Contents">
      <style:paragraph-properties fo:text-align="center" style:justify-single-word="false"/>
      <style:text-properties fo:font-size="12pt" officeooo:rsid="00816cdf" officeooo:paragraph-rsid="00816cdf" style:font-size-asian="10.5pt" style:font-size-complex="12pt"/>
    </style:style>
    <style:style style:name="P200" style:family="paragraph" style:parent-style-name="Table_20_Contents">
      <style:paragraph-properties fo:text-align="center" style:justify-single-word="false"/>
      <style:text-properties fo:font-size="12pt" officeooo:rsid="0089dcb0" officeooo:paragraph-rsid="009203d8" style:font-size-asian="10.5pt" style:font-size-complex="12pt"/>
    </style:style>
    <style:style style:name="P201" style:family="paragraph" style:parent-style-name="Table_20_Contents">
      <style:paragraph-properties fo:text-align="center" style:justify-single-word="false"/>
      <style:text-properties fo:font-size="12pt" officeooo:rsid="008b941f" officeooo:paragraph-rsid="008b941f" style:font-size-asian="10.5pt" style:font-size-complex="12pt"/>
    </style:style>
    <style:style style:name="P202" style:family="paragraph" style:parent-style-name="Table_20_Contents">
      <style:paragraph-properties fo:text-align="center" style:justify-single-word="false"/>
      <style:text-properties fo:font-size="12pt" officeooo:rsid="008d219b" officeooo:paragraph-rsid="00816cdf" style:font-size-asian="10.5pt" style:font-size-complex="12pt"/>
    </style:style>
    <style:style style:name="P203" style:family="paragraph" style:parent-style-name="Table_20_Contents">
      <style:paragraph-properties fo:text-align="center" style:justify-single-word="false"/>
      <style:text-properties fo:font-size="12pt" officeooo:rsid="009203d8" officeooo:paragraph-rsid="007d997c" style:font-size-asian="10.5pt" style:font-size-complex="12pt"/>
    </style:style>
    <style:style style:name="P204" style:family="paragraph" style:parent-style-name="Table_20_Contents">
      <style:paragraph-properties fo:text-align="center" style:justify-single-word="false"/>
      <style:text-properties fo:font-size="12pt" officeooo:rsid="0092fc23" officeooo:paragraph-rsid="0094514d" style:font-size-asian="10.5pt" style:font-size-complex="12pt"/>
    </style:style>
    <style:style style:name="P205" style:family="paragraph" style:parent-style-name="Table_20_Contents">
      <style:paragraph-properties fo:text-align="center" style:justify-single-word="false"/>
      <style:text-properties fo:font-size="12pt" officeooo:rsid="0094122f" officeooo:paragraph-rsid="0094514d" style:font-size-asian="10.5pt" style:font-size-complex="12pt"/>
    </style:style>
    <style:style style:name="P206" style:family="paragraph" style:parent-style-name="Table_20_Contents">
      <style:paragraph-properties fo:text-align="center" style:justify-single-word="false"/>
      <style:text-properties fo:font-size="12pt" officeooo:rsid="00972d53" officeooo:paragraph-rsid="0094514d" style:font-size-asian="10.5pt" style:font-size-complex="12pt"/>
    </style:style>
    <style:style style:name="P207" style:family="paragraph" style:parent-style-name="Table_20_Contents">
      <style:paragraph-properties fo:text-align="center" style:justify-single-word="false"/>
      <style:text-properties fo:font-size="12pt" officeooo:rsid="00972d53" officeooo:paragraph-rsid="00972d53" style:font-size-asian="10.5pt" style:font-size-complex="12pt"/>
    </style:style>
    <style:style style:name="P208" style:family="paragraph" style:parent-style-name="Table_20_Contents">
      <style:paragraph-properties fo:text-align="center" style:justify-single-word="false"/>
      <style:text-properties fo:font-size="12pt" style:text-underline-style="none" officeooo:paragraph-rsid="005dbde0" style:font-size-asian="10.5pt" style:font-size-complex="12pt"/>
    </style:style>
    <style:style style:name="P209" style:family="paragraph" style:parent-style-name="Table_20_Contents">
      <style:paragraph-properties fo:text-align="center" style:justify-single-word="false"/>
      <style:text-properties fo:font-size="12pt" style:text-underline-style="none" officeooo:paragraph-rsid="006f424c" style:font-size-asian="10.5pt" style:font-size-complex="12pt"/>
    </style:style>
    <style:style style:name="P210" style:family="paragraph" style:parent-style-name="Table_20_Contents">
      <style:paragraph-properties fo:text-align="center" style:justify-single-word="false"/>
      <style:text-properties fo:font-size="12pt" style:text-underline-style="none" officeooo:paragraph-rsid="00aa6e7c" style:font-size-asian="10.5pt" style:font-size-complex="12pt"/>
    </style:style>
    <style:style style:name="P211" style:family="paragraph" style:parent-style-name="Table_20_Contents">
      <style:paragraph-properties fo:text-align="center" style:justify-single-word="false"/>
      <style:text-properties fo:font-size="12pt" fo:language="en" fo:country="US" officeooo:rsid="00156078" officeooo:paragraph-rsid="006f07e2" style:font-size-asian="10.5pt" style:font-size-complex="12pt"/>
    </style:style>
    <style:style style:name="P212" style:family="paragraph" style:parent-style-name="Table_20_Contents">
      <style:paragraph-properties fo:text-align="center" style:justify-single-word="false"/>
      <style:text-properties fo:font-size="12pt" fo:language="en" fo:country="US" officeooo:rsid="00156078" officeooo:paragraph-rsid="006f424c" style:font-size-asian="10.5pt" style:font-size-complex="12pt"/>
    </style:style>
    <style:style style:name="P213" style:family="paragraph" style:parent-style-name="Table_20_Contents">
      <style:paragraph-properties fo:text-align="center" style:justify-single-word="false"/>
      <style:text-properties fo:font-size="12pt" fo:language="en" fo:country="US" officeooo:rsid="0033f349" officeooo:paragraph-rsid="006f07e2" style:font-size-asian="10.5pt" style:font-size-complex="12pt"/>
    </style:style>
    <style:style style:name="P214" style:family="paragraph" style:parent-style-name="Table_20_Contents">
      <style:paragraph-properties fo:text-align="center" style:justify-single-word="false"/>
      <style:text-properties fo:font-size="12pt" fo:language="en" fo:country="US" officeooo:rsid="003d38af" officeooo:paragraph-rsid="006f07e2" style:font-size-asian="10.5pt" style:font-size-complex="12pt"/>
    </style:style>
    <style:style style:name="P215" style:family="paragraph" style:parent-style-name="Table_20_Contents">
      <style:paragraph-properties fo:text-align="center" style:justify-single-word="false"/>
      <style:text-properties fo:font-size="12pt" officeooo:rsid="0023e310" officeooo:paragraph-rsid="002eb5d1" style:font-size-asian="12pt" style:font-size-complex="12pt"/>
    </style:style>
    <style:style style:name="P216" style:family="paragraph" style:parent-style-name="Table_20_Contents">
      <style:paragraph-properties fo:text-align="center" style:justify-single-word="false"/>
      <style:text-properties fo:font-size="12pt" officeooo:rsid="0023e310" officeooo:paragraph-rsid="006f424c" style:font-size-asian="12pt" style:font-size-complex="12pt"/>
    </style:style>
    <style:style style:name="P217" style:family="paragraph" style:parent-style-name="Table_20_Contents">
      <style:paragraph-properties fo:text-align="center" style:justify-single-word="false"/>
    </style:style>
    <style:style style:name="P218" style:family="paragraph" style:parent-style-name="Table_20_Contents">
      <style:paragraph-properties fo:text-align="center" style:justify-single-word="false"/>
      <style:text-properties officeooo:paragraph-rsid="009e4e39"/>
    </style:style>
    <style:style style:name="P219" style:family="paragraph" style:parent-style-name="Table_20_Contents">
      <style:paragraph-properties fo:text-align="center" style:justify-single-word="false"/>
      <style:text-properties officeooo:paragraph-rsid="009ecc23"/>
    </style:style>
    <style:style style:name="P220" style:family="paragraph" style:parent-style-name="Table_20_Contents">
      <style:paragraph-properties fo:text-align="center" style:justify-single-word="false"/>
      <style:text-properties officeooo:paragraph-rsid="00a016fb"/>
    </style:style>
    <style:style style:name="P221" style:family="paragraph" style:parent-style-name="Table_20_Contents">
      <style:paragraph-properties fo:text-align="center" style:justify-single-word="false"/>
      <style:text-properties officeooo:paragraph-rsid="00a94c0e"/>
    </style:style>
    <style:style style:name="P222" style:family="paragraph" style:parent-style-name="Table_20_Contents">
      <style:paragraph-properties fo:text-align="center" style:justify-single-word="false"/>
      <style:text-properties fo:font-size="14pt" officeooo:rsid="000f7647" officeooo:paragraph-rsid="005dbde0" style:font-size-asian="14pt" style:font-size-complex="14pt"/>
    </style:style>
    <style:style style:name="P223" style:family="paragraph" style:parent-style-name="Table_20_Contents">
      <style:paragraph-properties fo:text-align="center" style:justify-single-word="false"/>
      <style:text-properties fo:font-size="14pt" officeooo:rsid="000f7647" officeooo:paragraph-rsid="006f424c" style:font-size-asian="14pt" style:font-size-complex="14pt"/>
    </style:style>
    <style:style style:name="P224" style:family="paragraph" style:parent-style-name="Table_20_Contents">
      <style:paragraph-properties fo:text-align="center" style:justify-single-word="false"/>
      <style:text-properties fo:font-size="14pt" officeooo:rsid="000f7647" officeooo:paragraph-rsid="00797f69" style:font-size-asian="14pt" style:font-size-complex="14pt"/>
    </style:style>
    <style:style style:name="P225" style:family="paragraph" style:parent-style-name="Table_20_Contents">
      <style:paragraph-properties fo:text-align="center" style:justify-single-word="false"/>
      <style:text-properties fo:font-size="14pt" officeooo:rsid="000f7647" officeooo:paragraph-rsid="007d997c" style:font-size-asian="14pt" style:font-size-complex="14pt"/>
    </style:style>
    <style:style style:name="P226" style:family="paragraph" style:parent-style-name="Table_20_Contents">
      <style:paragraph-properties fo:text-align="center" style:justify-single-word="false"/>
      <style:text-properties fo:font-size="14pt" officeooo:rsid="000f7647" officeooo:paragraph-rsid="00816cdf" style:font-size-asian="14pt" style:font-size-complex="14pt"/>
    </style:style>
    <style:style style:name="P227" style:family="paragraph" style:parent-style-name="Table_20_Contents">
      <style:paragraph-properties fo:text-align="center" style:justify-single-word="false"/>
      <style:text-properties fo:font-size="14pt" officeooo:rsid="000f7647" officeooo:paragraph-rsid="009203d8" style:font-size-asian="14pt" style:font-size-complex="14pt"/>
    </style:style>
    <style:style style:name="P228" style:family="paragraph" style:parent-style-name="Table_20_Contents">
      <style:paragraph-properties fo:text-align="center" style:justify-single-word="false"/>
      <style:text-properties fo:font-size="14pt" officeooo:rsid="000f7647" officeooo:paragraph-rsid="0094514d" style:font-size-asian="14pt" style:font-size-complex="14pt"/>
    </style:style>
    <style:style style:name="P229" style:family="paragraph" style:parent-style-name="Table_20_Contents">
      <style:paragraph-properties fo:text-align="center" style:justify-single-word="false"/>
      <style:text-properties fo:font-size="14pt" officeooo:rsid="000f7647" officeooo:paragraph-rsid="00aa6e7c" style:font-size-asian="14pt" style:font-size-complex="14pt"/>
    </style:style>
    <style:style style:name="P230" style:family="paragraph" style:parent-style-name="Table_20_Contents">
      <style:paragraph-properties fo:text-align="center" style:justify-single-word="false"/>
      <style:text-properties fo:font-size="14pt" officeooo:rsid="0013392f" officeooo:paragraph-rsid="005dbde0" style:font-size-asian="14pt" style:font-size-complex="14pt"/>
    </style:style>
    <style:style style:name="P231" style:family="paragraph" style:parent-style-name="Table_20_Contents">
      <style:paragraph-properties fo:text-align="center" style:justify-single-word="false"/>
      <style:text-properties fo:font-size="14pt" officeooo:rsid="0013392f" officeooo:paragraph-rsid="006f424c" style:font-size-asian="14pt" style:font-size-complex="14pt"/>
    </style:style>
    <style:style style:name="P232" style:family="paragraph" style:parent-style-name="Table_20_Contents">
      <style:paragraph-properties fo:text-align="center" style:justify-single-word="false"/>
      <style:text-properties fo:font-size="14pt" officeooo:rsid="0013392f" officeooo:paragraph-rsid="00797f69" style:font-size-asian="14pt" style:font-size-complex="14pt"/>
    </style:style>
    <style:style style:name="P233" style:family="paragraph" style:parent-style-name="Table_20_Contents">
      <style:paragraph-properties fo:text-align="center" style:justify-single-word="false"/>
      <style:text-properties fo:font-size="14pt" officeooo:rsid="0013392f" officeooo:paragraph-rsid="007d997c" style:font-size-asian="14pt" style:font-size-complex="14pt"/>
    </style:style>
    <style:style style:name="P234" style:family="paragraph" style:parent-style-name="Table_20_Contents">
      <style:paragraph-properties fo:text-align="center" style:justify-single-word="false"/>
      <style:text-properties fo:font-size="14pt" officeooo:rsid="0013392f" officeooo:paragraph-rsid="00816cdf" style:font-size-asian="14pt" style:font-size-complex="14pt"/>
    </style:style>
    <style:style style:name="P235" style:family="paragraph" style:parent-style-name="Table_20_Contents">
      <style:paragraph-properties fo:text-align="center" style:justify-single-word="false"/>
      <style:text-properties fo:font-size="14pt" officeooo:rsid="0013392f" officeooo:paragraph-rsid="009203d8" style:font-size-asian="14pt" style:font-size-complex="14pt"/>
    </style:style>
    <style:style style:name="P236" style:family="paragraph" style:parent-style-name="Table_20_Contents">
      <style:paragraph-properties fo:text-align="center" style:justify-single-word="false"/>
      <style:text-properties fo:font-size="14pt" officeooo:rsid="0013392f" officeooo:paragraph-rsid="0094514d" style:font-size-asian="14pt" style:font-size-complex="14pt"/>
    </style:style>
    <style:style style:name="P237" style:family="paragraph" style:parent-style-name="Table_20_Contents">
      <style:paragraph-properties fo:text-align="center" style:justify-single-word="false"/>
      <style:text-properties fo:font-size="14pt" officeooo:rsid="0013392f" officeooo:paragraph-rsid="00aa6e7c" style:font-size-asian="14pt" style:font-size-complex="14pt"/>
    </style:style>
    <style:style style:name="P238" style:family="paragraph" style:parent-style-name="Table_20_Contents">
      <style:paragraph-properties fo:text-align="center" style:justify-single-word="false"/>
      <style:text-properties fo:font-size="14pt" officeooo:rsid="001bb69a" officeooo:paragraph-rsid="005dbde0" style:font-size-asian="14pt" style:font-size-complex="14pt"/>
    </style:style>
    <style:style style:name="P239" style:family="paragraph" style:parent-style-name="Table_20_Contents">
      <style:paragraph-properties fo:text-align="center" style:justify-single-word="false"/>
      <style:text-properties fo:font-size="14pt" officeooo:rsid="001bb69a" officeooo:paragraph-rsid="006f424c" style:font-size-asian="14pt" style:font-size-complex="14pt"/>
    </style:style>
    <style:style style:name="P240" style:family="paragraph" style:parent-style-name="Table_20_Contents">
      <style:paragraph-properties fo:text-align="center" style:justify-single-word="false"/>
      <style:text-properties fo:font-size="14pt" officeooo:rsid="001bb69a" officeooo:paragraph-rsid="00797f69" style:font-size-asian="14pt" style:font-size-complex="14pt"/>
    </style:style>
    <style:style style:name="P241" style:family="paragraph" style:parent-style-name="Table_20_Contents">
      <style:paragraph-properties fo:text-align="center" style:justify-single-word="false"/>
      <style:text-properties fo:font-size="14pt" officeooo:rsid="001bb69a" officeooo:paragraph-rsid="007d997c" style:font-size-asian="14pt" style:font-size-complex="14pt"/>
    </style:style>
    <style:style style:name="P242" style:family="paragraph" style:parent-style-name="Table_20_Contents">
      <style:paragraph-properties fo:text-align="center" style:justify-single-word="false"/>
      <style:text-properties fo:font-size="14pt" officeooo:rsid="001bb69a" officeooo:paragraph-rsid="00816cdf" style:font-size-asian="14pt" style:font-size-complex="14pt"/>
    </style:style>
    <style:style style:name="P243" style:family="paragraph" style:parent-style-name="Table_20_Contents">
      <style:paragraph-properties fo:text-align="center" style:justify-single-word="false"/>
      <style:text-properties fo:font-size="14pt" officeooo:rsid="001bb69a" officeooo:paragraph-rsid="009203d8" style:font-size-asian="14pt" style:font-size-complex="14pt"/>
    </style:style>
    <style:style style:name="P244" style:family="paragraph" style:parent-style-name="Table_20_Contents">
      <style:paragraph-properties fo:text-align="center" style:justify-single-word="false"/>
      <style:text-properties fo:font-size="14pt" officeooo:rsid="001bb69a" officeooo:paragraph-rsid="0094514d" style:font-size-asian="14pt" style:font-size-complex="14pt"/>
    </style:style>
    <style:style style:name="P245" style:family="paragraph" style:parent-style-name="Table_20_Contents">
      <style:paragraph-properties fo:text-align="center" style:justify-single-word="false"/>
      <style:text-properties fo:font-size="14pt" officeooo:rsid="001bb69a" officeooo:paragraph-rsid="00a5c9c8" style:font-size-asian="14pt" style:font-size-complex="14pt"/>
    </style:style>
    <style:style style:name="P246" style:family="paragraph" style:parent-style-name="Table_20_Contents">
      <style:paragraph-properties fo:text-align="center" style:justify-single-word="false"/>
      <style:text-properties fo:font-size="14pt" officeooo:rsid="001bb69a" officeooo:paragraph-rsid="00aa6e7c" style:font-size-asian="14pt" style:font-size-complex="14pt"/>
    </style:style>
    <style:style style:name="P247" style:family="paragraph" style:parent-style-name="Table_20_Contents">
      <style:paragraph-properties fo:text-align="center" style:justify-single-word="false"/>
      <style:text-properties fo:font-size="14pt" officeooo:rsid="00563a80" officeooo:paragraph-rsid="00797f69" style:font-size-asian="14pt" style:font-size-complex="14pt"/>
    </style:style>
    <style:style style:name="P248" style:family="paragraph" style:parent-style-name="Table_20_Contents">
      <style:paragraph-properties fo:text-align="center" style:justify-single-word="false"/>
      <style:text-properties fo:font-size="14pt" officeooo:rsid="00563a80" officeooo:paragraph-rsid="007d997c" style:font-size-asian="14pt" style:font-size-complex="14pt"/>
    </style:style>
    <style:style style:name="P249" style:family="paragraph" style:parent-style-name="Table_20_Contents">
      <style:paragraph-properties fo:text-align="center" style:justify-single-word="false"/>
      <style:text-properties fo:font-size="14pt" officeooo:rsid="00563a80" officeooo:paragraph-rsid="00816cdf" style:font-size-asian="14pt" style:font-size-complex="14pt"/>
    </style:style>
    <style:style style:name="P250" style:family="paragraph" style:parent-style-name="Table_20_Contents">
      <style:paragraph-properties fo:text-align="center" style:justify-single-word="false"/>
      <style:text-properties fo:font-size="14pt" officeooo:rsid="00563a80" officeooo:paragraph-rsid="009203d8" style:font-size-asian="14pt" style:font-size-complex="14pt"/>
    </style:style>
    <style:style style:name="P251" style:family="paragraph" style:parent-style-name="Table_20_Contents">
      <style:paragraph-properties fo:text-align="center" style:justify-single-word="false"/>
      <style:text-properties fo:font-size="14pt" officeooo:rsid="00563a80" officeooo:paragraph-rsid="0094514d" style:font-size-asian="14pt" style:font-size-complex="14pt"/>
    </style:style>
    <style:style style:name="P252" style:family="paragraph" style:parent-style-name="Table_20_Contents">
      <style:paragraph-properties fo:text-align="center" style:justify-single-word="false"/>
      <style:text-properties fo:language="en" fo:country="US"/>
    </style:style>
    <style:style style:name="P253" style:family="paragraph" style:parent-style-name="Table_20_Contents">
      <style:paragraph-properties fo:text-align="center" style:justify-single-word="false"/>
      <style:text-properties fo:language="en" fo:country="US" officeooo:paragraph-rsid="006f424c"/>
    </style:style>
    <style:style style:name="P254" style:family="paragraph" style:parent-style-name="Table_20_Contents">
      <style:paragraph-properties fo:text-align="center" style:justify-single-word="false"/>
      <style:text-properties fo:font-size="11pt" officeooo:rsid="0023e310" officeooo:paragraph-rsid="0033f349" style:font-size-asian="11pt" style:font-size-complex="11pt"/>
    </style:style>
    <style:style style:name="P255" style:family="paragraph" style:parent-style-name="Table_20_Contents">
      <style:paragraph-properties fo:text-align="center" style:justify-single-word="false"/>
      <style:text-properties fo:font-size="11pt" officeooo:rsid="0023e310" officeooo:paragraph-rsid="0039100c" style:font-size-asian="11pt" style:font-size-complex="11pt"/>
    </style:style>
    <style:style style:name="P256" style:family="paragraph" style:parent-style-name="Table_20_Contents">
      <style:paragraph-properties fo:text-align="center" style:justify-single-word="false"/>
      <style:text-properties officeooo:rsid="009b4e3b" officeooo:paragraph-rsid="009b4e3b"/>
    </style:style>
    <style:style style:name="P257" style:family="paragraph" style:parent-style-name="Table_20_Contents">
      <style:paragraph-properties fo:text-align="center" style:justify-single-word="false"/>
      <style:text-properties officeooo:rsid="009b4e3b" officeooo:paragraph-rsid="009e4e39"/>
    </style:style>
    <style:style style:name="P258" style:family="paragraph" style:parent-style-name="Table_20_Contents">
      <style:paragraph-properties fo:text-align="center" style:justify-single-word="false"/>
      <style:text-properties officeooo:rsid="009b4e3b" officeooo:paragraph-rsid="009ecc23"/>
    </style:style>
    <style:style style:name="P259" style:family="paragraph" style:parent-style-name="Table_20_Contents">
      <style:paragraph-properties fo:text-align="center" style:justify-single-word="false"/>
      <style:text-properties officeooo:rsid="009b4e3b" officeooo:paragraph-rsid="00a016fb"/>
    </style:style>
    <style:style style:name="P260" style:family="paragraph" style:parent-style-name="Table_20_Contents">
      <style:paragraph-properties fo:text-align="center" style:justify-single-word="false"/>
      <style:text-properties officeooo:rsid="009b4e3b" officeooo:paragraph-rsid="00a3f583"/>
    </style:style>
    <style:style style:name="P261" style:family="paragraph" style:parent-style-name="Table_20_Contents">
      <style:paragraph-properties fo:text-align="center" style:justify-single-word="false"/>
      <style:text-properties officeooo:rsid="009b4e3b" officeooo:paragraph-rsid="00a5c9c8"/>
    </style:style>
    <style:style style:name="P262" style:family="paragraph" style:parent-style-name="Table_20_Contents">
      <style:paragraph-properties fo:text-align="center" style:justify-single-word="false"/>
      <style:text-properties officeooo:rsid="009bff68" officeooo:paragraph-rsid="009bff68"/>
    </style:style>
    <style:style style:name="P263" style:family="paragraph" style:parent-style-name="Table_20_Contents">
      <style:paragraph-properties fo:text-align="center" style:justify-single-word="false"/>
      <style:text-properties officeooo:rsid="009bff68" officeooo:paragraph-rsid="009e4e39"/>
    </style:style>
    <style:style style:name="P264" style:family="paragraph" style:parent-style-name="Table_20_Contents">
      <style:paragraph-properties fo:text-align="center" style:justify-single-word="false"/>
      <style:text-properties officeooo:rsid="009bff68" officeooo:paragraph-rsid="009ecc23"/>
    </style:style>
    <style:style style:name="P265" style:family="paragraph" style:parent-style-name="Table_20_Contents">
      <style:paragraph-properties fo:text-align="center" style:justify-single-word="false"/>
      <style:text-properties officeooo:rsid="009bff68" officeooo:paragraph-rsid="00a016fb"/>
    </style:style>
    <style:style style:name="P266" style:family="paragraph" style:parent-style-name="Table_20_Contents">
      <style:paragraph-properties fo:text-align="center" style:justify-single-word="false"/>
      <style:text-properties officeooo:rsid="009e4e39"/>
    </style:style>
    <style:style style:name="P267" style:family="paragraph" style:parent-style-name="Table_20_Contents">
      <style:paragraph-properties fo:text-align="center" style:justify-single-word="false"/>
      <style:text-properties officeooo:rsid="009e4e39" officeooo:paragraph-rsid="009e4e39"/>
    </style:style>
    <style:style style:name="P268" style:family="paragraph" style:parent-style-name="Table_20_Contents">
      <style:paragraph-properties fo:text-align="center" style:justify-single-word="false"/>
      <style:text-properties officeooo:rsid="009e4e39" officeooo:paragraph-rsid="009ecc23"/>
    </style:style>
    <style:style style:name="P269" style:family="paragraph" style:parent-style-name="Table_20_Contents">
      <style:paragraph-properties fo:text-align="center" style:justify-single-word="false"/>
      <style:text-properties officeooo:rsid="009e4e39" officeooo:paragraph-rsid="00a016fb"/>
    </style:style>
    <style:style style:name="P270" style:family="paragraph" style:parent-style-name="Table_20_Contents">
      <style:paragraph-properties fo:text-align="center" style:justify-single-word="false"/>
      <style:text-properties officeooo:rsid="009eb87d" officeooo:paragraph-rsid="009e4e39"/>
    </style:style>
    <style:style style:name="P271" style:family="paragraph" style:parent-style-name="Table_20_Contents">
      <style:paragraph-properties fo:text-align="center" style:justify-single-word="false"/>
      <style:text-properties officeooo:rsid="009ecc23" officeooo:paragraph-rsid="009e4e39"/>
    </style:style>
    <style:style style:name="P272" style:family="paragraph" style:parent-style-name="Table_20_Contents">
      <style:paragraph-properties fo:text-align="center" style:justify-single-word="false"/>
      <style:text-properties officeooo:rsid="00a016fb" officeooo:paragraph-rsid="00a016fb"/>
    </style:style>
    <style:style style:name="P273" style:family="paragraph" style:parent-style-name="Table_20_Contents">
      <style:paragraph-properties fo:text-align="center" style:justify-single-word="false"/>
      <style:text-properties officeooo:rsid="00a016fb" officeooo:paragraph-rsid="009ecc23"/>
    </style:style>
    <style:style style:name="P274" style:family="paragraph" style:parent-style-name="Table_20_Contents">
      <style:text-properties officeooo:rsid="00a3f583" officeooo:paragraph-rsid="00a3f583"/>
    </style:style>
    <style:style style:name="P275" style:family="paragraph" style:parent-style-name="Table_20_Contents">
      <style:paragraph-properties fo:text-align="center" style:justify-single-word="false"/>
      <style:text-properties officeooo:rsid="00a48435" officeooo:paragraph-rsid="00a48435"/>
    </style:style>
    <style:style style:name="P276" style:family="paragraph" style:parent-style-name="Table_20_Contents">
      <style:paragraph-properties fo:text-align="center" style:justify-single-word="false"/>
      <style:text-properties officeooo:rsid="00a5c9c8"/>
    </style:style>
    <style:style style:name="P277" style:family="paragraph" style:parent-style-name="Table_20_Contents">
      <style:paragraph-properties fo:text-align="center" style:justify-single-word="false"/>
      <style:text-properties officeooo:rsid="00a6319f"/>
    </style:style>
    <style:style style:name="P278" style:family="paragraph" style:parent-style-name="Table_20_Contents">
      <style:paragraph-properties fo:text-align="center" style:justify-single-word="false"/>
      <style:text-properties officeooo:rsid="00a7eb5d"/>
    </style:style>
    <style:style style:name="P279" style:family="paragraph" style:parent-style-name="Table_20_Contents">
      <style:paragraph-properties fo:text-align="center" style:justify-single-word="false"/>
      <style:text-properties officeooo:rsid="00a7eb5d" officeooo:paragraph-rsid="00a7eb5d"/>
    </style:style>
    <style:style style:name="P280" style:family="paragraph" style:parent-style-name="Table_20_Contents">
      <style:paragraph-properties fo:text-align="center" style:justify-single-word="false"/>
      <style:text-properties officeooo:rsid="00a94c0e"/>
    </style:style>
    <style:style style:name="P281" style:family="paragraph" style:parent-style-name="Heading_20_1">
      <style:paragraph-properties fo:text-align="center" style:justify-single-word="false"/>
      <style:text-properties fo:font-size="12pt" officeooo:rsid="002cd87d" officeooo:paragraph-rsid="00797f69" style:font-size-asian="10.5pt" style:font-size-complex="12pt"/>
    </style:style>
    <style:style style:name="P282" style:family="paragraph" style:parent-style-name="Heading_20_1">
      <style:paragraph-properties fo:text-align="center" style:justify-single-word="false"/>
      <style:text-properties fo:font-size="12pt" officeooo:rsid="002cd87d" officeooo:paragraph-rsid="007d997c" style:font-size-asian="10.5pt" style:font-size-complex="12pt"/>
    </style:style>
    <style:style style:name="P283" style:family="paragraph" style:parent-style-name="Heading_20_1">
      <style:paragraph-properties fo:text-align="center" style:justify-single-word="false"/>
      <style:text-properties fo:font-size="12pt" officeooo:rsid="002cd87d" officeooo:paragraph-rsid="00816cdf" style:font-size-asian="10.5pt" style:font-size-complex="12pt"/>
    </style:style>
    <style:style style:name="P284" style:family="paragraph" style:parent-style-name="Heading_20_1">
      <style:paragraph-properties fo:text-align="center" style:justify-single-word="false"/>
      <style:text-properties fo:font-size="12pt" officeooo:rsid="002cd87d" officeooo:paragraph-rsid="009203d8" style:font-size-asian="10.5pt" style:font-size-complex="12pt"/>
    </style:style>
    <style:style style:name="P285" style:family="paragraph" style:parent-style-name="Heading_20_1">
      <style:paragraph-properties fo:text-align="center" style:justify-single-word="false"/>
      <style:text-properties fo:font-size="12pt" officeooo:rsid="002cd87d" officeooo:paragraph-rsid="0094514d" style:font-size-asian="10.5pt" style:font-size-complex="12pt"/>
    </style:style>
    <style:style style:name="T1" style:family="text">
      <style:text-properties officeooo:rsid="0012bdc2"/>
    </style:style>
    <style:style style:name="T2" style:family="text">
      <style:text-properties officeooo:rsid="0013392f"/>
    </style:style>
    <style:style style:name="T3" style:family="text">
      <style:text-properties officeooo:rsid="001d38bf"/>
    </style:style>
    <style:style style:name="T4" style:family="text">
      <style:text-properties officeooo:rsid="0023e310"/>
    </style:style>
    <style:style style:name="T5" style:family="text">
      <style:text-properties officeooo:rsid="0027ff50"/>
    </style:style>
    <style:style style:name="T6" style:family="text">
      <style:text-properties officeooo:rsid="002b4c69"/>
    </style:style>
    <style:style style:name="T7" style:family="text">
      <style:text-properties officeooo:rsid="002cd87d"/>
    </style:style>
    <style:style style:name="T8" style:family="text">
      <style:text-properties officeooo:rsid="002eb5d1"/>
    </style:style>
    <style:style style:name="T9" style:family="text">
      <style:text-properties officeooo:rsid="00306067"/>
    </style:style>
    <style:style style:name="T10" style:family="text">
      <style:text-properties officeooo:rsid="00366e5c"/>
    </style:style>
    <style:style style:name="T11" style:family="text">
      <style:text-properties officeooo:rsid="004ff816"/>
    </style:style>
    <style:style style:name="T12" style:family="text">
      <style:text-properties officeooo:rsid="0051dab3"/>
    </style:style>
    <style:style style:name="T13" style:family="text">
      <style:text-properties fo:font-size="12pt" fo:font-weight="normal" style:font-size-asian="10.5pt" style:font-weight-asian="normal" style:font-size-complex="12pt" style:font-weight-complex="normal"/>
    </style:style>
    <style:style style:name="T14" style:family="text">
      <style:text-properties fo:font-size="12pt" fo:font-weight="normal" officeooo:rsid="0076c913" style:font-size-asian="10.5pt" style:font-weight-asian="normal" style:font-size-complex="12pt" style:font-weight-complex="normal"/>
    </style:style>
    <style:style style:name="T15" style:family="text">
      <style:text-properties fo:font-size="12pt" fo:font-weight="normal" officeooo:rsid="0067f894" style:font-size-asian="10.5pt" style:font-weight-asian="normal" style:font-size-complex="12pt" style:font-weight-complex="normal"/>
    </style:style>
    <style:style style:name="T16" style:family="text">
      <style:text-properties fo:font-size="12pt" fo:font-weight="normal" officeooo:rsid="00853617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6cec47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9872f9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9a45e5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9b4e3b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9d6a96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52fb15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a016fb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a12bcd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a3f583" style:font-size-asian="10.5pt" style:font-weight-asian="normal" style:font-size-complex="12pt" style:font-weight-complex="normal"/>
    </style:style>
    <style:style style:name="T26" style:family="text">
      <style:text-properties fo:font-size="12pt" fo:font-weight="normal" officeooo:rsid="00ac4792" style:font-size-asian="10.5pt" style:font-weight-asian="normal" style:font-size-complex="12pt" style:font-weight-complex="normal"/>
    </style:style>
    <style:style style:name="T27" style:family="text">
      <style:text-properties fo:font-size="12pt" fo:font-weight="normal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1bb69a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853617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9872f9" style:font-size-asian="12pt" style:font-weight-asian="normal" style:font-size-complex="12pt" style:font-weight-complex="normal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officeooo:rsid="0054ea75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officeooo:rsid="006cec47"/>
    </style:style>
    <style:style style:name="T35" style:family="text">
      <style:text-properties fo:language="en" fo:country="US"/>
    </style:style>
    <style:style style:name="T36" style:family="text">
      <style:text-properties officeooo:rsid="001b0f3c"/>
    </style:style>
    <style:style style:name="T37" style:family="text">
      <style:text-properties officeooo:rsid="006f07e2"/>
    </style:style>
    <style:style style:name="T38" style:family="text">
      <style:text-properties officeooo:rsid="0094122f"/>
    </style:style>
    <style:style style:name="T39" style:family="text">
      <style:text-properties officeooo:rsid="0094514d"/>
    </style:style>
    <style:style style:name="T40" style:family="text">
      <style:text-properties officeooo:rsid="009ecc23"/>
    </style:style>
    <style:style style:name="T41" style:family="text">
      <style:text-properties officeooo:rsid="00a016fb"/>
    </style:style>
    <style:style style:name="T42" style:family="text">
      <style:text-properties officeooo:rsid="00a5c9c8"/>
    </style:style>
    <style:style style:name="T43" style:family="text">
      <style:text-properties officeooo:rsid="00aa6e7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number-style style:name="N107">
      <number:number number:decimal-places="5" loext:min-decimal-places="5"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Prueba <text:span text:style-name="T6">entonación Data y cluster</text:span></text:p>
      <text:p text:style-name="P1"><text:span text:style-name="T11">T</text:span>ipo de algoritmo de cluster: kmeans o <text:span text:style-name="T7">Agglomerativ</text:span>e (este es el cluster jerarquico)</text:p>
      <text:p text:style-name="P2">Data: la cantidad de <text:span text:style-name="T4">ejemplos usados en el dataset</text:span></text:p>
      <text:p text:style-name="P4">Time: el tiempo que tarda en <text:span text:style-name="T43">generar el cluster con la data proporcionada</text:span></text:p>
      <text:p text:style-name="P3"><text:span text:style-name="T11">Silhouette_score</text:span>: <text:span text:style-name="T1">Que tan bien están clasificados los puntos del cluster (-1, 1), </text:span>mientras más cercano a 1 mejor, <text:span text:style-name="T3">el 0 implica que hay superposición o intersección <text:s/>de los clusters</text:span></text:p>
      <text:p text:style-name="P3"/>
      <text:p text:style-name="P63">PCA: significa análisis de las componentes principales, esto permite generar una proyección de la data en un espacio dimensional menor por medio de una <text:s/>descomposición de un valor singular</text:p>
      <text:p text:style-name="P63"/>
      <text:p text:style-name="P60">pca <text:span text:style-name="T11">(.x)</text:span> <text:s/><text:span text:style-name="T11">el </text:span>.<text:span text:style-name="T9">x</text:span> lo que quiere decir que scikit-learn elige el número mínimo de componentes principales de manera que se retenga el <text:span text:style-name="T9">x</text:span>% de la varianza <text:span text:style-name="T43">del conjunto de datos</text:span>.</text:p>
      <text:p text:style-name="P60"/>
      <text:p text:style-name="P61">Para generar los siguientes resultados se utilizaron 4 datasets: el de la data normalizada, escalada, escalada-normalizada y normalizada escalada</text:p>
      <text:p text:style-name="P97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40"><text:s/><text:span text:style-name="T2">D</text:span>ata</text:p>
          </table:table-cell>
          <table:table-cell table:style-name="Tabla2.A1" office:value-type="string">
            <text:p text:style-name="P40">Mejor estimador encontrado</text:p>
          </table:table-cell>
          <table:table-cell table:style-name="Tabla2.A1" office:value-type="string">
            <text:p text:style-name="P46">Time </text:p>
          </table:table-cell>
          <table:table-cell table:style-name="Tabla2.D1" office:value-type="string">
            <text:p text:style-name="P52"><text:span text:style-name="T5">S</text:span>ilhouette_score</text:p>
          </table:table-cell>
        </table:table-row>
        <table:table-row>
          <table:table-cell table:style-name="Tabla2.A2" table:number-rows-spanned="6" office:value-type="string">
            <text:p text:style-name="P8"/>
            <text:p text:style-name="P26">Kmeans</text:p>
            <text:p text:style-name="P15">2<text:span text:style-name="T10">5</text:span>0</text:p>
            <text:p text:style-name="P20">Data</text:p>
            <text:p text:style-name="P20">Escalada</text:p>
            <text:p text:style-name="P15"/>
          </table:table-cell>
          <table:table-cell table:style-name="Tabla2.A2" office:value-type="string">
            <text:p text:style-name="P252">init='random', max_iter=500, n _clusters=8, n_init=11</text:p>
          </table:table-cell>
          <table:table-cell table:style-name="Tabla2.A2" office:value-type="string">
            <text:p text:style-name="P217">393,45319108232667</text:p>
          </table:table-cell>
          <table:table-cell table:style-name="Tabla2.D2" office:value-type="string">
            <text:p text:style-name="P217">0,025232980516110955</text:p>
          </table:table-cell>
        </table:table-row>
        <table:table-row>
          <table:covered-table-cell/>
          <table:table-cell table:style-name="Tabla2.A2" office:value-type="string">
            <text:p text:style-name="P252">init='random', max_iter=250, n_clusters=10, n_init=11</text:p>
          </table:table-cell>
          <table:table-cell table:style-name="Tabla2.A2" office:value-type="string">
            <text:p text:style-name="P217">407,383097374996</text:p>
          </table:table-cell>
          <table:table-cell table:style-name="Tabla2.D2" office:value-type="string">
            <text:p text:style-name="P217">0,027147794997167313</text:p>
          </table:table-cell>
        </table:table-row>
        <table:table-row>
          <table:covered-table-cell/>
          <table:table-cell table:style-name="Tabla2.A2" office:value-type="string">
            <text:p text:style-name="P252">init='random', max_iter=400, n_clusters=8, n_init=12</text:p>
          </table:table-cell>
          <table:table-cell table:style-name="Tabla2.A2" office:value-type="string">
            <text:p text:style-name="P217">404,7844132022816</text:p>
          </table:table-cell>
          <table:table-cell table:style-name="Tabla2.D2" office:value-type="string">
            <text:p text:style-name="P217">0,029215529786126633</text:p>
          </table:table-cell>
        </table:table-row>
        <table:table-row>
          <table:covered-table-cell/>
          <table:table-cell table:style-name="Tabla2.A2" office:value-type="string">
            <text:p text:style-name="P252">init='k-means++', max_iter=450, n _clusters=10, n_init=10</text:p>
          </table:table-cell>
          <table:table-cell table:style-name="Tabla2.A2" office:value-type="string">
            <text:p text:style-name="P217">410,72418573641926</text:p>
          </table:table-cell>
          <table:table-cell table:style-name="Tabla2.D2" office:value-type="string">
            <text:p text:style-name="P217">0,02449778862020021</text:p>
          </table:table-cell>
        </table:table-row>
        <table:table-row>
          <table:covered-table-cell/>
          <table:table-cell table:style-name="Tabla2.A2" office:value-type="string">
            <text:p text:style-name="P252">init='random', max_iter=250, n_clusters=11, n_init=11</text:p>
          </table:table-cell>
          <table:table-cell table:style-name="Tabla2.A2" office:value-type="string">
            <text:p text:style-name="P217">411,37639795359564</text:p>
          </table:table-cell>
          <table:table-cell table:style-name="Tabla2.D2" office:value-type="string">
            <text:p text:style-name="P217">0,024739013676397085</text:p>
          </table:table-cell>
        </table:table-row>
        <table:table-row>
          <table:covered-table-cell/>
          <table:table-cell table:style-name="Tabla2.B7" office:value-type="string">
            <text:p text:style-name="P211">init='random', max_iter=5<text:span text:style-name="T37">0</text:span>0, n_init=1<text:span text:style-name="T37">2</text:span></text:p>
          </table:table-cell>
          <table:table-cell table:style-name="Tabla2.C7" table:formula="ooow:sum&lt;C2:C6&gt;/5" office:value-type="float" office:value="405.544257069924">
            <text:p text:style-name="P20">405,54426</text:p>
          </table:table-cell>
          <table:table-cell table:style-name="Tabla2.D7" table:formula="ooow:sum&lt;D2:D6&gt;/5" office:value-type="float" office:value="0.0261666215192004">
            <text:p text:style-name="P20">0,02617</text:p>
          </table:table-cell>
        </table:table-row>
      </table:table>
      <text:p text:style-name="P99"/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223"><text:s/><text:span text:style-name="T2">D</text:span>ata</text:p>
          </table:table-cell>
          <table:table-cell table:style-name="Tabla11.A1" office:value-type="string">
            <text:p text:style-name="P223">Mejor estimador encontrado</text:p>
          </table:table-cell>
          <table:table-cell table:style-name="Tabla11.A1" office:value-type="string">
            <text:p text:style-name="P231">Time </text:p>
          </table:table-cell>
          <table:table-cell table:style-name="Tabla11.D1" office:value-type="string">
            <text:p text:style-name="P239"><text:span text:style-name="T5">S</text:span>ilhouette_score</text:p>
          </table:table-cell>
        </table:table-row>
        <table:table-row>
          <table:table-cell table:style-name="Tabla11.A2" table:number-rows-spanned="6" office:value-type="string">
            <text:p text:style-name="P190"/>
            <text:p text:style-name="P145">Kmeans</text:p>
            <text:p text:style-name="P147">2<text:span text:style-name="T10">5</text:span>0</text:p>
            <text:p text:style-name="P154">Data</text:p>
            <text:p text:style-name="P154">Escalada </text:p>
            <text:p text:style-name="P129">+</text:p>
            <text:p text:style-name="P129">PCA <text:span text:style-name="T9">(.99)</text:span></text:p>
          </table:table-cell>
          <table:table-cell table:style-name="Tabla11.A2" office:value-type="string">
            <text:p text:style-name="P253">init='random', max_iter=500, n_clusters=9, n_init=11</text:p>
          </table:table-cell>
          <table:table-cell table:style-name="Tabla11.A2" office:value-type="string">
            <text:p text:style-name="P253">391,2059611261957</text:p>
          </table:table-cell>
          <table:table-cell table:style-name="Tabla11.D2" office:value-type="string">
            <text:p text:style-name="P253">0,026045096712780727</text:p>
          </table:table-cell>
        </table:table-row>
        <table:table-row>
          <table:covered-table-cell/>
          <table:table-cell table:style-name="Tabla11.A2" office:value-type="string">
            <text:p text:style-name="P253">init='k-means++', max_iter=350, n_clusters=9, n_init=15</text:p>
          </table:table-cell>
          <table:table-cell table:style-name="Tabla11.A2" office:value-type="string">
            <text:p text:style-name="P253">386,83497476478806</text:p>
          </table:table-cell>
          <table:table-cell table:style-name="Tabla11.D2" office:value-type="string">
            <text:p text:style-name="P253">0,024429757956468578</text:p>
          </table:table-cell>
        </table:table-row>
        <table:table-row>
          <table:covered-table-cell/>
          <table:table-cell table:style-name="Tabla11.A2" office:value-type="string">
            <text:p text:style-name="P253">init='k-means++', max_iter=350, n_clusters=11, n_init=14</text:p>
          </table:table-cell>
          <table:table-cell table:style-name="Tabla11.A2" office:value-type="string">
            <text:p text:style-name="P253">388,4131431653914</text:p>
          </table:table-cell>
          <table:table-cell table:style-name="Tabla11.D2" office:value-type="string">
            <text:p text:style-name="P253">0,02472177490778626</text:p>
          </table:table-cell>
        </table:table-row>
        <table:table-row>
          <table:covered-table-cell/>
          <table:table-cell table:style-name="Tabla11.A2" office:value-type="string">
            <text:p text:style-name="P253">init='random', max_iter=300, n_clusters=11, n_init=12</text:p>
          </table:table-cell>
          <table:table-cell table:style-name="Tabla11.A2" office:value-type="string">
            <text:p text:style-name="P253">393,19638348655644</text:p>
          </table:table-cell>
          <table:table-cell table:style-name="Tabla11.D2" office:value-type="string">
            <text:p text:style-name="P253">0,02424419783801381</text:p>
          </table:table-cell>
        </table:table-row>
        <table:table-row>
          <table:covered-table-cell/>
          <table:table-cell table:style-name="Tabla11.A2" office:value-type="string">
            <text:p text:style-name="P253">init='random', max_iter=200, n_clusters=8, n_init=14</text:p>
          </table:table-cell>
          <table:table-cell table:style-name="Tabla11.A2" office:value-type="string">
            <text:p text:style-name="P253">394,8443389293898</text:p>
          </table:table-cell>
          <table:table-cell table:style-name="Tabla11.D2" office:value-type="string">
            <text:p text:style-name="P253">0,027341173172993994</text:p>
          </table:table-cell>
        </table:table-row>
        <table:table-row>
          <table:covered-table-cell/>
          <table:table-cell table:style-name="Tabla11.B7" office:value-type="string">
            <text:p text:style-name="P212">init='random', max_iter=500, n_init=15</text:p>
          </table:table-cell>
          <table:table-cell table:style-name="Tabla11.C7" table:formula="ooow:sum&lt;C2:C6&gt;/5" office:value-type="float" office:value="390.898960294464">
            <text:p text:style-name="P162">390,89896</text:p>
          </table:table-cell>
          <table:table-cell table:style-name="Tabla11.D7" table:formula="ooow:sum&lt;D2:D6&gt;/5" office:value-type="float" office:value="0.0253564001176088">
            <text:p text:style-name="P193">0,02536</text:p>
          </table:table-cell>
        </table:table-row>
      </table:table>
      <text:p text:style-name="P9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41"><text:s/><text:span text:style-name="T2">D</text:span>ata</text:p>
          </table:table-cell>
          <table:table-cell table:style-name="Tabla3.A1" office:value-type="string">
            <text:p text:style-name="P41">Mejor estimador encontrado</text:p>
          </table:table-cell>
          <table:table-cell table:style-name="Tabla3.A1" office:value-type="string">
            <text:p text:style-name="P47">Time </text:p>
          </table:table-cell>
          <table:table-cell table:style-name="Tabla3.D1" office:value-type="string">
            <text:p text:style-name="P53"><text:span text:style-name="T5">S</text:span>ilhouette_score</text:p>
          </table:table-cell>
        </table:table-row>
        <table:table-row>
          <table:table-cell table:style-name="Tabla3.A2" table:number-rows-spanned="6" office:value-type="string">
            <text:p text:style-name="P9"/>
            <text:p text:style-name="P27">Kmeans</text:p>
            <text:p text:style-name="P16">2<text:span text:style-name="T10">5</text:span>0</text:p>
            <text:p text:style-name="P21">Data</text:p>
            <text:p text:style-name="P215">Escalada </text:p>
            <text:p text:style-name="P32">+</text:p>
            <text:p text:style-name="P32">PCA <text:span text:style-name="T9">(.95)</text:span></text:p>
          </table:table-cell>
          <table:table-cell table:style-name="Tabla3.A2" office:value-type="string">
            <text:p text:style-name="P252">init='k-means++', max_iter=250, n_clusters=8, n_init=10</text:p>
          </table:table-cell>
          <table:table-cell table:style-name="Tabla3.A2" office:value-type="string">
            <text:p text:style-name="P217">415,3461834358159</text:p>
          </table:table-cell>
          <table:table-cell table:style-name="Tabla3.D2" office:value-type="string">
            <text:p text:style-name="P217">0,02917183449318465</text:p>
          </table:table-cell>
        </table:table-row>
        <table:table-row>
          <table:covered-table-cell/>
          <table:table-cell table:style-name="Tabla3.A2" office:value-type="string">
            <text:p text:style-name="P252">init='random', max_iter=400, n_clusters=11, n_init=12</text:p>
          </table:table-cell>
          <table:table-cell table:style-name="Tabla3.A2" office:value-type="string">
            <text:p text:style-name="P217">387,5932754542291</text:p>
          </table:table-cell>
          <table:table-cell table:style-name="Tabla3.D2" office:value-type="string">
            <text:p text:style-name="P217"><text:span text:style-name="Fuente_20_de_20_párrafo_20_predeter."><text:span text:style-name="T35">0,023563615365366934</text:span></text:span></text:p>
          </table:table-cell>
        </table:table-row>
        <table:table-row>
          <table:covered-table-cell/>
          <table:table-cell table:style-name="Tabla3.A2" office:value-type="string">
            <text:p text:style-name="P252">init='k-means++', max_iter=200, n_clusters=11, n_init=14</text:p>
          </table:table-cell>
          <table:table-cell table:style-name="Tabla3.A2" office:value-type="string">
            <text:p text:style-name="P252">379,44406789819914</text:p>
          </table:table-cell>
          <table:table-cell table:style-name="Tabla3.D2" office:value-type="string">
            <text:p text:style-name="P252">0,029353400012918245</text:p>
          </table:table-cell>
        </table:table-row>
        <table:table-row>
          <table:covered-table-cell/>
          <table:table-cell table:style-name="Tabla3.A2" office:value-type="string">
            <text:p text:style-name="P252">init='random', max_iter=350, n_clusters=10, n_init=14</text:p>
          </table:table-cell>
          <table:table-cell table:style-name="Tabla3.A2" office:value-type="string">
            <text:p text:style-name="P252">368,80311854186584</text:p>
          </table:table-cell>
          <table:table-cell table:style-name="Tabla3.D2" office:value-type="string">
            <text:p text:style-name="P252">0,021881498887997963</text:p>
          </table:table-cell>
        </table:table-row>
        <table:table-row>
          <table:covered-table-cell/>
          <table:table-cell table:style-name="Tabla3.A2" office:value-type="string">
            <text:p text:style-name="P252">init='random', max_iter=250, n_clusters=9, n_init=13</text:p>
          </table:table-cell>
          <table:table-cell table:style-name="Tabla3.A2" office:value-type="string">
            <text:p text:style-name="P252">384,14565524931095</text:p>
          </table:table-cell>
          <table:table-cell table:style-name="Tabla3.D2" office:value-type="string">
            <text:p text:style-name="P252">0,026087573489199996</text:p>
          </table:table-cell>
        </table:table-row>
        <table:table-row>
          <table:covered-table-cell/>
          <table:table-cell table:style-name="Tabla3.B7" office:value-type="string">
            <text:p text:style-name="P213">init='random', max_iter=400, n_init=14</text:p>
          </table:table-cell>
          <table:table-cell table:style-name="Tabla3.C7" table:formula="ooow:sum&lt;C2:C6&gt;/5" office:value-type="float" office:value="387.066460115884">
            <text:p text:style-name="P32">387,06646</text:p>
          </table:table-cell>
          <table:table-cell table:style-name="Tabla3.D7" table:formula="ooow:sum&lt;D2:D6&gt;/5" office:value-type="float" office:value="0.0260115844497336">
            <text:p text:style-name="P32">0,02601</text:p>
          </table:table-cell>
        </table:table-row>
      </table:table>
      <text:p text:style-name="P5"><text:soft-page-break/></text:p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42"><text:s/><text:span text:style-name="T2">D</text:span>ata</text:p>
          </table:table-cell>
          <table:table-cell table:style-name="Tabla4.A1" office:value-type="string">
            <text:p text:style-name="P42">Mejor estimador encontrado</text:p>
          </table:table-cell>
          <table:table-cell table:style-name="Tabla4.A1" office:value-type="string">
            <text:p text:style-name="P48">Time </text:p>
          </table:table-cell>
          <table:table-cell table:style-name="Tabla4.D1" office:value-type="string">
            <text:p text:style-name="P54"><text:span text:style-name="T5">S</text:span>ilhouette_score</text:p>
          </table:table-cell>
        </table:table-row>
        <table:table-row>
          <table:table-cell table:style-name="Tabla4.A2" table:number-rows-spanned="6" office:value-type="string">
            <text:p text:style-name="P10"/>
            <text:p text:style-name="P28">Kmeans</text:p>
            <text:p text:style-name="P17">2<text:span text:style-name="T10">5</text:span>0</text:p>
            <text:p text:style-name="P22">Data</text:p>
            <text:p text:style-name="P254"><text:span text:style-name="T31">Escalada</text:span> </text:p>
            <text:p text:style-name="P33">+</text:p>
            <text:p text:style-name="P33">PCA <text:span text:style-name="T9">(.90)</text:span></text:p>
          </table:table-cell>
          <table:table-cell table:style-name="Tabla4.B6" office:value-type="string">
            <text:p text:style-name="P252">init='k-means++', max_iter=400, n_clusters=10, n_init=15</text:p>
          </table:table-cell>
          <table:table-cell table:style-name="Tabla4.C6" office:value-type="string">
            <text:p text:style-name="P217">371,5334462014175</text:p>
          </table:table-cell>
          <table:table-cell table:style-name="Tabla4.D6" office:value-type="string">
            <text:p text:style-name="P217">0,02867092303705079</text:p>
          </table:table-cell>
        </table:table-row>
        <table:table-row>
          <table:covered-table-cell/>
          <table:table-cell table:style-name="Tabla4.B6" office:value-type="string">
            <text:p text:style-name="P252">init='k-means++', max_iter=350, n_clusters=11, n_init=10</text:p>
          </table:table-cell>
          <table:table-cell table:style-name="Tabla4.C6" office:value-type="string">
            <text:p text:style-name="P217">374,0399711480277</text:p>
          </table:table-cell>
          <table:table-cell table:style-name="Tabla4.D6" office:value-type="string">
            <text:p text:style-name="P217">0,03161426821513615</text:p>
          </table:table-cell>
        </table:table-row>
        <table:table-row>
          <table:covered-table-cell/>
          <table:table-cell table:style-name="Tabla4.B6" office:value-type="string">
            <text:p text:style-name="P252">init='random', max_iter=350, n_clusters=9, n_init=15</text:p>
          </table:table-cell>
          <table:table-cell table:style-name="Tabla4.C6" office:value-type="string">
            <text:p text:style-name="P217">369,3770108732688</text:p>
          </table:table-cell>
          <table:table-cell table:style-name="Tabla4.D6" office:value-type="string">
            <text:p text:style-name="P217">0,031211950420491887</text:p>
          </table:table-cell>
        </table:table-row>
        <table:table-row>
          <table:covered-table-cell/>
          <table:table-cell table:style-name="Tabla4.B6" office:value-type="string">
            <text:p text:style-name="P252">init='k-means++', max_iter=500, n_clusters=11, n_init=12</text:p>
          </table:table-cell>
          <table:table-cell table:style-name="Tabla4.C6" office:value-type="string">
            <text:p text:style-name="P217">379,49492832575606</text:p>
          </table:table-cell>
          <table:table-cell table:style-name="Tabla4.D6" office:value-type="string">
            <text:p text:style-name="P217">0,027859414018795298</text:p>
          </table:table-cell>
        </table:table-row>
        <table:table-row>
          <table:covered-table-cell/>
          <table:table-cell table:style-name="Tabla4.B6" office:value-type="string">
            <text:p text:style-name="P252">init='random', max_iter=550, n_clusters=8, n_init=11</text:p>
          </table:table-cell>
          <table:table-cell table:style-name="Tabla4.C6" office:value-type="string">
            <text:p text:style-name="P217">377,9949940103829</text:p>
          </table:table-cell>
          <table:table-cell table:style-name="Tabla4.D6" office:value-type="string">
            <text:p text:style-name="P217">0,033270889365239684</text:p>
          </table:table-cell>
        </table:table-row>
        <table:table-row>
          <table:covered-table-cell/>
          <table:table-cell table:style-name="Tabla4.B7" office:value-type="string">
            <text:p text:style-name="P211">init='k-means++', max_iter=<text:span text:style-name="T37">55</text:span>0, n_init=15</text:p>
          </table:table-cell>
          <table:table-cell table:style-name="Tabla4.C7" table:formula="ooow:sum&lt;C2:C6&gt;/5" office:value-type="float" office:value="374.488070111771">
            <text:p text:style-name="P166">374,48807</text:p>
          </table:table-cell>
          <table:table-cell table:style-name="Tabla4.D7" table:formula="ooow:sum&lt;D2:D6&gt;/5" office:value-type="float" office:value="0.0305254890113428">
            <text:p text:style-name="P166">0,03053</text:p>
          </table:table-cell>
        </table:table-row>
      </table:table>
      <text:p text:style-name="P6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44"><text:s/><text:span text:style-name="T2">D</text:span>ata</text:p>
          </table:table-cell>
          <table:table-cell table:style-name="Tabla5.A1" office:value-type="string">
            <text:p text:style-name="P44">Mejor estimador encontrado</text:p>
          </table:table-cell>
          <table:table-cell table:style-name="Tabla5.A1" office:value-type="string">
            <text:p text:style-name="P50">Time </text:p>
          </table:table-cell>
          <table:table-cell table:style-name="Tabla5.D1" office:value-type="string">
            <text:p text:style-name="P56"><text:span text:style-name="T5">S</text:span>ilhouette_score</text:p>
          </table:table-cell>
        </table:table-row>
        <table:table-row>
          <table:table-cell table:style-name="Tabla5.A2" table:number-rows-spanned="6" office:value-type="string">
            <text:p text:style-name="P11"/>
            <text:p text:style-name="P30">Kmeans</text:p>
            <text:p text:style-name="P19">2<text:span text:style-name="T10">5</text:span>0</text:p>
            <text:p text:style-name="P24">Data</text:p>
            <text:p text:style-name="P255"><text:span text:style-name="T31">Escalada</text:span> </text:p>
            <text:p text:style-name="P34">+</text:p>
            <text:p text:style-name="P34">PCA <text:span text:style-name="T9">(.85)</text:span></text:p>
          </table:table-cell>
          <table:table-cell table:style-name="Tabla5.A2" office:value-type="string">
            <text:p text:style-name="P252">init='k-means++', max_iter=350, n_clusters=10, n_init=10</text:p>
          </table:table-cell>
          <table:table-cell table:style-name="Tabla5.A2" office:value-type="string">
            <text:p text:style-name="P252">406,0407634688381 </text:p>
          </table:table-cell>
          <table:table-cell table:style-name="Tabla5.D2" office:value-type="string">
            <text:p text:style-name="P252">0,02531225928147313</text:p>
          </table:table-cell>
        </table:table-row>
        <table:table-row>
          <table:covered-table-cell/>
          <table:table-cell table:style-name="Tabla5.A2" office:value-type="string">
            <text:p text:style-name="P252">init='k-means++', max_iter=500, n_clusters=11, n_init=14</text:p>
          </table:table-cell>
          <table:table-cell table:style-name="Tabla5.A2" office:value-type="string">
            <text:p text:style-name="P252">370,8572907061989</text:p>
          </table:table-cell>
          <table:table-cell table:style-name="Tabla5.D2" office:value-type="string">
            <text:p text:style-name="P252">0,033617535879322626</text:p>
          </table:table-cell>
        </table:table-row>
        <table:table-row>
          <table:covered-table-cell/>
          <table:table-cell table:style-name="Tabla5.A2" office:value-type="string">
            <text:p text:style-name="P252">init='k-means++', max_iter=450, n_clusters=10, n_init=11,</text:p>
          </table:table-cell>
          <table:table-cell table:style-name="Tabla5.A2" office:value-type="string">
            <text:p text:style-name="P252">365,4669729486068</text:p>
          </table:table-cell>
          <table:table-cell table:style-name="Tabla5.D2" office:value-type="string">
            <text:p text:style-name="P252">0,0323423175658906</text:p>
          </table:table-cell>
        </table:table-row>
        <table:table-row>
          <table:covered-table-cell/>
          <table:table-cell table:style-name="Tabla5.A2" office:value-type="string">
            <text:p text:style-name="P252">init='random', max_iter=200, n_clusters=10, n_init=11,</text:p>
          </table:table-cell>
          <table:table-cell table:style-name="Tabla5.A2" office:value-type="string">
            <text:p text:style-name="P252">373,87314861721643</text:p>
          </table:table-cell>
          <table:table-cell table:style-name="Tabla5.D2" office:value-type="string">
            <text:p text:style-name="P252">0,033026985513154895</text:p>
          </table:table-cell>
        </table:table-row>
        <table:table-row>
          <table:covered-table-cell/>
          <table:table-cell table:style-name="Tabla5.A2" office:value-type="string">
            <text:p text:style-name="P252">init='k-means++', max_iter=400, n_clusters=11, n_init=14</text:p>
          </table:table-cell>
          <table:table-cell table:style-name="Tabla5.A2" office:value-type="string">
            <text:p text:style-name="P252">365,2044343691523</text:p>
          </table:table-cell>
          <table:table-cell table:style-name="Tabla5.D2" office:value-type="string">
            <text:p text:style-name="P252">0,03426546697547667</text:p>
          </table:table-cell>
        </table:table-row>
        <table:table-row>
          <table:covered-table-cell/>
          <table:table-cell table:style-name="Tabla5.B7" office:value-type="string">
            <text:p text:style-name="P214">init='k-means++', max_iter=5<text:span text:style-name="T37">0</text:span>0, <text:s/>n_init=14</text:p>
          </table:table-cell>
          <table:table-cell table:style-name="Tabla5.C7" table:formula="ooow:sum&lt;C2:C6&gt;/5" office:value-type="float" office:value="376.288522022002">
            <text:p text:style-name="P38">376,28852</text:p>
          </table:table-cell>
          <table:table-cell table:style-name="Tabla5.D7" table:formula="ooow:sum&lt;D2:D6&gt;/5" office:value-type="float" office:value="0.0317129130430638">
            <text:p text:style-name="P38">0,03171</text:p>
          </table:table-cell>
        </table:table-row>
      </table:table>
      <text:p text:style-name="P98"/>
      <table:table table:name="Tabla13" table:style-name="Tabla13">
        <table:table-column table:style-name="Tabla13.A"/>
        <table:table-column table:style-name="Tabla13.B"/>
        <table:table-column table:style-name="Tabla13.C"/>
        <table:table-column table:style-name="Tabla13.D"/>
        <table:table-row>
          <table:table-cell table:style-name="Tabla13.A1" office:value-type="string">
            <text:p text:style-name="P223"><text:s/><text:span text:style-name="T2">D</text:span>ata</text:p>
          </table:table-cell>
          <table:table-cell table:style-name="Tabla13.A1" office:value-type="string">
            <text:p text:style-name="P223">Mejor estimador encontrado</text:p>
          </table:table-cell>
          <table:table-cell table:style-name="Tabla13.A1" office:value-type="string">
            <text:p text:style-name="P231">Time </text:p>
          </table:table-cell>
          <table:table-cell table:style-name="Tabla13.D1" office:value-type="string">
            <text:p text:style-name="P239"><text:span text:style-name="T5">S</text:span>ilhouette_score</text:p>
          </table:table-cell>
        </table:table-row>
        <table:table-row>
          <table:table-cell table:style-name="Tabla13.A2" table:number-rows-spanned="6" office:value-type="string">
            <text:p text:style-name="P190"/>
            <text:p text:style-name="P145">Kmeans</text:p>
            <text:p text:style-name="P147">2<text:span text:style-name="T10">5</text:span>0</text:p>
            <text:p text:style-name="P154">Data</text:p>
            <text:p text:style-name="P216">Norm</text:p>
          </table:table-cell>
          <table:table-cell table:style-name="Tabla13.A2" office:value-type="string">
            <text:p text:style-name="P135">init='k-means++', max_iter=400, n_clusters=9, n_init=10</text:p>
          </table:table-cell>
          <table:table-cell table:style-name="Tabla13.A2" office:value-type="string">
            <text:p text:style-name="P135">547,1544420299979</text:p>
          </table:table-cell>
          <table:table-cell table:style-name="Tabla13.D2" office:value-type="string">
            <text:p text:style-name="P135">0,018319522580172266</text:p>
          </table:table-cell>
        </table:table-row>
        <table:table-row table:style-name="Tabla13.3">
          <table:covered-table-cell/>
          <table:table-cell table:style-name="Tabla13.A2" office:value-type="string">
            <text:p text:style-name="P135">init='k-means++', max_iter=450, n_clusters=5, n_init=15</text:p>
          </table:table-cell>
          <table:table-cell table:style-name="Tabla13.A2" office:value-type="string">
            <text:p text:style-name="P135">576,5987610329976</text:p>
          </table:table-cell>
          <table:table-cell table:style-name="Tabla13.D2" office:value-type="string">
            <text:p text:style-name="P135">0,02068720159407909</text:p>
          </table:table-cell>
        </table:table-row>
        <table:table-row>
          <table:covered-table-cell/>
          <table:table-cell table:style-name="Tabla13.A2" office:value-type="string">
            <text:p text:style-name="P135">init='k-means++', max_iter=400, n_clusters=7, n_init=10</text:p>
          </table:table-cell>
          <table:table-cell table:style-name="Tabla13.A2" office:value-type="string">
            <text:p text:style-name="P135">540,2520720699977</text:p>
          </table:table-cell>
          <table:table-cell table:style-name="Tabla13.D2" office:value-type="string">
            <text:p text:style-name="P135"><text:s/>0,016370484854285477</text:p>
          </table:table-cell>
        </table:table-row>
        <table:table-row>
          <table:covered-table-cell/>
          <table:table-cell table:style-name="Tabla13.A2" office:value-type="string">
            <text:p text:style-name="P135">init='k-means++', max_iter=350, n_clusters=8, n_init=15</text:p>
          </table:table-cell>
          <table:table-cell table:style-name="Tabla13.A2" office:value-type="string">
            <text:p text:style-name="P135">528,3720272639985</text:p>
          </table:table-cell>
          <table:table-cell table:style-name="Tabla13.D2" office:value-type="string">
            <text:p text:style-name="P135"><text:s/>0,017602797720360094</text:p>
          </table:table-cell>
        </table:table-row>
        <table:table-row>
          <table:covered-table-cell/>
          <table:table-cell table:style-name="Tabla13.A2" office:value-type="string">
            <text:p text:style-name="P135">init='k-means++', max_iter=400, n_clusters=9, n_init=13</text:p>
          </table:table-cell>
          <table:table-cell table:style-name="Tabla13.A2" office:value-type="string">
            <text:p text:style-name="P135">543,8874160100022</text:p>
          </table:table-cell>
          <table:table-cell table:style-name="Tabla13.D2" office:value-type="string">
            <text:p text:style-name="P135">0,016707673799679322</text:p>
          </table:table-cell>
        </table:table-row>
        <table:table-row>
          <table:covered-table-cell/>
          <table:table-cell table:style-name="Tabla13.B7" office:value-type="string">
            <text:p text:style-name="P168">init='k-means++', max_iter=450, n_init=15</text:p>
          </table:table-cell>
          <table:table-cell table:style-name="Tabla13.C7" table:formula="ooow:sum&lt;C2:C6&gt;/5" office:value-type="float" office:value="547.252943681399">
            <text:p text:style-name="P191">547,25294</text:p>
          </table:table-cell>
          <table:table-cell table:style-name="Tabla13.D7" table:formula="ooow:sum&lt;D2:D6&gt;/5" office:value-type="float" office:value="0.0179375361097152">
            <text:p text:style-name="P191">0,01794</text:p>
          </table:table-cell>
        </table:table-row>
      </table:table>
      <text:p text:style-name="P98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23"><text:s/><text:span text:style-name="T2">D</text:span>ata</text:p>
          </table:table-cell>
          <table:table-cell table:style-name="Tabla1.A1" office:value-type="string">
            <text:p text:style-name="P223">Mejor estimador encontrado</text:p>
          </table:table-cell>
          <table:table-cell table:style-name="Tabla1.A1" office:value-type="string">
            <text:p text:style-name="P231">Time </text:p>
          </table:table-cell>
          <table:table-cell table:style-name="Tabla1.D1" office:value-type="string">
            <text:p text:style-name="P239"><text:span text:style-name="T5">S</text:span>ilhouette_score</text:p>
          </table:table-cell>
        </table:table-row>
        <table:table-row>
          <table:table-cell table:style-name="Tabla1.A2" table:number-rows-spanned="6" office:value-type="string">
            <text:p text:style-name="P190"/>
            <text:p text:style-name="P145">Kmeans</text:p>
            <text:p text:style-name="P147">2<text:span text:style-name="T10">5</text:span>0</text:p>
            <text:p text:style-name="P154">Data</text:p>
            <text:p text:style-name="P216">Norm</text:p>
            <text:p text:style-name="P192">+</text:p>
            <text:p text:style-name="P192">PCA(.9)</text:p>
          </table:table-cell>
          <table:table-cell table:style-name="Tabla1.A2" office:value-type="string">
            <text:p text:style-name="P135">init='k-means++', max_iter=400, n_clusters=9, n_init=11</text:p>
          </table:table-cell>
          <table:table-cell table:style-name="Tabla1.A2" office:value-type="string">
            <text:p text:style-name="P135">510,07488297700183</text:p>
          </table:table-cell>
          <table:table-cell table:style-name="Tabla1.D2" office:value-type="string">
            <text:p text:style-name="P135">0,01993027863117829</text:p>
          </table:table-cell>
        </table:table-row>
        <table:table-row table:style-name="Tabla1.3">
          <table:covered-table-cell/>
          <table:table-cell table:style-name="Tabla1.A2" office:value-type="string">
            <text:p text:style-name="P135">init='k-means++', max_iter=300, n_clusters=11, n_init=15</text:p>
          </table:table-cell>
          <table:table-cell table:style-name="Tabla1.A2" office:value-type="string">
            <text:p text:style-name="P135">510,10731866699643</text:p>
          </table:table-cell>
          <table:table-cell table:style-name="Tabla1.D2" office:value-type="string">
            <text:p text:style-name="P135">0,013192786561269414</text:p>
          </table:table-cell>
        </table:table-row>
        <table:table-row>
          <table:covered-table-cell/>
          <table:table-cell table:style-name="Tabla1.A2" office:value-type="string">
            <text:p text:style-name="P135">init='k-means++', max_iter=350, n_clusters=10, n_init=13</text:p>
          </table:table-cell>
          <table:table-cell table:style-name="Tabla1.A2" office:value-type="string">
            <text:p text:style-name="P135">526,6895254099945</text:p>
          </table:table-cell>
          <table:table-cell table:style-name="Tabla1.D2" office:value-type="string">
            <text:p text:style-name="P135">0,016175065087913432</text:p>
          </table:table-cell>
        </table:table-row>
        <table:table-row>
          <table:covered-table-cell/>
          <table:table-cell table:style-name="Tabla1.A2" office:value-type="string">
            <text:p text:style-name="P135">init='k-means++', max_iter=450, n_clusters=8, n_init=15</text:p>
          </table:table-cell>
          <table:table-cell table:style-name="Tabla1.A2" office:value-type="string">
            <text:p text:style-name="P135">505,8819375749881</text:p>
          </table:table-cell>
          <table:table-cell table:style-name="Tabla1.D2" office:value-type="string">
            <text:p text:style-name="P135">0,018531120985994128</text:p>
          </table:table-cell>
        </table:table-row>
        <table:table-row>
          <table:covered-table-cell/>
          <table:table-cell table:style-name="Tabla1.A2" office:value-type="string">
            <text:p text:style-name="P135">init='k-means++', max_iter=550, n_clusters=11, n_init=15</text:p>
          </table:table-cell>
          <table:table-cell table:style-name="Tabla1.A2" office:value-type="string">
            <text:p text:style-name="P135">514,7733819169953</text:p>
          </table:table-cell>
          <table:table-cell table:style-name="Tabla1.D2" office:value-type="string">
            <text:p text:style-name="P135">0,016154041893933966</text:p>
          </table:table-cell>
        </table:table-row>
        <table:table-row>
          <table:covered-table-cell/>
          <table:table-cell table:style-name="Tabla1.B7" office:value-type="string">
            <text:p text:style-name="P168"/>
          </table:table-cell>
          <table:table-cell table:style-name="Tabla1.C7" table:formula="ooow:sum&lt;C2:C6&gt;/5" office:value-type="float" office:value="513.505409309195">
            <text:p text:style-name="P191">513,50541</text:p>
          </table:table-cell>
          <table:table-cell table:style-name="Tabla1.D7" table:formula="ooow:sum&lt;D2:D6&gt;/5" office:value-type="float" office:value="0.016796658632058">
            <text:p text:style-name="P191">0,01680</text:p>
          </table:table-cell>
        </table:table-row>
      </table:table>
      <text:p text:style-name="P98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43"><text:s/><text:span text:style-name="T2">D</text:span>ata</text:p>
          </table:table-cell>
          <table:table-cell table:style-name="Tabla6.A1" office:value-type="string">
            <text:p text:style-name="P43">Mejor estimador encontrado</text:p>
          </table:table-cell>
          <table:table-cell table:style-name="Tabla6.A1" office:value-type="string">
            <text:p text:style-name="P49">Time </text:p>
          </table:table-cell>
          <table:table-cell table:style-name="Tabla6.D1" office:value-type="string">
            <text:p text:style-name="P55"><text:span text:style-name="T5">S</text:span>ilhouette_score</text:p>
          </table:table-cell>
        </table:table-row>
        <table:table-row>
          <table:table-cell table:style-name="Tabla6.A2" table:number-rows-spanned="6" office:value-type="string">
            <text:p text:style-name="P29"/>
            <text:p text:style-name="P29"><text:soft-page-break/>Kmeans</text:p>
            <text:p text:style-name="P18">2<text:span text:style-name="T10">5</text:span>0</text:p>
            <text:p text:style-name="P23">Data</text:p>
            <text:p text:style-name="P23">Norm</text:p>
            <text:p text:style-name="P37">+</text:p>
            <text:p text:style-name="P23">Escalada </text:p>
          </table:table-cell>
          <table:table-cell table:style-name="Tabla6.A2" office:value-type="string">
            <text:p text:style-name="P12">init='k-means++', max_iter=250, n_clusters=11, n_init=10</text:p>
          </table:table-cell>
          <table:table-cell table:style-name="Tabla6.A2" office:value-type="string">
            <text:p text:style-name="P12">569,8061614109974</text:p>
          </table:table-cell>
          <table:table-cell table:style-name="Tabla6.D2" office:value-type="string">
            <text:p text:style-name="P12">0,023676931569367305</text:p>
          </table:table-cell>
        </table:table-row>
        <table:table-row>
          <table:covered-table-cell/>
          <table:table-cell table:style-name="Tabla6.A2" office:value-type="string">
            <text:p text:style-name="P12">init='k-means++', max_iter=550, n_clusters=11, n_init=13</text:p>
          </table:table-cell>
          <table:table-cell table:style-name="Tabla6.A2" office:value-type="string">
            <text:p text:style-name="P12">689,2466102819999</text:p>
          </table:table-cell>
          <table:table-cell table:style-name="Tabla6.D2" office:value-type="string">
            <text:p text:style-name="P12">0,02079896281380919</text:p>
          </table:table-cell>
        </table:table-row>
        <table:table-row>
          <table:covered-table-cell/>
          <table:table-cell table:style-name="Tabla6.A2" office:value-type="string">
            <text:p text:style-name="P12">init='random', max_iter=300, n_clusters=11, n_init=14</text:p>
          </table:table-cell>
          <table:table-cell table:style-name="Tabla6.A2" office:value-type="string">
            <text:p text:style-name="P12">803,5622455049997</text:p>
          </table:table-cell>
          <table:table-cell table:style-name="Tabla6.D2" office:value-type="string">
            <text:p text:style-name="P12">0,022646272101789593</text:p>
          </table:table-cell>
        </table:table-row>
        <table:table-row>
          <table:covered-table-cell/>
          <table:table-cell table:style-name="Tabla6.A2" office:value-type="string">
            <text:p text:style-name="P12">init='k-means++', max_iter=450, n_clusters=10, n_init=10</text:p>
          </table:table-cell>
          <table:table-cell table:style-name="Tabla6.A2" office:value-type="string">
            <text:p text:style-name="P13">739,5946551890011</text:p>
          </table:table-cell>
          <table:table-cell table:style-name="Tabla6.D2" office:value-type="string">
            <text:p text:style-name="P12">0,021476381332591703</text:p>
          </table:table-cell>
        </table:table-row>
        <table:table-row>
          <table:covered-table-cell/>
          <table:table-cell table:style-name="Tabla6.A2" office:value-type="string">
            <text:p text:style-name="P12">init='k-means++', max_iter=550, n_clusters=11, n_init=11</text:p>
          </table:table-cell>
          <table:table-cell table:style-name="Tabla6.A2" office:value-type="string">
            <text:p text:style-name="P12">670,6463354810003</text:p>
          </table:table-cell>
          <table:table-cell table:style-name="Tabla6.D2" office:value-type="string">
            <text:p text:style-name="P12">0,02345719760944446</text:p>
          </table:table-cell>
        </table:table-row>
        <table:table-row>
          <table:covered-table-cell/>
          <table:table-cell table:style-name="Tabla6.B7" office:value-type="string">
            <text:p text:style-name="P167">init='k-means++', max_iter=550, <text:s/>n_clusters=1<text:span text:style-name="T37">4</text:span></text:p>
          </table:table-cell>
          <table:table-cell table:style-name="Tabla6.C7" table:formula="ooow:sum&lt;C2:C6&gt;/5" office:value-type="float" office:value="694.5712015736">
            <text:p text:style-name="P174">694,57120</text:p>
          </table:table-cell>
          <table:table-cell table:style-name="Tabla6.D7" table:formula="ooow:sum&lt;D2:D6&gt;/5" office:value-type="float" office:value="0.0224111490854006">
            <text:p text:style-name="P174">0,02241</text:p>
          </table:table-cell>
        </table:table-row>
      </table:table>
      <text:p text:style-name="P6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45"><text:s/><text:span text:style-name="T2">D</text:span>ata</text:p>
          </table:table-cell>
          <table:table-cell table:style-name="Tabla9.A1" office:value-type="string">
            <text:p text:style-name="P45">Mejor estimador encontrado</text:p>
          </table:table-cell>
          <table:table-cell table:style-name="Tabla9.A1" office:value-type="string">
            <text:p text:style-name="P51">Time </text:p>
          </table:table-cell>
          <table:table-cell table:style-name="Tabla9.D1" office:value-type="string">
            <text:p text:style-name="P57"><text:span text:style-name="T5">S</text:span>ilhouette_score</text:p>
          </table:table-cell>
        </table:table-row>
        <table:table-row>
          <table:table-cell table:style-name="Tabla9.A2" table:number-rows-spanned="6" office:value-type="string">
            <text:p text:style-name="P31">Kmeans <text:span text:style-name="T36">250</text:span></text:p>
            <text:p text:style-name="P25">Data</text:p>
            <text:p text:style-name="P25">Norm</text:p>
            <text:p text:style-name="P163">+</text:p>
            <text:p text:style-name="P163"><text:span text:style-name="T4">Escalada</text:span></text:p>
            <text:p text:style-name="P35">+</text:p>
            <text:p text:style-name="P35">PCA <text:span text:style-name="T9">(.9)</text:span></text:p>
          </table:table-cell>
          <table:table-cell table:style-name="Tabla9.A2" office:value-type="string">
            <text:p text:style-name="P14">init='random', max_iter=500, n_clusters=11, n_init=15</text:p>
          </table:table-cell>
          <table:table-cell table:style-name="Tabla9.A2" office:value-type="string">
            <text:p text:style-name="P14">738,1024088589984</text:p>
          </table:table-cell>
          <table:table-cell table:style-name="Tabla9.D2" office:value-type="string">
            <text:p text:style-name="P14">0,02984338270931586</text:p>
          </table:table-cell>
        </table:table-row>
        <table:table-row>
          <table:covered-table-cell/>
          <table:table-cell table:style-name="Tabla9.A2" office:value-type="string">
            <text:p text:style-name="P14"><text:s/>init='k-means++', max_iter=450, n_clusters=11, n_init=10</text:p>
          </table:table-cell>
          <table:table-cell table:style-name="Tabla9.A2" office:value-type="string">
            <text:p text:style-name="P14">587,2376318610004</text:p>
          </table:table-cell>
          <table:table-cell table:style-name="Tabla9.D2" office:value-type="string">
            <text:p text:style-name="P14">0,027211946685515343</text:p>
          </table:table-cell>
        </table:table-row>
        <table:table-row>
          <table:covered-table-cell/>
          <table:table-cell table:style-name="Tabla9.A2" office:value-type="string">
            <text:p text:style-name="P14">init='random', max_iter=500, n_clusters=11, n_init=15</text:p>
          </table:table-cell>
          <table:table-cell table:style-name="Tabla9.A2" office:value-type="string">
            <text:p text:style-name="P14">648,6363833180003</text:p>
          </table:table-cell>
          <table:table-cell table:style-name="Tabla9.D2" office:value-type="string">
            <text:p text:style-name="P39">0,0328313565614486</text:p>
          </table:table-cell>
        </table:table-row>
        <table:table-row>
          <table:covered-table-cell/>
          <table:table-cell table:style-name="Tabla9.A2" office:value-type="string">
            <text:p text:style-name="P14">init='k-means++', max_iter=400, n_clusters=11, n_init=13</text:p>
          </table:table-cell>
          <table:table-cell table:style-name="Tabla9.A2" office:value-type="string">
            <text:p text:style-name="P14">705,091969598001</text:p>
          </table:table-cell>
          <table:table-cell table:style-name="Tabla9.D2" office:value-type="string">
            <text:p text:style-name="P14"><text:s/>0,030669550678514363</text:p>
          </table:table-cell>
        </table:table-row>
        <table:table-row>
          <table:covered-table-cell/>
          <table:table-cell table:style-name="Tabla9.A2" office:value-type="string">
            <text:p text:style-name="P14">init='random', max_iter=500, n_clusters=11, n_init=10</text:p>
          </table:table-cell>
          <table:table-cell table:style-name="Tabla9.A2" office:value-type="string">
            <text:p text:style-name="P14">682,6792289109981</text:p>
          </table:table-cell>
          <table:table-cell table:style-name="Tabla9.D2" office:value-type="string">
            <text:p text:style-name="P14">0,026815754986845127</text:p>
          </table:table-cell>
        </table:table-row>
        <table:table-row>
          <table:covered-table-cell/>
          <table:table-cell table:style-name="Tabla9.B7" office:value-type="string">
            <text:p text:style-name="P167">init='random', max_iter=500, n_init=15</text:p>
          </table:table-cell>
          <table:table-cell table:style-name="Tabla9.C7" table:formula="ooow:sum&lt;C2:C6&gt;/5" office:value-type="float" office:value="672.349524509399">
            <text:p text:style-name="P175">672,34952</text:p>
          </table:table-cell>
          <table:table-cell table:style-name="Tabla9.D7" table:formula="ooow:sum&lt;D2:D6&gt;/5" office:value-type="float" office:value="0.0294743983243278">
            <text:p text:style-name="P36">0,02947</text:p>
          </table:table-cell>
        </table:table-row>
      </table:table>
      <text:p text:style-name="P89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222"><text:s/><text:span text:style-name="T2">D</text:span>ata</text:p>
          </table:table-cell>
          <table:table-cell table:style-name="Tabla7.A1" office:value-type="string">
            <text:p text:style-name="P222">Mejor estimador encontrado</text:p>
          </table:table-cell>
          <table:table-cell table:style-name="Tabla7.A1" office:value-type="string">
            <text:p text:style-name="P230">Time </text:p>
          </table:table-cell>
          <table:table-cell table:style-name="Tabla7.D1" office:value-type="string">
            <text:p text:style-name="P238"><text:span text:style-name="T5">S</text:span>ilhouette_score</text:p>
          </table:table-cell>
        </table:table-row>
        <table:table-row>
          <table:table-cell table:style-name="Tabla7.A2" table:number-rows-spanned="6" office:value-type="string">
            <text:p text:style-name="P144"/>
            <text:p text:style-name="P144">Kmeans </text:p>
            <text:p text:style-name="P144"><text:span text:style-name="T36">250</text:span></text:p>
            <text:p text:style-name="P153">Data</text:p>
            <text:p text:style-name="P153">Escalada</text:p>
            <text:p text:style-name="P171">+</text:p>
            <text:p text:style-name="P171"><text:span text:style-name="T4">Norm</text:span></text:p>
            <text:p text:style-name="P128"/>
          </table:table-cell>
          <table:table-cell table:style-name="Tabla7.A2" office:value-type="string">
            <text:p text:style-name="P134">init='k-means++', max_iter=500, n_clusters=6, n_init=11</text:p>
          </table:table-cell>
          <table:table-cell table:style-name="Tabla7.A2" office:value-type="string">
            <text:p text:style-name="P134">553,8003263049904</text:p>
          </table:table-cell>
          <table:table-cell table:style-name="Tabla7.D2" office:value-type="string">
            <text:p text:style-name="P134">0,011608205691964383</text:p>
          </table:table-cell>
        </table:table-row>
        <table:table-row>
          <table:covered-table-cell/>
          <table:table-cell table:style-name="Tabla7.A2" office:value-type="string">
            <text:p text:style-name="P134">init='k-means++', max_iter=300, n_clusters=6, n_init=10</text:p>
          </table:table-cell>
          <table:table-cell table:style-name="Tabla7.A2" office:value-type="string">
            <text:p text:style-name="P134">536,552575491005</text:p>
          </table:table-cell>
          <table:table-cell table:style-name="Tabla7.D2" office:value-type="string">
            <text:p text:style-name="P134">0,014390719714262496</text:p>
          </table:table-cell>
        </table:table-row>
        <table:table-row>
          <table:covered-table-cell/>
          <table:table-cell table:style-name="Tabla7.A2" office:value-type="string">
            <text:p text:style-name="P134">init='k-means++', max_iter=350, n_clusters=9, n_init=12</text:p>
          </table:table-cell>
          <table:table-cell table:style-name="Tabla7.A2" office:value-type="string">
            <text:p text:style-name="P134">564,3042963119951</text:p>
          </table:table-cell>
          <table:table-cell table:style-name="Tabla7.D2" office:value-type="string">
            <text:p text:style-name="P208">0,00938532892183939</text:p>
          </table:table-cell>
        </table:table-row>
        <table:table-row>
          <table:covered-table-cell/>
          <table:table-cell table:style-name="Tabla7.A2" office:value-type="string">
            <text:p text:style-name="P134">init='k-means++', max_iter=400, n_clusters=7, n_init=15</text:p>
          </table:table-cell>
          <table:table-cell table:style-name="Tabla7.A2" office:value-type="string">
            <text:p text:style-name="P134">551,273256511995</text:p>
          </table:table-cell>
          <table:table-cell table:style-name="Tabla7.D2" office:value-type="string">
            <text:p text:style-name="P134"><text:s/>0,01476493226591581</text:p>
          </table:table-cell>
        </table:table-row>
        <table:table-row>
          <table:covered-table-cell/>
          <table:table-cell table:style-name="Tabla7.A2" office:value-type="string">
            <text:p text:style-name="P134">init='k-means++', max_iter=450, n_clusters=5, n_init=13,</text:p>
          </table:table-cell>
          <table:table-cell table:style-name="Tabla7.A2" office:value-type="string">
            <text:p text:style-name="P134">671,1002786040044</text:p>
          </table:table-cell>
          <table:table-cell table:style-name="Tabla7.D2" office:value-type="string">
            <text:p text:style-name="P134">0,017647350943822183</text:p>
          </table:table-cell>
        </table:table-row>
        <table:table-row table:style-name="Tabla7.7">
          <table:covered-table-cell/>
          <table:table-cell table:style-name="Tabla7.B7" office:value-type="string">
            <text:p text:style-name="P169">init='k-means++', max_iter=500, n_init=15</text:p>
          </table:table-cell>
          <table:table-cell table:style-name="Tabla7.C7" table:formula="ooow:sum&lt;C2:C6&gt;/5" office:value-type="float" office:value="575.406146644798">
            <text:p text:style-name="P194">575,40615</text:p>
          </table:table-cell>
          <table:table-cell table:style-name="Tabla7.D7" table:formula="ooow:sum&lt;D2:D6&gt;/5" office:value-type="float" office:value="0.0135593075075608">
            <text:p text:style-name="P194">0,01356</text:p>
          </table:table-cell>
        </table:table-row>
      </table:table>
      <text:p text:style-name="P90"/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row>
          <table:table-cell table:style-name="Tabla12.A1" office:value-type="string">
            <text:p text:style-name="P223"><text:s/><text:span text:style-name="T2">D</text:span>ata</text:p>
          </table:table-cell>
          <table:table-cell table:style-name="Tabla12.A1" office:value-type="string">
            <text:p text:style-name="P223">Mejor estimador encontrado</text:p>
          </table:table-cell>
          <table:table-cell table:style-name="Tabla12.A1" office:value-type="string">
            <text:p text:style-name="P231">Time </text:p>
          </table:table-cell>
          <table:table-cell table:style-name="Tabla12.D1" office:value-type="string">
            <text:p text:style-name="P239"><text:span text:style-name="T5">S</text:span>ilhouette_score</text:p>
          </table:table-cell>
        </table:table-row>
        <table:table-row>
          <table:table-cell table:style-name="Tabla12.A2" table:number-rows-spanned="6" office:value-type="string">
            <text:p text:style-name="P145">Kmeans </text:p>
            <text:p text:style-name="P145"><text:span text:style-name="T36">250</text:span></text:p>
            <text:p text:style-name="P154">Data</text:p>
            <text:p text:style-name="P154">Escalada</text:p>
            <text:p text:style-name="P172">+</text:p>
            <text:p text:style-name="P172"><text:span text:style-name="T4">Norm</text:span></text:p>
            <text:p text:style-name="P172"><text:span text:style-name="T4">+</text:span></text:p>
            <text:p text:style-name="P129">PCA<text:span text:style-name="T9">(.9)</text:span></text:p>
          </table:table-cell>
          <table:table-cell table:style-name="Tabla12.A2" office:value-type="string">
            <text:p text:style-name="P135">init='k-means++', max_iter=550, n_clusters=8, n_init=10</text:p>
          </table:table-cell>
          <table:table-cell table:style-name="Tabla12.A2" office:value-type="string">
            <text:p text:style-name="P135">556,0645822410006</text:p>
          </table:table-cell>
          <table:table-cell table:style-name="Tabla12.D2" office:value-type="string">
            <text:p text:style-name="P135">0,01891861404945315</text:p>
          </table:table-cell>
        </table:table-row>
        <table:table-row>
          <table:covered-table-cell/>
          <table:table-cell table:style-name="Tabla12.A2" office:value-type="string">
            <text:p text:style-name="P135">init='random', max_iter=250, n_clusters=6, n_init=13</text:p>
          </table:table-cell>
          <table:table-cell table:style-name="Tabla12.A2" office:value-type="string">
            <text:p text:style-name="P135">659,248563813002</text:p>
          </table:table-cell>
          <table:table-cell table:style-name="Tabla12.D2" office:value-type="string">
            <text:p text:style-name="P135">0,01734107851161443</text:p>
          </table:table-cell>
        </table:table-row>
        <table:table-row>
          <table:covered-table-cell/>
          <table:table-cell table:style-name="Tabla12.A2" office:value-type="string">
            <text:p text:style-name="P135">init='k-means++', max_iter=250, n_clusters=10, n_init=14</text:p>
          </table:table-cell>
          <table:table-cell table:style-name="Tabla12.A2" office:value-type="string">
            <text:p text:style-name="P135">515,9586793909984</text:p>
          </table:table-cell>
          <table:table-cell table:style-name="Tabla12.D2" office:value-type="string">
            <text:p text:style-name="P209">0,014930303824953275</text:p>
          </table:table-cell>
        </table:table-row>
        <table:table-row>
          <table:covered-table-cell/>
          <table:table-cell table:style-name="Tabla12.A2" office:value-type="string">
            <text:p text:style-name="P135">init='k-means++', max_iter=200, n_clusters=11, n_init=14</text:p>
          </table:table-cell>
          <table:table-cell table:style-name="Tabla12.A2" office:value-type="string">
            <text:p text:style-name="P135">599,376318220995</text:p>
          </table:table-cell>
          <table:table-cell table:style-name="Tabla12.D2" office:value-type="string">
            <text:p text:style-name="P135">0,013433003742946883</text:p>
          </table:table-cell>
        </table:table-row>
        <table:table-row>
          <table:covered-table-cell/>
          <table:table-cell table:style-name="Tabla12.A2" office:value-type="string">
            <text:p text:style-name="P135">init='random', max_iter=450, n_clusters=5, n_init=15</text:p>
          </table:table-cell>
          <table:table-cell table:style-name="Tabla12.A2" office:value-type="string">
            <text:p text:style-name="P135">725,5260783850099</text:p>
          </table:table-cell>
          <table:table-cell table:style-name="Tabla12.D2" office:value-type="string">
            <text:p text:style-name="P135">0,018921822284833675</text:p>
          </table:table-cell>
        </table:table-row>
        <table:table-row table:style-name="Tabla12.7">
          <table:covered-table-cell/>
          <table:table-cell table:style-name="Tabla12.B7" office:value-type="string">
            <text:p text:style-name="P168"/>
          </table:table-cell>
          <table:table-cell table:style-name="Tabla12.C7" table:formula="ooow:sum&lt;C2:C6&gt;/5" office:value-type="float" office:value="611.234844410201">
            <text:p text:style-name="P195">611,23484</text:p>
          </table:table-cell>
          <table:table-cell table:style-name="Tabla12.D7" table:formula="ooow:sum&lt;D2:D6&gt;/5" office:value-type="float" office:value="0.0167089644827604">
            <text:p text:style-name="P195">0,01671</text:p>
          </table:table-cell>
        </table:table-row>
      </table:table>
      <text:p text:style-name="P98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row>
          <table:table-cell table:style-name="Tabla14.A1" office:value-type="string">
            <text:p text:style-name="P225"><text:s/><text:span text:style-name="T2">D</text:span>ata</text:p>
          </table:table-cell>
          <table:table-cell table:style-name="Tabla14.A1" office:value-type="string">
            <text:p text:style-name="P248">Numero de clusters</text:p>
          </table:table-cell>
          <table:table-cell table:style-name="Tabla14.A1" office:value-type="string">
            <text:p text:style-name="P233">Time </text:p>
          </table:table-cell>
          <table:table-cell table:style-name="Tabla14.D1" office:value-type="string">
            <text:p text:style-name="P241"><text:span text:style-name="T5">S</text:span>ilhouette_score</text:p>
          </table:table-cell>
        </table:table-row>
        <table:table-row>
          <table:table-cell table:style-name="Tabla14.A2" table:number-rows-spanned="50" office:value-type="string">
            <text:h text:style-name="P282" text:outline-level="1"><text:span text:style-name="T33"/></text:h>
            <text:h text:style-name="P282" text:outline-level="1"><text:soft-page-break/><text:span text:style-name="T33"/></text:h>
            <text:h text:style-name="P282" text:outline-level="1"><text:span text:style-name="T33"/></text:h>
            <text:h text:style-name="P282" text:outline-level="1"><text:span text:style-name="T33"/></text:h>
            <text:h text:style-name="P282" text:outline-level="1"><text:span text:style-name="T33"/></text:h>
            <text:p text:style-name="P122"><text:span text:style-name="T33"/></text:p>
            <text:p text:style-name="P122"><text:span text:style-name="T33"/></text:p>
            <text:p text:style-name="P122"><text:span text:style-name="T33"/></text:p>
            <text:p text:style-name="P122"><text:span text:style-name="T33"/></text:p>
            <text:p text:style-name="P122"><text:span text:style-name="T33"/></text:p>
            <text:p text:style-name="P122"><text:span text:style-name="T33"/></text:p>
            <text:h text:style-name="P282" text:outline-level="1"><text:span text:style-name="T33">Agglomerative</text:span></text:h>
            <text:p text:style-name="P149">2<text:span text:style-name="T10">5</text:span>0</text:p>
            <text:p text:style-name="P156">Data</text:p>
            <text:p text:style-name="P156"><text:span text:style-name="T12">Normalizada</text:span> </text:p>
            <text:p text:style-name="P156"/>
          </table:table-cell>
          <table:table-cell table:style-name="Tabla14.A2" table:number-rows-spanned="5" office:value-type="string">
            <text:p text:style-name="P137"/>
            <text:p text:style-name="P137"/>
            <text:p text:style-name="P137"/>
            <text:p text:style-name="P137"><text:soft-page-break/>2</text:p>
          </table:table-cell>
          <table:table-cell table:style-name="Tabla14.A2" office:value-type="string">
            <text:p text:style-name="P138">0,005822391001856886</text:p>
          </table:table-cell>
          <table:table-cell table:style-name="Tabla14.D2" table:number-rows-spanned="4" office:value-type="string">
            <text:p text:style-name="P137"/>
            <text:p text:style-name="P137"/>
            <text:p text:style-name="P137">0,021496125462048283 </text:p>
          </table:table-cell>
        </table:table-row>
        <table:table-row>
          <table:covered-table-cell/>
          <table:covered-table-cell/>
          <table:table-cell table:style-name="Tabla14.A2" office:value-type="string">
            <text:p text:style-name="P137">0,011114301989437081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7">0,010846332006622106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7">0,011482834001071751</text:p>
          </table:table-cell>
          <table:covered-table-cell/>
        </table:table-row>
        <table:table-row>
          <table:covered-table-cell/>
          <table:covered-table-cell/>
          <table:table-cell table:style-name="Tabla14.C6" table:formula="ooow:sum&lt;C2:C5&gt;/4" office:value-type="float" office:value="0.009816464749747">
            <text:p text:style-name="P203">0,00982</text:p>
          </table:table-cell>
          <table:table-cell table:style-name="Tabla14.D6" office:value-type="string">
            <text:p text:style-name="P137"/>
          </table:table-cell>
        </table:table-row>
        <table:table-row>
          <table:covered-table-cell/>
          <table:table-cell table:style-name="Tabla14.A2" table:number-rows-spanned="5" office:value-type="string">
            <text:p text:style-name="P137"/>
            <text:p text:style-name="P137"/>
            <text:p text:style-name="P137"><text:span text:style-name="T32">3</text:span></text:p>
          </table:table-cell>
          <table:table-cell table:style-name="Tabla14.A2" office:value-type="string">
            <text:p text:style-name="P139">0,010840233997441828</text:p>
          </table:table-cell>
          <table:table-cell table:style-name="Tabla14.D2" table:number-rows-spanned="4" office:value-type="string">
            <text:p text:style-name="P139"/>
            <text:p text:style-name="P139"/>
            <text:p text:style-name="P139">0,017192022093428017</text:p>
          </table:table-cell>
        </table:table-row>
        <table:table-row>
          <table:covered-table-cell/>
          <table:covered-table-cell/>
          <table:table-cell table:style-name="Tabla14.A2" office:value-type="string">
            <text:p text:style-name="P137">0,011860700004035607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7">0,011199296990525909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7">0,011224778994801454</text:p>
          </table:table-cell>
          <table:covered-table-cell/>
        </table:table-row>
        <table:table-row>
          <table:covered-table-cell/>
          <table:covered-table-cell/>
          <table:table-cell table:style-name="Tabla14.C6" table:formula="ooow:sum&lt;C7:C10&gt;/4" office:value-type="float" office:value="0.0112812524967015">
            <text:p text:style-name="P198">0,01128</text:p>
          </table:table-cell>
          <table:table-cell table:style-name="Tabla14.D11" office:value-type="string">
            <text:p text:style-name="P137"/>
          </table:table-cell>
        </table:table-row>
        <table:table-row>
          <table:covered-table-cell/>
          <table:table-cell table:style-name="Tabla14.A2" table:number-rows-spanned="5" office:value-type="string">
            <text:p text:style-name="P65"/>
            <text:p text:style-name="P65"/>
            <text:p text:style-name="P65"/>
            <text:p text:style-name="P65">4</text:p>
          </table:table-cell>
          <table:table-cell table:style-name="Tabla14.A2" office:value-type="string">
            <text:p text:style-name="P139">0,010828259008121677</text:p>
          </table:table-cell>
          <table:table-cell table:style-name="Tabla14.D2" table:number-rows-spanned="4" office:value-type="string">
            <text:p text:style-name="P139"/>
            <text:p text:style-name="P139"/>
            <text:p text:style-name="P139">0,011770552755151278</text:p>
          </table:table-cell>
        </table:table-row>
        <table:table-row>
          <table:covered-table-cell/>
          <table:covered-table-cell/>
          <table:table-cell table:style-name="Tabla14.A2" office:value-type="string">
            <text:p text:style-name="P137">0,011075720001826994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7">0,01118699400103651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7">0,011500471999170259</text:p>
          </table:table-cell>
          <table:covered-table-cell/>
        </table:table-row>
        <table:table-row>
          <table:covered-table-cell/>
          <table:covered-table-cell/>
          <table:table-cell table:style-name="Tabla14.C6" table:formula="ooow:sum&lt;C12:C15&gt;/4" office:value-type="float" office:value="0.011147861252539">
            <text:p text:style-name="P203">0,01115</text:p>
          </table:table-cell>
          <table:table-cell table:style-name="Tabla14.D16" office:value-type="string">
            <text:p text:style-name="P137"/>
          </table:table-cell>
        </table:table-row>
        <table:table-row>
          <table:covered-table-cell/>
          <table:table-cell table:style-name="Tabla14.A2" table:number-rows-spanned="5" office:value-type="string">
            <text:p text:style-name="P65"/>
            <text:p text:style-name="P65"/>
            <text:p text:style-name="P65">5</text:p>
          </table:table-cell>
          <table:table-cell table:style-name="Tabla14.A2" office:value-type="string">
            <text:p text:style-name="P137">0,010873696010094136</text:p>
          </table:table-cell>
          <table:table-cell table:style-name="Tabla14.D2" table:number-rows-spanned="4" office:value-type="string">
            <text:p text:style-name="P137"/>
            <text:p text:style-name="P137"/>
            <text:p text:style-name="P137">0,011617187150680112</text:p>
          </table:table-cell>
        </table:table-row>
        <table:table-row>
          <table:covered-table-cell/>
          <table:covered-table-cell/>
          <table:table-cell table:style-name="Tabla14.A2" office:value-type="string">
            <text:p text:style-name="P137">0,011255823992541991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7">0,010812287000590004</text:p>
          </table:table-cell>
          <table:covered-table-cell/>
        </table:table-row>
        <table:table-row>
          <table:covered-table-cell/>
          <table:covered-table-cell/>
          <table:table-cell table:style-name="Tabla14.A2" office:value-type="string">
            <text:p text:style-name="P137">0,011337130999891087</text:p>
          </table:table-cell>
          <table:covered-table-cell/>
        </table:table-row>
        <table:table-row>
          <table:covered-table-cell/>
          <table:covered-table-cell/>
          <table:table-cell table:style-name="Tabla14.C6" table:formula="ooow:sum&lt;C17:C20&gt;/4" office:value-type="float" office:value="0.0110697345007793">
            <text:p text:style-name="P181">0,01107</text:p>
          </table:table-cell>
          <table:table-cell table:style-name="Tabla14.D21" office:value-type="string">
            <text:p text:style-name="P137"/>
          </table:table-cell>
        </table:table-row>
        <table:table-row>
          <table:covered-table-cell/>
          <table:table-cell table:style-name="Tabla14.A2" table:number-rows-spanned="5" office:value-type="string">
            <text:p text:style-name="P70"/>
            <text:p text:style-name="P70"/>
            <text:p text:style-name="P70">6</text:p>
          </table:table-cell>
          <table:table-cell table:style-name="Tabla14.A2" office:value-type="string">
            <text:p text:style-name="P137">0,011145971991936676</text:p>
          </table:table-cell>
          <table:table-cell table:style-name="Tabla14.D2" table:number-rows-spanned="4" office:value-type="string">
            <text:p text:style-name="P137"/>
            <text:p text:style-name="P137"/>
            <text:p text:style-name="P137">0,009586475840864096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248476002947427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006486005499028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<text:s/>0,011282167994068004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22:C25&gt;/4" office:value-type="float" office:value="0.011170775498613">
            <text:p text:style-name="P203">0,01117</text:p>
          </table:table-cell>
          <table:table-cell table:style-name="Tabla14.D26" office:value-type="string">
            <text:p text:style-name="P137"/>
          </table:table-cell>
        </table:table-row>
        <table:table-row table:style-name="Tabla14.23">
          <table:covered-table-cell/>
          <table:table-cell table:style-name="Tabla14.A2" table:number-rows-spanned="5" office:value-type="string">
            <text:p text:style-name="P70"/>
            <text:p text:style-name="P70"/>
            <text:p text:style-name="P70">7</text:p>
          </table:table-cell>
          <table:table-cell table:style-name="Tabla14.A2" office:value-type="string">
            <text:p text:style-name="P137">0,010919538995949551</text:p>
          </table:table-cell>
          <table:table-cell table:style-name="Tabla14.D2" table:number-rows-spanned="4" office:value-type="string">
            <text:p text:style-name="P137"/>
            <text:p text:style-name="P137"/>
            <text:p text:style-name="P137">0,010284859378283827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893475006218068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082899101311341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667544997180812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27:C30&gt;/4" office:value-type="float" office:value="0.0113273875031158">
            <text:p text:style-name="P181">0,01133</text:p>
          </table:table-cell>
          <table:table-cell table:style-name="Tabla14.D31" office:value-type="string">
            <text:p text:style-name="P137"/>
          </table:table-cell>
        </table:table-row>
        <table:table-row table:style-name="Tabla14.23">
          <table:covered-table-cell/>
          <table:table-cell table:style-name="Tabla14.A2" table:number-rows-spanned="5" office:value-type="string">
            <text:p text:style-name="P70"/>
            <text:p text:style-name="P70"/>
            <text:p text:style-name="P70">8</text:p>
          </table:table-cell>
          <table:table-cell table:style-name="Tabla14.A2" office:value-type="string">
            <text:p text:style-name="P137">0,011196690000360832</text:p>
          </table:table-cell>
          <table:table-cell table:style-name="Tabla14.D2" table:number-rows-spanned="4" office:value-type="string">
            <text:p text:style-name="P137"/>
            <text:p text:style-name="P137"/>
            <text:p text:style-name="P137">0,011253400324490386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546616005944088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082633700571023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38712999818381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32:C35&gt;/4" office:value-type="float" office:value="0.0112391932525498">
            <text:p text:style-name="P203">0,01124</text:p>
          </table:table-cell>
          <table:table-cell table:style-name="Tabla14.D36" office:value-type="string">
            <text:p text:style-name="P137"/>
          </table:table-cell>
        </table:table-row>
        <table:table-row table:style-name="Tabla14.23">
          <table:covered-table-cell/>
          <table:table-cell table:style-name="Tabla14.A2" table:number-rows-spanned="5" office:value-type="string">
            <text:p text:style-name="P70"/>
            <text:p text:style-name="P70"/>
            <text:p text:style-name="P70">9</text:p>
          </table:table-cell>
          <table:table-cell table:style-name="Tabla14.A2" office:value-type="string">
            <text:p text:style-name="P137">0,010777159011922777</text:p>
          </table:table-cell>
          <table:table-cell table:style-name="Tabla14.D2" table:number-rows-spanned="4" office:value-type="string">
            <text:p text:style-name="P137"/>
            <text:p text:style-name="P137"/>
            <text:p text:style-name="P137">0,011615998114362827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360853997757658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0859125992283225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301835009362549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37:C40&gt;/4" office:value-type="float" office:value="0.0110747435028318">
            <text:p text:style-name="P181">0,01107</text:p>
          </table:table-cell>
          <table:table-cell table:style-name="Tabla14.D41" office:value-type="string">
            <text:p text:style-name="P137"/>
          </table:table-cell>
        </table:table-row>
        <table:table-row table:style-name="Tabla14.23">
          <table:covered-table-cell/>
          <table:table-cell table:style-name="Tabla14.A2" table:number-rows-spanned="5" office:value-type="string">
            <text:p text:style-name="P75"/>
            <text:p text:style-name="P75"/>
            <text:p text:style-name="P75">10</text:p>
          </table:table-cell>
          <table:table-cell table:style-name="Tabla14.A2" office:value-type="string">
            <text:p text:style-name="P137">0,010838307003723457</text:p>
          </table:table-cell>
          <table:table-cell table:style-name="Tabla14.D2" table:number-rows-spanned="4" office:value-type="string">
            <text:p text:style-name="P137"/>
            <text:p text:style-name="P137"/>
            <text:p text:style-name="P137">0,00995514713820575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428141995565966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090093499806244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5573229995789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42:C45&gt;/4" office:value-type="float" office:value="0.011181176749233">
            <text:p text:style-name="P203">0,01118</text:p>
          </table:table-cell>
          <table:table-cell table:style-name="Tabla14.D46" office:value-type="string">
            <text:p text:style-name="P137"/>
          </table:table-cell>
        </table:table-row>
        <table:table-row table:style-name="Tabla14.23">
          <table:covered-table-cell/>
          <table:table-cell table:style-name="Tabla14.A2" table:number-rows-spanned="5" office:value-type="string">
            <text:p text:style-name="P75"/>
            <text:p text:style-name="P75"/>
            <text:p text:style-name="P75">11</text:p>
          </table:table-cell>
          <table:table-cell table:style-name="Tabla14.A2" office:value-type="string">
            <text:p text:style-name="P137"><text:s/>0,010870918005821295</text:p>
          </table:table-cell>
          <table:table-cell table:style-name="Tabla14.D2" table:number-rows-spanned="4" office:value-type="string">
            <text:p text:style-name="P137"/>
            <text:p text:style-name="P137"/>
            <text:p text:style-name="P137">0,00990869475179117</text:p>
          </table:table-cell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369261002982967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<text:s/>0,010865809003007598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A2" office:value-type="string">
            <text:p text:style-name="P137">0,011032053007511422</text:p>
          </table:table-cell>
          <table:covered-table-cell/>
        </table:table-row>
        <table:table-row table:style-name="Tabla14.23">
          <table:covered-table-cell/>
          <table:covered-table-cell/>
          <table:table-cell table:style-name="Tabla14.C6" table:formula="ooow:sum&lt;C47:C50&gt;/4" office:value-type="float" office:value="0.011034510254831">
            <text:p text:style-name="P181">0,01103</text:p>
          </table:table-cell>
          <table:table-cell table:style-name="Tabla14.D51" office:value-type="string">
            <text:p text:style-name="P137"/>
          </table:table-cell>
        </table:table-row>
        <table:table-row table:style-name="Tabla14.23">
          <table:table-cell table:style-name="Tabla14.A52" office:value-type="string">
            <text:p text:style-name="P93">Promedio</text:p>
          </table:table-cell>
          <table:table-cell table:style-name="Tabla14.B52" office:value-type="string">
            <text:p text:style-name="P75"><text:s/><text:span text:style-name="T34">Haciendo 1 cluster de cada uno [2:11]</text:span></text:p>
          </table:table-cell>
          <table:table-cell table:style-name="Tabla14.C52" office:value-type="float" office:value="0.11034">
            <text:p text:style-name="P186">0,11034</text:p>
          </table:table-cell>
          <table:table-cell table:style-name="Tabla14.D52" office:value-type="string">
            <text:p text:style-name="P137">0,012468046</text:p>
          </table:table-cell>
        </table:table-row>
      </table:table>
      <text:p text:style-name="P108"/>
      <table:table table:name="Tabla18" table:style-name="Tabla18">
        <table:table-column table:style-name="Tabla18.A"/>
        <table:table-column table:style-name="Tabla18.B"/>
        <table:table-column table:style-name="Tabla18.C"/>
        <table:table-column table:style-name="Tabla18.D"/>
        <table:table-row>
          <table:table-cell table:style-name="Tabla18.A1" office:value-type="string">
            <text:p text:style-name="P227"><text:s/><text:span text:style-name="T2">D</text:span>ata</text:p>
          </table:table-cell>
          <table:table-cell table:style-name="Tabla18.A1" office:value-type="string">
            <text:p text:style-name="P250">Numero de clusters</text:p>
          </table:table-cell>
          <table:table-cell table:style-name="Tabla18.A1" office:value-type="string">
            <text:p text:style-name="P235">Time </text:p>
          </table:table-cell>
          <table:table-cell table:style-name="Tabla18.D1" office:value-type="string">
            <text:p text:style-name="P243"><text:span text:style-name="T5">S</text:span>ilhouette_score</text:p>
          </table:table-cell>
        </table:table-row>
        <table:table-row>
          <table:table-cell table:style-name="Tabla18.A2" table:number-rows-spanned="50" office:value-type="string">
            <text:h text:style-name="P284" text:outline-level="1"><text:span text:style-name="T33"/></text:h>
            <text:h text:style-name="P284" text:outline-level="1"><text:span text:style-name="T33"/></text:h>
            <text:h text:style-name="P284" text:outline-level="1"><text:span text:style-name="T33"/></text:h>
            <text:h text:style-name="P284" text:outline-level="1"><text:span text:style-name="T33"/></text:h>
            <text:h text:style-name="P284" text:outline-level="1"><text:span text:style-name="T33"/></text:h>
            <text:h text:style-name="P284" text:outline-level="1"><text:span text:style-name="T33">Agglomerative</text:span></text:h>
            <text:p text:style-name="P151">2<text:span text:style-name="T10">5</text:span>0</text:p>
            <text:p text:style-name="P158">Data</text:p>
            <text:p text:style-name="P158">Escalada</text:p>
          </table:table-cell>
          <table:table-cell table:style-name="Tabla18.A2" table:number-rows-spanned="5" office:value-type="string">
            <text:p text:style-name="P141"/>
            <text:p text:style-name="P141"/>
            <text:p text:style-name="P141"/>
            <text:p text:style-name="P141">2</text:p>
          </table:table-cell>
          <table:table-cell table:style-name="Tabla18.A2" office:value-type="string">
            <text:p text:style-name="P141">0,0060021260142093524</text:p>
          </table:table-cell>
          <table:table-cell table:style-name="Tabla18.D2" table:number-rows-spanned="4" office:value-type="string">
            <text:p text:style-name="P141"><text:s/></text:p>
            <text:p text:style-name="P141"/>
            <text:p text:style-name="P141">0,03453946787616107</text:p>
          </table:table-cell>
        </table:table-row>
        <table:table-row>
          <table:covered-table-cell/>
          <table:covered-table-cell/>
          <table:table-cell table:style-name="Tabla18.A2" office:value-type="string">
            <text:p text:style-name="P141">0,005853237002156675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1">0,005749539996031672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1">0,006196446003741585</text:p>
          </table:table-cell>
          <table:covered-table-cell/>
        </table:table-row>
        <table:table-row>
          <table:covered-table-cell/>
          <table:covered-table-cell/>
          <table:table-cell table:style-name="Tabla18.C6" table:formula="ooow:sum&lt;C2:C5&gt;/4" office:value-type="float" office:value="0.005950337254035">
            <text:p text:style-name="P200">0,00595</text:p>
          </table:table-cell>
          <table:table-cell table:style-name="Tabla18.D6" office:value-type="string">
            <text:p text:style-name="P141"/>
          </table:table-cell>
        </table:table-row>
        <table:table-row>
          <table:covered-table-cell/>
          <table:table-cell table:style-name="Tabla18.A2" table:number-rows-spanned="5" office:value-type="string">
            <text:p text:style-name="P141"/>
            <text:p text:style-name="P141"/>
            <text:p text:style-name="P141"><text:span text:style-name="T32">3</text:span></text:p>
          </table:table-cell>
          <table:table-cell table:style-name="Tabla18.A2" office:value-type="string">
            <text:p text:style-name="P141">0,010819546994753182</text:p>
          </table:table-cell>
          <table:table-cell table:style-name="Tabla18.D2" table:number-rows-spanned="4" office:value-type="string">
            <text:p text:style-name="P141"/>
            <text:p text:style-name="P141"/>
            <text:p text:style-name="P141">0,030683010675723744</text:p>
          </table:table-cell>
        </table:table-row>
        <table:table-row>
          <table:covered-table-cell/>
          <table:covered-table-cell/>
          <table:table-cell table:style-name="Tabla18.A2" office:value-type="string">
            <text:p text:style-name="P141">0,010409380003693514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1">0,010591262005618773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1">0,005714897997677326</text:p>
          </table:table-cell>
          <table:covered-table-cell/>
        </table:table-row>
        <table:table-row>
          <table:covered-table-cell/>
          <table:covered-table-cell/>
          <table:table-cell table:style-name="Tabla18.C6" table:formula="ooow:sum&lt;C7:C10&gt;/4" office:value-type="float" office:value="0.00938377175043575">
            <text:p text:style-name="P200">0,00938</text:p>
          </table:table-cell>
          <table:table-cell table:style-name="Tabla18.D11" office:value-type="string">
            <text:p text:style-name="P141"/>
          </table:table-cell>
        </table:table-row>
        <table:table-row>
          <table:covered-table-cell/>
          <table:table-cell table:style-name="Tabla18.A2" table:number-rows-spanned="5" office:value-type="string">
            <text:p text:style-name="P67"/>
            <text:p text:style-name="P67"/>
            <text:p text:style-name="P67"/>
            <text:p text:style-name="P67">4</text:p>
          </table:table-cell>
          <table:table-cell table:style-name="Tabla18.A2" office:value-type="string">
            <text:p text:style-name="P141">0,010973756012390368</text:p>
          </table:table-cell>
          <table:table-cell table:style-name="Tabla18.D2" table:number-rows-spanned="4" office:value-type="string">
            <text:p text:style-name="P141"/>
            <text:p text:style-name="P141"/>
            <text:p text:style-name="P141">0,027692232025912627</text:p>
          </table:table-cell>
        </table:table-row>
        <table:table-row>
          <table:covered-table-cell/>
          <table:covered-table-cell/>
          <table:table-cell table:style-name="Tabla18.A2" office:value-type="string">
            <text:p text:style-name="P141">0,011761033005313948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1">0,011994135013082996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1">0,01032317100907676</text:p>
          </table:table-cell>
          <table:covered-table-cell/>
        </table:table-row>
        <table:table-row>
          <table:covered-table-cell/>
          <table:covered-table-cell/>
          <table:table-cell table:style-name="Tabla18.C6" table:formula="ooow:sum&lt;C12:C15&gt;/4" office:value-type="float" office:value="0.011263023759966">
            <text:p text:style-name="P183">0,01126</text:p>
          </table:table-cell>
          <table:table-cell table:style-name="Tabla18.D16" office:value-type="string">
            <text:p text:style-name="P141"/>
          </table:table-cell>
        </table:table-row>
        <table:table-row>
          <table:covered-table-cell/>
          <table:table-cell table:style-name="Tabla18.A2" table:number-rows-spanned="5" office:value-type="string">
            <text:p text:style-name="P67"/>
            <text:p text:style-name="P67"/>
            <text:p text:style-name="P67">5</text:p>
          </table:table-cell>
          <table:table-cell table:style-name="Tabla18.A2" office:value-type="string">
            <text:p text:style-name="P141"><text:s/>0,010528767001233064</text:p>
          </table:table-cell>
          <table:table-cell table:style-name="Tabla18.D2" table:number-rows-spanned="4" office:value-type="string">
            <text:p text:style-name="P141"/>
            <text:p text:style-name="P141"/>
            <text:p text:style-name="P141">0,02467530225422604</text:p>
          </table:table-cell>
        </table:table-row>
        <table:table-row>
          <table:covered-table-cell/>
          <table:covered-table-cell/>
          <table:table-cell table:style-name="Tabla18.A2" office:value-type="string">
            <text:p text:style-name="P141">0,010451095004100353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1">0,01078402900020592</text:p>
          </table:table-cell>
          <table:covered-table-cell/>
        </table:table-row>
        <table:table-row>
          <table:covered-table-cell/>
          <table:covered-table-cell/>
          <table:table-cell table:style-name="Tabla18.A2" office:value-type="string">
            <text:p text:style-name="P141">0,0105320290022064</text:p>
          </table:table-cell>
          <table:covered-table-cell/>
        </table:table-row>
        <table:table-row>
          <table:covered-table-cell/>
          <table:covered-table-cell/>
          <table:table-cell table:style-name="Tabla18.C6" table:formula="ooow:sum&lt;C17:C20&gt;/4" office:value-type="float" office:value="0.0105739800019363">
            <text:p text:style-name="P200">0,01057</text:p>
          </table:table-cell>
          <table:table-cell table:style-name="Tabla18.D21" office:value-type="string">
            <text:p text:style-name="P141"/>
          </table:table-cell>
        </table:table-row>
        <table:table-row>
          <table:covered-table-cell/>
          <table:table-cell table:style-name="Tabla18.A2" table:number-rows-spanned="5" office:value-type="string">
            <text:p text:style-name="P72"/>
            <text:p text:style-name="P72"/>
            <text:p text:style-name="P72">6</text:p>
          </table:table-cell>
          <table:table-cell table:style-name="Tabla18.A2" office:value-type="string">
            <text:p text:style-name="P141">0,01065265700162854</text:p>
          </table:table-cell>
          <table:table-cell table:style-name="Tabla18.D2" table:number-rows-spanned="4" office:value-type="string">
            <text:p text:style-name="P141"/>
            <text:p text:style-name="P141"/>
            <text:p text:style-name="P141">0,021939074718256436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0530312996706925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1006968998117372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1021594997146167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22:C25&gt;/4" office:value-type="float" office:value="0.0108028834983998">
            <text:p text:style-name="P183">0,01080</text:p>
          </table:table-cell>
          <table:table-cell table:style-name="Tabla18.D26" office:value-type="string">
            <text:p text:style-name="P141"/>
          </table:table-cell>
        </table:table-row>
        <table:table-row table:style-name="Tabla18.23">
          <table:covered-table-cell/>
          <table:table-cell table:style-name="Tabla18.A2" table:number-rows-spanned="5" office:value-type="string">
            <text:p text:style-name="P72"/>
            <text:p text:style-name="P72"/>
            <text:p text:style-name="P72">7</text:p>
          </table:table-cell>
          <table:table-cell table:style-name="Tabla18.A2" office:value-type="string">
            <text:p text:style-name="P141">0,010711536000599153</text:p>
          </table:table-cell>
          <table:table-cell table:style-name="Tabla18.D2" table:number-rows-spanned="4" office:value-type="string">
            <text:p text:style-name="P141"/>
            <text:p text:style-name="P141"/>
            <text:p text:style-name="P141">0,0809019147223109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1314809002215043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1393754000891931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4189598994562402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27:C30&gt;/4" office:value-type="float" office:value="0.011902424499567">
            <text:p text:style-name="P200">0,01190</text:p>
          </table:table-cell>
          <table:table-cell table:style-name="Tabla18.D31" office:value-type="string">
            <text:p text:style-name="P141"/>
          </table:table-cell>
        </table:table-row>
        <table:table-row table:style-name="Tabla18.23">
          <table:covered-table-cell/>
          <table:table-cell table:style-name="Tabla18.A2" table:number-rows-spanned="5" office:value-type="string">
            <text:p text:style-name="P72"/>
            <text:p text:style-name="P72"/>
            <text:p text:style-name="P72">8</text:p>
          </table:table-cell>
          <table:table-cell table:style-name="Tabla18.A2" office:value-type="string">
            <text:p text:style-name="P141">0,011129594000522047</text:p>
          </table:table-cell>
          <table:table-cell table:style-name="Tabla18.D2" table:number-rows-spanned="4" office:value-type="string">
            <text:p text:style-name="P141"/>
            <text:p text:style-name="P141"/>
            <text:p text:style-name="P141">0,013581289842924775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0803605997352861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0677343001589179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1813264994998462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32:C35&gt;/4" office:value-type="float" office:value="0.0111059519986158">
            <text:p text:style-name="P183">0,01111</text:p>
          </table:table-cell>
          <table:table-cell table:style-name="Tabla18.D36" office:value-type="string">
            <text:p text:style-name="P141"/>
          </table:table-cell>
        </table:table-row>
        <table:table-row table:style-name="Tabla18.23">
          <table:covered-table-cell/>
          <table:table-cell table:style-name="Tabla18.A2" table:number-rows-spanned="5" office:value-type="string">
            <text:p text:style-name="P72"/>
            <text:p text:style-name="P72"/>
            <text:p text:style-name="P72">9</text:p>
          </table:table-cell>
          <table:table-cell table:style-name="Tabla18.A2" office:value-type="string">
            <text:p text:style-name="P141">0,010574761996394955</text:p>
          </table:table-cell>
          <table:table-cell table:style-name="Tabla18.D2" table:number-rows-spanned="4" office:value-type="string">
            <text:p text:style-name="P141"/>
            <text:p text:style-name="P141"/>
            <text:p text:style-name="P141">0,00965116716483249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0646955997799523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0727171000326052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1092438013292849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37:C40&gt;/4" office:value-type="float" office:value="0.0107603317519535">
            <text:p text:style-name="P200">0,01076</text:p>
          </table:table-cell>
          <table:table-cell table:style-name="Tabla18.D41" office:value-type="string">
            <text:p text:style-name="P141"/>
          </table:table-cell>
        </table:table-row>
        <table:table-row table:style-name="Tabla18.23">
          <table:covered-table-cell/>
          <table:table-cell table:style-name="Tabla18.A2" table:number-rows-spanned="5" office:value-type="string">
            <text:p text:style-name="P77"/>
            <text:p text:style-name="P77"/>
            <text:p text:style-name="P77">10</text:p>
          </table:table-cell>
          <table:table-cell table:style-name="Tabla18.A2" office:value-type="string">
            <text:p text:style-name="P141">0,010571680992143229</text:p>
          </table:table-cell>
          <table:table-cell table:style-name="Tabla18.D2" table:number-rows-spanned="4" office:value-type="string">
            <text:p text:style-name="P141"/>
            <text:p text:style-name="P141"/>
            <text:p text:style-name="P141">0,011676058773575975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1023773011402227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0641978995408863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.010768403997644782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42:C45&gt;/4" office:value-type="float" office:value="0.0080593582497385">
            <text:p text:style-name="P183">0,00806</text:p>
          </table:table-cell>
          <table:table-cell table:style-name="Tabla18.D46" office:value-type="string">
            <text:p text:style-name="P141"/>
          </table:table-cell>
        </table:table-row>
        <table:table-row table:style-name="Tabla18.23">
          <table:covered-table-cell/>
          <table:table-cell table:style-name="Tabla18.A2" table:number-rows-spanned="5" office:value-type="string">
            <text:p text:style-name="P77"/>
            <text:p text:style-name="P77"/>
            <text:p text:style-name="P77">11</text:p>
          </table:table-cell>
          <table:table-cell table:style-name="Tabla18.A2" office:value-type="string">
            <text:p text:style-name="P141">0,010579415000393055</text:p>
          </table:table-cell>
          <table:table-cell table:style-name="Tabla18.D2" table:number-rows-spanned="4" office:value-type="string">
            <text:p text:style-name="P141"/>
            <text:p text:style-name="P141"/>
            <text:p text:style-name="P141">0,011974342814801364</text:p>
          </table:table-cell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1854105003294535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0698435013182461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A2" office:value-type="string">
            <text:p text:style-name="P141">0,014325533993542194</text:p>
          </table:table-cell>
          <table:covered-table-cell/>
        </table:table-row>
        <table:table-row table:style-name="Tabla18.23">
          <table:covered-table-cell/>
          <table:covered-table-cell/>
          <table:table-cell table:style-name="Tabla18.C6" table:formula="ooow:sum&lt;C47:C50&gt;/4" office:value-type="float" office:value="0.0118643722526033">
            <text:p text:style-name="P200">0,01186</text:p>
          </table:table-cell>
          <table:table-cell table:style-name="Tabla18.D51" office:value-type="string">
            <text:p text:style-name="P141"/>
          </table:table-cell>
        </table:table-row>
        <table:table-row table:style-name="Tabla18.23">
          <table:table-cell table:style-name="Tabla18.A52" office:value-type="string">
            <text:p text:style-name="P95">Promedio</text:p>
          </table:table-cell>
          <table:table-cell table:style-name="Tabla18.B52" office:value-type="string">
            <text:p text:style-name="P77"><text:s/><text:span text:style-name="T34">Haciendo 1 cluster de cada uno [2:11]</text:span></text:p>
          </table:table-cell>
          <table:table-cell table:style-name="Tabla18.C52" office:value-type="float" office:value="0.10165">
            <text:p text:style-name="P188">0,10165</text:p>
          </table:table-cell>
          <table:table-cell table:style-name="Tabla18.D52" office:value-type="string">
            <text:p text:style-name="P141">0,026731386</text:p>
          </table:table-cell>
        </table:table-row>
      </table:table>
      <text:p text:style-name="P108"/>
      <table:table table:name="Tabla15" table:style-name="Tabla15">
        <table:table-column table:style-name="Tabla15.A"/>
        <table:table-column table:style-name="Tabla15.B"/>
        <table:table-column table:style-name="Tabla15.C"/>
        <table:table-column table:style-name="Tabla15.D"/>
        <table:table-row>
          <table:table-cell table:style-name="Tabla15.A1" office:value-type="string">
            <text:p text:style-name="P226"><text:s/><text:span text:style-name="T2">D</text:span>ata</text:p>
          </table:table-cell>
          <table:table-cell table:style-name="Tabla15.A1" office:value-type="string">
            <text:p text:style-name="P249">Numero de clusters</text:p>
          </table:table-cell>
          <table:table-cell table:style-name="Tabla15.A1" office:value-type="string">
            <text:p text:style-name="P234">Time </text:p>
          </table:table-cell>
          <table:table-cell table:style-name="Tabla15.D1" office:value-type="string">
            <text:p text:style-name="P242"><text:span text:style-name="T5">S</text:span>ilhouette_score</text:p>
          </table:table-cell>
        </table:table-row>
        <table:table-row>
          <table:table-cell table:style-name="Tabla15.A2" table:number-rows-spanned="50" office:value-type="string">
            <text:h text:style-name="P283" text:outline-level="1"><text:span text:style-name="T33"/></text:h>
            <text:h text:style-name="P283" text:outline-level="1"><text:soft-page-break/><text:span text:style-name="T33"/></text:h>
            <text:h text:style-name="P283" text:outline-level="1"><text:span text:style-name="T33"/></text:h>
            <text:h text:style-name="P283" text:outline-level="1"><text:span text:style-name="T33"/></text:h>
            <text:h text:style-name="P283" text:outline-level="1"><text:span text:style-name="T33"/></text:h>
            <text:p text:style-name="P123"><text:span text:style-name="T33"/></text:p>
            <text:p text:style-name="P123"><text:span text:style-name="T33"/></text:p>
            <text:p text:style-name="P123"><text:span text:style-name="T33"/></text:p>
            <text:p text:style-name="P123"><text:span text:style-name="T33"/></text:p>
            <text:p text:style-name="P123"><text:span text:style-name="T33"/></text:p>
            <text:p text:style-name="P123"><text:span text:style-name="T33"/></text:p>
            <text:h text:style-name="P283" text:outline-level="1"><text:span text:style-name="T33">Agglomerative</text:span></text:h>
            <text:p text:style-name="P150">2<text:span text:style-name="T10">5</text:span>0</text:p>
            <text:p text:style-name="P157">Data</text:p>
            <text:p text:style-name="P199">Escalada</text:p>
            <text:p text:style-name="P201">PCA(.9)</text:p>
            <text:p text:style-name="P157"/>
          </table:table-cell>
          <table:table-cell table:style-name="Tabla15.A2" table:number-rows-spanned="5" office:value-type="string">
            <text:p text:style-name="P140"/>
            <text:p text:style-name="P140"/>
            <text:p text:style-name="P140"><text:soft-page-break/></text:p>
            <text:p text:style-name="P140">2</text:p>
          </table:table-cell>
          <table:table-cell table:style-name="Tabla15.A2" office:value-type="string">
            <text:p text:style-name="P140">0,008542907002265565</text:p>
          </table:table-cell>
          <table:table-cell table:style-name="Tabla15.D2" table:number-rows-spanned="4" office:value-type="string">
            <text:p text:style-name="P140"/>
            <text:p text:style-name="P140"/>
            <text:p text:style-name="P140"><text:soft-page-break/>0,030957322203958006 </text:p>
          </table:table-cell>
        </table:table-row>
        <table:table-row>
          <table:covered-table-cell/>
          <table:covered-table-cell/>
          <table:table-cell table:style-name="Tabla15.A2" office:value-type="string">
            <text:p text:style-name="P140">0,008143076003761962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0">0,008276906999526545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0">0,008443834987701848</text:p>
          </table:table-cell>
          <table:covered-table-cell/>
        </table:table-row>
        <table:table-row>
          <table:covered-table-cell/>
          <table:covered-table-cell/>
          <table:table-cell table:style-name="Tabla15.C6" table:formula="ooow:sum&lt;C2:C5&gt;/4" office:value-type="float" office:value="0.00835168124831425">
            <text:p text:style-name="P202">0,00835</text:p>
          </table:table-cell>
          <table:table-cell table:style-name="Tabla15.D6" office:value-type="string">
            <text:p text:style-name="P140"/>
          </table:table-cell>
        </table:table-row>
        <table:table-row>
          <table:covered-table-cell/>
          <table:table-cell table:style-name="Tabla15.A2" table:number-rows-spanned="5" office:value-type="string">
            <text:p text:style-name="P140"/>
            <text:p text:style-name="P140"/>
            <text:p text:style-name="P140"><text:span text:style-name="T32">3</text:span></text:p>
          </table:table-cell>
          <table:table-cell table:style-name="Tabla15.A2" office:value-type="string">
            <text:p text:style-name="P140">0,008355227997526526</text:p>
          </table:table-cell>
          <table:table-cell table:style-name="Tabla15.D2" table:number-rows-spanned="4" office:value-type="string">
            <text:p text:style-name="P140"/>
            <text:p text:style-name="P140"/>
            <text:p text:style-name="P140">0,03147580027031938</text:p>
          </table:table-cell>
        </table:table-row>
        <table:table-row>
          <table:covered-table-cell/>
          <table:covered-table-cell/>
          <table:table-cell table:style-name="Tabla15.A2" office:value-type="string">
            <text:p text:style-name="P140">0,008101165003608912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0">0,00815587599936407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0">0,008300294997752644</text:p>
          </table:table-cell>
          <table:covered-table-cell/>
        </table:table-row>
        <table:table-row>
          <table:covered-table-cell/>
          <table:covered-table-cell/>
          <table:table-cell table:style-name="Tabla15.C6" table:formula="ooow:sum&lt;C7:C10&gt;/4" office:value-type="float" office:value="0.00822814099956325">
            <text:p text:style-name="P199">0,00823</text:p>
          </table:table-cell>
          <table:table-cell table:style-name="Tabla15.D11" office:value-type="string">
            <text:p text:style-name="P140"/>
          </table:table-cell>
        </table:table-row>
        <table:table-row>
          <table:covered-table-cell/>
          <table:table-cell table:style-name="Tabla15.A2" table:number-rows-spanned="5" office:value-type="string">
            <text:p text:style-name="P66"/>
            <text:p text:style-name="P66"/>
            <text:p text:style-name="P66"/>
            <text:p text:style-name="P66">4</text:p>
          </table:table-cell>
          <table:table-cell table:style-name="Tabla15.A2" office:value-type="string">
            <text:p text:style-name="P140">0,008475626003928483</text:p>
          </table:table-cell>
          <table:table-cell table:style-name="Tabla15.D2" table:number-rows-spanned="4" office:value-type="string">
            <text:p text:style-name="P140"/>
            <text:p text:style-name="P140"/>
            <text:p text:style-name="P140">0,02782849480214776</text:p>
          </table:table-cell>
        </table:table-row>
        <table:table-row>
          <table:covered-table-cell/>
          <table:covered-table-cell/>
          <table:table-cell table:style-name="Tabla15.A2" office:value-type="string">
            <text:p text:style-name="P140">0,008170678993337788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0">0,008495731992297806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0"><text:s/>0,008173640992026776</text:p>
          </table:table-cell>
          <table:covered-table-cell/>
        </table:table-row>
        <table:table-row>
          <table:covered-table-cell/>
          <table:covered-table-cell/>
          <table:table-cell table:style-name="Tabla15.C6" table:formula="ooow:sum&lt;C12:C15&gt;/4" office:value-type="float" office:value="0.00832891949539775">
            <text:p text:style-name="P202">0,00833</text:p>
          </table:table-cell>
          <table:table-cell table:style-name="Tabla15.D16" office:value-type="string">
            <text:p text:style-name="P140"/>
          </table:table-cell>
        </table:table-row>
        <table:table-row>
          <table:covered-table-cell/>
          <table:table-cell table:style-name="Tabla15.A2" table:number-rows-spanned="5" office:value-type="string">
            <text:p text:style-name="P66"/>
            <text:p text:style-name="P66"/>
            <text:p text:style-name="P66">5</text:p>
          </table:table-cell>
          <table:table-cell table:style-name="Tabla15.A2" office:value-type="string">
            <text:p text:style-name="P140">0,010684588007279672</text:p>
          </table:table-cell>
          <table:table-cell table:style-name="Tabla15.D2" table:number-rows-spanned="4" office:value-type="string">
            <text:p text:style-name="P140"/>
            <text:p text:style-name="P140"/>
            <text:p text:style-name="P140">0,02493818218750235</text:p>
          </table:table-cell>
        </table:table-row>
        <table:table-row>
          <table:covered-table-cell/>
          <table:covered-table-cell/>
          <table:table-cell table:style-name="Tabla15.A2" office:value-type="string">
            <text:p text:style-name="P140">0,008165075996657833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0">0,009293310009525158</text:p>
          </table:table-cell>
          <table:covered-table-cell/>
        </table:table-row>
        <table:table-row>
          <table:covered-table-cell/>
          <table:covered-table-cell/>
          <table:table-cell table:style-name="Tabla15.A2" office:value-type="string">
            <text:p text:style-name="P140">0,010585872005322017</text:p>
          </table:table-cell>
          <table:covered-table-cell/>
        </table:table-row>
        <table:table-row>
          <table:covered-table-cell/>
          <table:covered-table-cell/>
          <table:table-cell table:style-name="Tabla15.C6" table:formula="ooow:sum&lt;C17:C20&gt;/4" office:value-type="float" office:value="0.00968221150469625">
            <text:p text:style-name="P182">0,00968</text:p>
          </table:table-cell>
          <table:table-cell table:style-name="Tabla15.D21" office:value-type="string">
            <text:p text:style-name="P140"/>
          </table:table-cell>
        </table:table-row>
        <table:table-row>
          <table:covered-table-cell/>
          <table:table-cell table:style-name="Tabla15.A2" table:number-rows-spanned="5" office:value-type="string">
            <text:p text:style-name="P71"/>
            <text:p text:style-name="P71"/>
            <text:p text:style-name="P71">6</text:p>
          </table:table-cell>
          <table:table-cell table:style-name="Tabla15.A2" office:value-type="string">
            <text:p text:style-name="P140">0,00916602301003877</text:p>
          </table:table-cell>
          <table:table-cell table:style-name="Tabla15.D2" table:number-rows-spanned="4" office:value-type="string">
            <text:p text:style-name="P140"/>
            <text:p text:style-name="P140"/>
            <text:p text:style-name="P140">0,021781026324683917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92445280024549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9839974009082653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10258790993248112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22:C25&gt;/4" office:value-type="float" office:value="0.00962732900370625">
            <text:p text:style-name="P202">0,00963</text:p>
          </table:table-cell>
          <table:table-cell table:style-name="Tabla15.D26" office:value-type="string">
            <text:p text:style-name="P140"/>
          </table:table-cell>
        </table:table-row>
        <table:table-row table:style-name="Tabla15.23">
          <table:covered-table-cell/>
          <table:table-cell table:style-name="Tabla15.A2" table:number-rows-spanned="5" office:value-type="string">
            <text:p text:style-name="P71"/>
            <text:p text:style-name="P71"/>
            <text:p text:style-name="P71">7</text:p>
          </table:table-cell>
          <table:table-cell table:style-name="Tabla15.A2" office:value-type="string">
            <text:p text:style-name="P140">0,009494801008258946</text:p>
          </table:table-cell>
          <table:table-cell table:style-name="Tabla15.D2" table:number-rows-spanned="4" office:value-type="string">
            <text:p text:style-name="P140"/>
            <text:p text:style-name="P140"/>
            <text:p text:style-name="P140">0,022124803336181897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8948260001488961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10347134011681192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9259590995498002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27:C30&gt;/4" office:value-type="float" office:value="0.00951244650423175">
            <text:p text:style-name="P182">0,00951</text:p>
          </table:table-cell>
          <table:table-cell table:style-name="Tabla15.D31" office:value-type="string">
            <text:p text:style-name="P140"/>
          </table:table-cell>
        </table:table-row>
        <table:table-row table:style-name="Tabla15.23">
          <table:covered-table-cell/>
          <table:table-cell table:style-name="Tabla15.A2" table:number-rows-spanned="5" office:value-type="string">
            <text:p text:style-name="P71"/>
            <text:p text:style-name="P71"/>
            <text:p text:style-name="P71">8</text:p>
          </table:table-cell>
          <table:table-cell table:style-name="Tabla15.A2" office:value-type="string">
            <text:p text:style-name="P140">0,008740753008169122</text:p>
          </table:table-cell>
          <table:table-cell table:style-name="Tabla15.D2" table:number-rows-spanned="4" office:value-type="string">
            <text:p text:style-name="P140"/>
            <text:p text:style-name="P140"/>
            <text:p text:style-name="P140">0,018473772396970116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923691299976781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<text:s/>0,08632575001684017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779030799458269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32:C35&gt;/4" office:value-type="float" office:value="0.02802343100484">
            <text:p text:style-name="P202">0,02802</text:p>
          </table:table-cell>
          <table:table-cell table:style-name="Tabla15.D36" office:value-type="string">
            <text:p text:style-name="P140"/>
          </table:table-cell>
        </table:table-row>
        <table:table-row table:style-name="Tabla15.23">
          <table:covered-table-cell/>
          <table:table-cell table:style-name="Tabla15.A2" table:number-rows-spanned="5" office:value-type="string">
            <text:p text:style-name="P71"/>
            <text:p text:style-name="P71"/>
            <text:p text:style-name="P71"><text:soft-page-break/>9</text:p>
          </table:table-cell>
          <table:table-cell table:style-name="Tabla15.A2" office:value-type="string">
            <text:p text:style-name="P140">0,008414386000367813</text:p>
          </table:table-cell>
          <table:table-cell table:style-name="Tabla15.D2" table:number-rows-spanned="4" office:value-type="string">
            <text:p text:style-name="P140"/>
            <text:p text:style-name="P140"/>
            <text:p text:style-name="P140"><text:soft-page-break/>0,02029285744914708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6662801009952091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9275611999328248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826496999070514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37:C40&gt;/4" office:value-type="float" office:value="0.00815444225008825">
            <text:p text:style-name="P182">0,00815</text:p>
          </table:table-cell>
          <table:table-cell table:style-name="Tabla15.D41" office:value-type="string">
            <text:p text:style-name="P140"/>
          </table:table-cell>
        </table:table-row>
        <table:table-row table:style-name="Tabla15.23">
          <table:covered-table-cell/>
          <table:table-cell table:style-name="Tabla15.A2" table:number-rows-spanned="5" office:value-type="string">
            <text:p text:style-name="P76"/>
            <text:p text:style-name="P76"/>
            <text:p text:style-name="P76">10</text:p>
          </table:table-cell>
          <table:table-cell table:style-name="Tabla15.A2" office:value-type="string">
            <text:p text:style-name="P140">0,008691848008311354</text:p>
          </table:table-cell>
          <table:table-cell table:style-name="Tabla15.D2" table:number-rows-spanned="4" office:value-type="string">
            <text:p text:style-name="P140"/>
            <text:p text:style-name="P140"/>
            <text:p text:style-name="P140">0,018244574360846137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10088844996062107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86440040031448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8499832998495549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42:C45&gt;/4" office:value-type="float" office:value="0.0089811325015035">
            <text:p text:style-name="P202">0,00898</text:p>
          </table:table-cell>
          <table:table-cell table:style-name="Tabla15.D46" office:value-type="string">
            <text:p text:style-name="P140"/>
          </table:table-cell>
        </table:table-row>
        <table:table-row table:style-name="Tabla15.23">
          <table:covered-table-cell/>
          <table:table-cell table:style-name="Tabla15.A2" table:number-rows-spanned="5" office:value-type="string">
            <text:p text:style-name="P76"/>
            <text:p text:style-name="P76"/>
            <text:p text:style-name="P76">11</text:p>
          </table:table-cell>
          <table:table-cell table:style-name="Tabla15.A2" office:value-type="string">
            <text:p text:style-name="P140"><text:s/>0,008643116991152056</text:p>
          </table:table-cell>
          <table:table-cell table:style-name="Tabla15.D2" table:number-rows-spanned="4" office:value-type="string">
            <text:p text:style-name="P140"/>
            <text:p text:style-name="P140"/>
            <text:p text:style-name="P140">0,0179259632563577</text:p>
          </table:table-cell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09288182001910172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1436510200437624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A2" office:value-type="string">
            <text:p text:style-name="P140">0,012200994999147952</text:p>
          </table:table-cell>
          <table:covered-table-cell/>
        </table:table-row>
        <table:table-row table:style-name="Tabla15.23">
          <table:covered-table-cell/>
          <table:covered-table-cell/>
          <table:table-cell table:style-name="Tabla15.C6" table:formula="ooow:sum&lt;C47:C50&gt;/4" office:value-type="float" office:value="0.0111243489991465">
            <text:p text:style-name="P182">0,01112</text:p>
          </table:table-cell>
          <table:table-cell table:style-name="Tabla15.D51" office:value-type="string">
            <text:p text:style-name="P140"/>
          </table:table-cell>
        </table:table-row>
        <table:table-row table:style-name="Tabla15.23">
          <table:table-cell table:style-name="Tabla15.A52" office:value-type="string">
            <text:p text:style-name="P94">Promedio</text:p>
          </table:table-cell>
          <table:table-cell table:style-name="Tabla15.B52" office:value-type="string">
            <text:p text:style-name="P76"><text:s/><text:span text:style-name="T34">Haciendo 1 cluster de cada uno [2:11]</text:span></text:p>
          </table:table-cell>
          <table:table-cell table:style-name="Tabla15.C52" office:value-type="float" office:value="0.11">
            <text:p text:style-name="P187">0,11000</text:p>
          </table:table-cell>
          <table:table-cell table:style-name="Tabla15.D52" office:value-type="string">
            <text:p text:style-name="P140">0,02340428</text:p>
          </table:table-cell>
        </table:table-row>
      </table:table>
      <text:p text:style-name="P102"/>
      <table:table table:name="Tabla17" table:style-name="Tabla17">
        <table:table-column table:style-name="Tabla17.A"/>
        <table:table-column table:style-name="Tabla17.B"/>
        <table:table-column table:style-name="Tabla17.C"/>
        <table:table-column table:style-name="Tabla17.D"/>
        <table:table-row>
          <table:table-cell table:style-name="Tabla17.A1" office:value-type="string">
            <text:p text:style-name="P228"><text:s/><text:span text:style-name="T2">D</text:span>ata</text:p>
          </table:table-cell>
          <table:table-cell table:style-name="Tabla17.A1" office:value-type="string">
            <text:p text:style-name="P251">Numero de clusters</text:p>
          </table:table-cell>
          <table:table-cell table:style-name="Tabla17.A1" office:value-type="string">
            <text:p text:style-name="P236">Time </text:p>
          </table:table-cell>
          <table:table-cell table:style-name="Tabla17.D1" office:value-type="string">
            <text:p text:style-name="P244"><text:span text:style-name="T5">S</text:span>ilhouette_score</text:p>
          </table:table-cell>
        </table:table-row>
        <table:table-row>
          <table:table-cell table:style-name="Tabla17.A2" table:number-rows-spanned="50" office:value-type="string">
            <text:h text:style-name="P285" text:outline-level="1"><text:span text:style-name="T33"/></text:h>
            <text:h text:style-name="P285" text:outline-level="1"><text:span text:style-name="T33"/></text:h>
            <text:h text:style-name="P285" text:outline-level="1"><text:span text:style-name="T33"/></text:h>
            <text:h text:style-name="P285" text:outline-level="1"><text:span text:style-name="T33"/></text:h>
            <text:h text:style-name="P285" text:outline-level="1"><text:span text:style-name="T33"/></text:h>
            <text:h text:style-name="P285" text:outline-level="1"><text:span text:style-name="T33">Agglomerative</text:span></text:h>
            <text:p text:style-name="P152">2<text:span text:style-name="T10">5</text:span>0</text:p>
            <text:p text:style-name="P159">Data</text:p>
            <text:p text:style-name="P159">Escalada</text:p>
            <text:p text:style-name="P204">+</text:p>
            <text:p text:style-name="P159"><text:span text:style-name="T12">Normalizada</text:span> </text:p>
            <text:p text:style-name="P165"/>
            <text:p text:style-name="P159"/>
          </table:table-cell>
          <table:table-cell table:style-name="Tabla17.A2" table:number-rows-spanned="5" office:value-type="string">
            <text:p text:style-name="P142"/>
            <text:p text:style-name="P142"/>
            <text:p text:style-name="P142"/>
            <text:p text:style-name="P142">2</text:p>
          </table:table-cell>
          <table:table-cell table:style-name="Tabla17.A2" office:value-type="string">
            <text:p text:style-name="P142">0,006018928994308226</text:p>
          </table:table-cell>
          <table:table-cell table:style-name="Tabla17.D2" table:number-rows-spanned="4" office:value-type="string">
            <text:p text:style-name="P142"/>
            <text:p text:style-name="P142"/>
            <text:p text:style-name="P142">0,018834590845304554</text:p>
          </table:table-cell>
        </table:table-row>
        <table:table-row>
          <table:covered-table-cell/>
          <table:covered-table-cell/>
          <table:table-cell table:style-name="Tabla17.A2" office:value-type="string">
            <text:p text:style-name="P142"><text:s/>0,011316870004520752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2">0,010862886003451422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2"><text:s/>0,011982077994616702</text:p>
          </table:table-cell>
          <table:covered-table-cell/>
        </table:table-row>
        <table:table-row>
          <table:covered-table-cell/>
          <table:covered-table-cell/>
          <table:table-cell table:style-name="Tabla17.C6" table:formula="ooow:sum&lt;C2:C5&gt;/4" office:value-type="float" office:value="0.0100451907492245">
            <text:p text:style-name="P205">0,01005</text:p>
          </table:table-cell>
          <table:table-cell table:style-name="Tabla17.D6" office:value-type="string">
            <text:p text:style-name="P142"/>
          </table:table-cell>
        </table:table-row>
        <table:table-row>
          <table:covered-table-cell/>
          <table:table-cell table:style-name="Tabla17.A2" table:number-rows-spanned="5" office:value-type="string">
            <text:p text:style-name="P142"/>
            <text:p text:style-name="P142"/>
            <text:p text:style-name="P142"><text:span text:style-name="T32">3</text:span></text:p>
          </table:table-cell>
          <table:table-cell table:style-name="Tabla17.A2" office:value-type="string">
            <text:p text:style-name="P142">0,012798319003195502</text:p>
          </table:table-cell>
          <table:table-cell table:style-name="Tabla17.D2" table:number-rows-spanned="4" office:value-type="string">
            <text:p text:style-name="P142"/>
            <text:p text:style-name="P142"/>
            <text:p text:style-name="P142">0,008074223391376754</text:p>
          </table:table-cell>
        </table:table-row>
        <table:table-row>
          <table:covered-table-cell/>
          <table:covered-table-cell/>
          <table:table-cell table:style-name="Tabla17.A2" office:value-type="string">
            <text:p text:style-name="P142">0,011203766000107862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2">0,012565848999656737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2">0,011778838990721852</text:p>
          </table:table-cell>
          <table:covered-table-cell/>
        </table:table-row>
        <table:table-row>
          <table:covered-table-cell/>
          <table:covered-table-cell/>
          <table:table-cell table:style-name="Tabla17.C6" table:formula="ooow:sum&lt;C7:C10&gt;/4" office:value-type="float" office:value="0.0120866932484208">
            <text:p text:style-name="P205">0,01209</text:p>
          </table:table-cell>
          <table:table-cell table:style-name="Tabla17.D11" office:value-type="string">
            <text:p text:style-name="P142"/>
          </table:table-cell>
        </table:table-row>
        <table:table-row>
          <table:covered-table-cell/>
          <table:table-cell table:style-name="Tabla17.A2" table:number-rows-spanned="5" office:value-type="string">
            <text:p text:style-name="P68"/>
            <text:p text:style-name="P68"/>
            <text:p text:style-name="P68"/>
            <text:p text:style-name="P68">4</text:p>
          </table:table-cell>
          <table:table-cell table:style-name="Tabla17.A2" office:value-type="string">
            <text:p text:style-name="P142">0,011000473008607514</text:p>
          </table:table-cell>
          <table:table-cell table:style-name="Tabla17.D2" table:number-rows-spanned="4" office:value-type="string">
            <text:p text:style-name="P142"/>
            <text:p text:style-name="P142"/>
            <text:p text:style-name="P142">0,009285816957125523</text:p>
          </table:table-cell>
        </table:table-row>
        <table:table-row>
          <table:covered-table-cell/>
          <table:covered-table-cell/>
          <table:table-cell table:style-name="Tabla17.A2" office:value-type="string">
            <text:p text:style-name="P142">0,012551556006656028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2">0,011391833002562635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2">0,011097877999418415</text:p>
          </table:table-cell>
          <table:covered-table-cell/>
        </table:table-row>
        <table:table-row>
          <table:covered-table-cell/>
          <table:covered-table-cell/>
          <table:table-cell table:style-name="Tabla17.C6" table:formula="ooow:sum&lt;C12:C15&gt;/4" office:value-type="float" office:value="0.0115104350043115">
            <text:p text:style-name="P184">0,01151</text:p>
          </table:table-cell>
          <table:table-cell table:style-name="Tabla17.D16" office:value-type="string">
            <text:p text:style-name="P142"/>
          </table:table-cell>
        </table:table-row>
        <table:table-row>
          <table:covered-table-cell/>
          <table:table-cell table:style-name="Tabla17.A2" table:number-rows-spanned="5" office:value-type="string">
            <text:p text:style-name="P68"/>
            <text:p text:style-name="P68"/>
            <text:p text:style-name="P68">5</text:p>
          </table:table-cell>
          <table:table-cell table:style-name="Tabla17.A2" office:value-type="string">
            <text:p text:style-name="P142">0,011645249993307516</text:p>
          </table:table-cell>
          <table:table-cell table:style-name="Tabla17.D2" table:number-rows-spanned="4" office:value-type="string">
            <text:p text:style-name="P142"/>
            <text:p text:style-name="P142"/>
            <text:p text:style-name="P142">0,009891134747324655</text:p>
          </table:table-cell>
        </table:table-row>
        <table:table-row>
          <table:covered-table-cell/>
          <table:covered-table-cell/>
          <table:table-cell table:style-name="Tabla17.A2" office:value-type="string">
            <text:p text:style-name="P142">0,011608143002376892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2">0,012830308012780733</text:p>
          </table:table-cell>
          <table:covered-table-cell/>
        </table:table-row>
        <table:table-row>
          <table:covered-table-cell/>
          <table:covered-table-cell/>
          <table:table-cell table:style-name="Tabla17.A2" office:value-type="string">
            <text:p text:style-name="P142">0,013265400004456751</text:p>
          </table:table-cell>
          <table:covered-table-cell/>
        </table:table-row>
        <table:table-row>
          <table:covered-table-cell/>
          <table:covered-table-cell/>
          <table:table-cell table:style-name="Tabla17.C6" table:formula="ooow:sum&lt;C17:C20&gt;/4" office:value-type="float" office:value="0.0123372752532308">
            <text:p text:style-name="P205">0,01234</text:p>
          </table:table-cell>
          <table:table-cell table:style-name="Tabla17.D21" office:value-type="string">
            <text:p text:style-name="P142"/>
          </table:table-cell>
        </table:table-row>
        <table:table-row>
          <table:covered-table-cell/>
          <table:table-cell table:style-name="Tabla17.A2" table:number-rows-spanned="5" office:value-type="string">
            <text:p text:style-name="P73"/>
            <text:p text:style-name="P73"/>
            <text:p text:style-name="P73">6</text:p>
          </table:table-cell>
          <table:table-cell table:style-name="Tabla17.A2" office:value-type="string">
            <text:p text:style-name="P142">0,011391420004656538</text:p>
          </table:table-cell>
          <table:table-cell table:style-name="Tabla17.D2" table:number-rows-spanned="4" office:value-type="string">
            <text:p text:style-name="P142"/>
            <text:p text:style-name="P142"/>
            <text:p text:style-name="P142">0,001935207468221572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2004245014395565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1004601008608006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18773070134921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22:C25&gt;/4" office:value-type="float" office:value="0.0115693932602883">
            <text:p text:style-name="P184">0,01157</text:p>
          </table:table-cell>
          <table:table-cell table:style-name="Tabla17.D26" office:value-type="string">
            <text:p text:style-name="P142"/>
          </table:table-cell>
        </table:table-row>
        <table:table-row table:style-name="Tabla17.23">
          <table:covered-table-cell/>
          <table:table-cell table:style-name="Tabla17.A2" table:number-rows-spanned="5" office:value-type="string">
            <text:p text:style-name="P73"/>
            <text:p text:style-name="P73"/>
            <text:p text:style-name="P73">7</text:p>
          </table:table-cell>
          <table:table-cell table:style-name="Tabla17.A2" office:value-type="string">
            <text:p text:style-name="P142">0,011377224000170827</text:p>
          </table:table-cell>
          <table:table-cell table:style-name="Tabla17.D2" table:number-rows-spanned="4" office:value-type="string">
            <text:p text:style-name="P142"/>
            <text:p text:style-name="P142"/>
            <text:p text:style-name="P142">0,002037806873090088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1002990999259055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123760400514584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095972400798928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27:C30&gt;/4" office:value-type="float" office:value="0.0111443857531413">
            <text:p text:style-name="P205">0,01114</text:p>
          </table:table-cell>
          <table:table-cell table:style-name="Tabla17.D31" office:value-type="string">
            <text:p text:style-name="P142"/>
          </table:table-cell>
        </table:table-row>
        <table:table-row table:style-name="Tabla17.23">
          <table:covered-table-cell/>
          <table:table-cell table:style-name="Tabla17.A2" table:number-rows-spanned="5" office:value-type="string">
            <text:p text:style-name="P73"/>
            <text:p text:style-name="P73"/>
            <text:p text:style-name="P73">8</text:p>
          </table:table-cell>
          <table:table-cell table:style-name="Tabla17.A2" office:value-type="string">
            <text:p text:style-name="P142">0,011595560994464904</text:p>
          </table:table-cell>
          <table:table-cell table:style-name="Tabla17.D2" table:number-rows-spanned="4" office:value-type="string">
            <text:p text:style-name="P142"/>
            <text:p text:style-name="P142"/>
            <text:p text:style-name="P142">0,003082128960557002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0991114992066287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167042599990964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098326500505209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32:C35&gt;/4" office:value-type="float" office:value="0.0113100917478733">
            <text:p text:style-name="P184">0,01131</text:p>
          </table:table-cell>
          <table:table-cell table:style-name="Tabla17.D36" office:value-type="string">
            <text:p text:style-name="P142"/>
          </table:table-cell>
        </table:table-row>
        <table:table-row table:style-name="Tabla17.23">
          <table:covered-table-cell/>
          <table:table-cell table:style-name="Tabla17.A2" table:number-rows-spanned="5" office:value-type="string">
            <text:p text:style-name="P73"/>
            <text:p text:style-name="P73"/>
            <text:p text:style-name="P73">9</text:p>
          </table:table-cell>
          <table:table-cell table:style-name="Tabla17.A2" office:value-type="string">
            <text:p text:style-name="P142">0,011664199002552778</text:p>
          </table:table-cell>
          <table:table-cell table:style-name="Tabla17.D2" table:number-rows-spanned="4" office:value-type="string">
            <text:p text:style-name="P142"/>
            <text:p text:style-name="P142"/>
            <text:p text:style-name="P142">0,002599155171092419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102035099756904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168304099701345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0959858002024703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37:C40&gt;/4" office:value-type="float" office:value="0.0113318622497903">
            <text:p text:style-name="P205">0,01133</text:p>
          </table:table-cell>
          <table:table-cell table:style-name="Tabla17.D41" office:value-type="string">
            <text:p text:style-name="P142"/>
          </table:table-cell>
        </table:table-row>
        <table:table-row table:style-name="Tabla17.23">
          <table:covered-table-cell/>
          <table:table-cell table:style-name="Tabla17.A2" table:number-rows-spanned="5" office:value-type="string">
            <text:p text:style-name="P78"/>
            <text:p text:style-name="P78"/>
            <text:p text:style-name="P78">10</text:p>
          </table:table-cell>
          <table:table-cell table:style-name="Tabla17.A2" office:value-type="string">
            <text:p text:style-name="P142">0,0112486089929007</text:p>
          </table:table-cell>
          <table:table-cell table:style-name="Tabla17.D2" table:number-rows-spanned="4" office:value-type="string">
            <text:p text:style-name="P142"/>
            <text:p text:style-name="P142"/>
            <text:p text:style-name="P142">0,002323311232359309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1092864006059244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0840536007890478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1339328993926756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42:C45&gt;/4" office:value-type="float" office:value="0.0111303345001945">
            <text:p text:style-name="P184">0,01113</text:p>
          </table:table-cell>
          <table:table-cell table:style-name="Tabla17.D46" office:value-type="string">
            <text:p text:style-name="P142"/>
          </table:table-cell>
        </table:table-row>
        <table:table-row table:style-name="Tabla17.23">
          <table:covered-table-cell/>
          <table:table-cell table:style-name="Tabla17.A2" table:number-rows-spanned="5" office:value-type="string">
            <text:p text:style-name="P78"/>
            <text:p text:style-name="P78"/>
            <text:p text:style-name="P78">11</text:p>
          </table:table-cell>
          <table:table-cell table:style-name="Tabla17.A2" office:value-type="string">
            <text:p text:style-name="P142"><text:span text:style-name="T38">0,</text:span>01148861600086093</text:p>
          </table:table-cell>
          <table:table-cell table:style-name="Tabla17.D2" table:number-rows-spanned="4" office:value-type="string">
            <text:p text:style-name="P142"/>
            <text:p text:style-name="P142"/>
            <text:p text:style-name="P142">0,004204056801050945</text:p>
          </table:table-cell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1599389006732963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0847962999832816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A2" office:value-type="string">
            <text:p text:style-name="P142">0,011638456009677611</text:p>
          </table:table-cell>
          <table:covered-table-cell/>
        </table:table-row>
        <table:table-row table:style-name="Tabla17.23">
          <table:covered-table-cell/>
          <table:covered-table-cell/>
          <table:table-cell table:style-name="Tabla17.C6" table:formula="ooow:sum&lt;C47:C50&gt;/4" office:value-type="float" office:value="0.0113936060042762">
            <text:p text:style-name="P205">0,01139</text:p>
          </table:table-cell>
          <table:table-cell table:style-name="Tabla17.D51" office:value-type="string">
            <text:p text:style-name="P142"/>
          </table:table-cell>
        </table:table-row>
        <table:table-row table:style-name="Tabla17.23">
          <table:table-cell table:style-name="Tabla17.A52" office:value-type="string">
            <text:p text:style-name="P96">Promedio</text:p>
          </table:table-cell>
          <table:table-cell table:style-name="Tabla17.B52" office:value-type="string">
            <text:p text:style-name="P78"><text:s/><text:span text:style-name="T34">Haciendo 1 cluster de cada uno [2:11]</text:span></text:p>
          </table:table-cell>
          <table:table-cell table:style-name="Tabla17.C52" office:value-type="float" office:value="0.11386">
            <text:p text:style-name="P189">0,11386</text:p>
          </table:table-cell>
          <table:table-cell table:style-name="Tabla17.D52" office:value-type="string">
            <text:p text:style-name="P142">0,006226743</text:p>
          </table:table-cell>
        </table:table-row>
      </table:table>
      <text:p text:style-name="P110"/>
      <table:table table:name="Tabla16" table:style-name="Tabla16">
        <table:table-column table:style-name="Tabla16.A"/>
        <table:table-column table:style-name="Tabla16.B"/>
        <table:table-column table:style-name="Tabla16.C"/>
        <table:table-column table:style-name="Tabla16.D"/>
        <table:table-row>
          <table:table-cell table:style-name="Tabla16.A1" office:value-type="string">
            <text:p text:style-name="P228"><text:s/><text:span text:style-name="T2">D</text:span>ata</text:p>
          </table:table-cell>
          <table:table-cell table:style-name="Tabla16.A1" office:value-type="string">
            <text:p text:style-name="P251">Numero de clusters</text:p>
          </table:table-cell>
          <table:table-cell table:style-name="Tabla16.A1" office:value-type="string">
            <text:p text:style-name="P236">Time </text:p>
          </table:table-cell>
          <table:table-cell table:style-name="Tabla16.D1" office:value-type="string">
            <text:p text:style-name="P244"><text:span text:style-name="T5">S</text:span>ilhouette_score</text:p>
          </table:table-cell>
        </table:table-row>
        <table:table-row>
          <table:table-cell table:style-name="Tabla16.A2" table:number-rows-spanned="50" office:value-type="string">
            <text:h text:style-name="P285" text:outline-level="1"><text:soft-page-break/><text:span text:style-name="T33"/></text:h>
            <text:h text:style-name="P285" text:outline-level="1"><text:span text:style-name="T33"/></text:h>
            <text:h text:style-name="P285" text:outline-level="1"><text:span text:style-name="T33"/></text:h>
            <text:h text:style-name="P285" text:outline-level="1"><text:span text:style-name="T33"/></text:h>
            <text:h text:style-name="P285" text:outline-level="1"><text:span text:style-name="T33"/></text:h>
            <text:h text:style-name="P285" text:outline-level="1"><text:span text:style-name="T33">Agglomerative</text:span></text:h>
            <text:p text:style-name="P152">2<text:span text:style-name="T10">5</text:span>0</text:p>
            <text:p text:style-name="P159">Data</text:p>
            <text:p text:style-name="P159"><text:span text:style-name="T12">Normalizada </text:span></text:p>
            <text:p text:style-name="P207">+</text:p>
            <text:p text:style-name="P160">Escalada</text:p>
            <text:p text:style-name="P159"><text:span text:style-name="T12">+</text:span></text:p>
            <text:p text:style-name="P159"><text:span text:style-name="T39">PCA(.90)</text:span> </text:p>
            <text:p text:style-name="P165"/>
            <text:p text:style-name="P159"/>
          </table:table-cell>
          <table:table-cell table:style-name="Tabla16.A2" table:number-rows-spanned="5" office:value-type="string">
            <text:p text:style-name="P142"/>
            <text:p text:style-name="P142"><text:soft-page-break/></text:p>
            <text:p text:style-name="P142"/>
            <text:p text:style-name="P142">2</text:p>
          </table:table-cell>
          <table:table-cell table:style-name="Tabla16.A2" office:value-type="string">
            <text:p text:style-name="P142">0,008617200001026504</text:p>
          </table:table-cell>
          <table:table-cell table:style-name="Tabla16.D2" table:number-rows-spanned="4" office:value-type="string">
            <text:p text:style-name="P142"/>
            <text:p text:style-name="P142"><text:soft-page-break/></text:p>
            <text:p text:style-name="P142">0,03790382348597543</text:p>
          </table:table-cell>
        </table:table-row>
        <table:table-row>
          <table:covered-table-cell/>
          <table:covered-table-cell/>
          <table:table-cell table:style-name="Tabla16.A2" office:value-type="string">
            <text:p text:style-name="P142"><text:s/>0,008213740002247505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2">0,00830199199845083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2">0,008433865994447842</text:p>
          </table:table-cell>
          <table:covered-table-cell/>
        </table:table-row>
        <table:table-row>
          <table:covered-table-cell/>
          <table:covered-table-cell/>
          <table:table-cell table:style-name="Tabla16.C6" table:formula="ooow:sum&lt;C2:C5&gt;/4" office:value-type="float" office:value="0.0083916994990435">
            <text:p text:style-name="P206">0,00839</text:p>
          </table:table-cell>
          <table:table-cell table:style-name="Tabla16.D6" office:value-type="string">
            <text:p text:style-name="P142"/>
          </table:table-cell>
        </table:table-row>
        <table:table-row>
          <table:covered-table-cell/>
          <table:table-cell table:style-name="Tabla16.A2" table:number-rows-spanned="5" office:value-type="string">
            <text:p text:style-name="P142"/>
            <text:p text:style-name="P142"/>
            <text:p text:style-name="P142"><text:span text:style-name="T32">3</text:span></text:p>
          </table:table-cell>
          <table:table-cell table:style-name="Tabla16.A2" office:value-type="string">
            <text:p text:style-name="P142">0,0085570219962392</text:p>
          </table:table-cell>
          <table:table-cell table:style-name="Tabla16.D2" table:number-rows-spanned="4" office:value-type="string">
            <text:p text:style-name="P142"/>
            <text:p text:style-name="P142"/>
            <text:p text:style-name="P142">0,0385822824313656 </text:p>
          </table:table-cell>
        </table:table-row>
        <table:table-row>
          <table:covered-table-cell/>
          <table:covered-table-cell/>
          <table:table-cell table:style-name="Tabla16.A2" office:value-type="string">
            <text:p text:style-name="P142">0,00874978800129611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2">0,008602160000009462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2">0,008515868001268245</text:p>
          </table:table-cell>
          <table:covered-table-cell/>
        </table:table-row>
        <table:table-row>
          <table:covered-table-cell/>
          <table:covered-table-cell/>
          <table:table-cell table:style-name="Tabla16.C6" table:formula="ooow:sum&lt;C7:C10&gt;/4" office:value-type="float" office:value="0.008606209499703">
            <text:p text:style-name="P205">0,00861</text:p>
          </table:table-cell>
          <table:table-cell table:style-name="Tabla16.D11" office:value-type="string">
            <text:p text:style-name="P142"/>
          </table:table-cell>
        </table:table-row>
        <table:table-row>
          <table:covered-table-cell/>
          <table:table-cell table:style-name="Tabla16.A2" table:number-rows-spanned="5" office:value-type="string">
            <text:p text:style-name="P68"/>
            <text:p text:style-name="P68"/>
            <text:p text:style-name="P68"/>
            <text:p text:style-name="P68">4</text:p>
          </table:table-cell>
          <table:table-cell table:style-name="Tabla16.A2" office:value-type="string">
            <text:p text:style-name="P142">0,008959017010056414</text:p>
          </table:table-cell>
          <table:table-cell table:style-name="Tabla16.D2" table:number-rows-spanned="4" office:value-type="string">
            <text:p text:style-name="P142"/>
            <text:p text:style-name="P142"/>
            <text:p text:style-name="P142">0,030478067536646728</text:p>
          </table:table-cell>
        </table:table-row>
        <table:table-row>
          <table:covered-table-cell/>
          <table:covered-table-cell/>
          <table:table-cell table:style-name="Tabla16.A2" office:value-type="string">
            <text:p text:style-name="P142">0,00930959900142625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2">0,010011117003159598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2">0,008137579992762767</text:p>
          </table:table-cell>
          <table:covered-table-cell/>
        </table:table-row>
        <table:table-row>
          <table:covered-table-cell/>
          <table:covered-table-cell/>
          <table:table-cell table:style-name="Tabla16.C6" table:formula="ooow:sum&lt;C12:C15&gt;/4" office:value-type="float" office:value="0.00910432825185125">
            <text:p text:style-name="P206">0,00910</text:p>
          </table:table-cell>
          <table:table-cell table:style-name="Tabla16.D16" office:value-type="string">
            <text:p text:style-name="P142"/>
          </table:table-cell>
        </table:table-row>
        <table:table-row>
          <table:covered-table-cell/>
          <table:table-cell table:style-name="Tabla16.A2" table:number-rows-spanned="5" office:value-type="string">
            <text:p text:style-name="P68"/>
            <text:p text:style-name="P68"/>
            <text:p text:style-name="P68">5</text:p>
          </table:table-cell>
          <table:table-cell table:style-name="Tabla16.A2" office:value-type="string">
            <text:p text:style-name="P142">0,008704414998646826</text:p>
          </table:table-cell>
          <table:table-cell table:style-name="Tabla16.D2" table:number-rows-spanned="4" office:value-type="string">
            <text:p text:style-name="P142"/>
            <text:p text:style-name="P142"/>
            <text:p text:style-name="P142">0,024352230486203334</text:p>
          </table:table-cell>
        </table:table-row>
        <table:table-row>
          <table:covered-table-cell/>
          <table:covered-table-cell/>
          <table:table-cell table:style-name="Tabla16.A2" office:value-type="string">
            <text:p text:style-name="P142">0,008252229992649518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2">0,00870525700156577</text:p>
          </table:table-cell>
          <table:covered-table-cell/>
        </table:table-row>
        <table:table-row>
          <table:covered-table-cell/>
          <table:covered-table-cell/>
          <table:table-cell table:style-name="Tabla16.A2" office:value-type="string">
            <text:p text:style-name="P142">0,008159125995007344</text:p>
          </table:table-cell>
          <table:covered-table-cell/>
        </table:table-row>
        <table:table-row>
          <table:covered-table-cell/>
          <table:covered-table-cell/>
          <table:table-cell table:style-name="Tabla16.C6" table:formula="ooow:sum&lt;C17:C20&gt;/4" office:value-type="float" office:value="0.0084552569969675">
            <text:p text:style-name="P205">0,00846</text:p>
          </table:table-cell>
          <table:table-cell table:style-name="Tabla16.D21" office:value-type="string">
            <text:p text:style-name="P142"/>
          </table:table-cell>
        </table:table-row>
        <table:table-row>
          <table:covered-table-cell/>
          <table:table-cell table:style-name="Tabla16.A2" table:number-rows-spanned="5" office:value-type="string">
            <text:p text:style-name="P73"/>
            <text:p text:style-name="P73"/>
            <text:p text:style-name="P73">6</text:p>
          </table:table-cell>
          <table:table-cell table:style-name="Tabla16.A2" office:value-type="string">
            <text:p text:style-name="P142"><text:s/>0,008124468004098162</text:p>
          </table:table-cell>
          <table:table-cell table:style-name="Tabla16.D2" table:number-rows-spanned="4" office:value-type="string">
            <text:p text:style-name="P142"/>
            <text:p text:style-name="P142"/>
            <text:p text:style-name="P142">0,02395265781713373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458997996058315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119870006339625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456932991975918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22:C25&gt;/4" office:value-type="float" office:value="0.008290067249618">
            <text:p text:style-name="P206">0,00829</text:p>
          </table:table-cell>
          <table:table-cell table:style-name="Tabla16.D26" office:value-type="string">
            <text:p text:style-name="P142"/>
          </table:table-cell>
        </table:table-row>
        <table:table-row table:style-name="Tabla16.23">
          <table:covered-table-cell/>
          <table:table-cell table:style-name="Tabla16.A2" table:number-rows-spanned="5" office:value-type="string">
            <text:p text:style-name="P73"/>
            <text:p text:style-name="P73"/>
            <text:p text:style-name="P73">7</text:p>
          </table:table-cell>
          <table:table-cell table:style-name="Tabla16.A2" office:value-type="string">
            <text:p text:style-name="P142"><text:s/>0,008557471999665722</text:p>
          </table:table-cell>
          <table:table-cell table:style-name="Tabla16.D2" table:number-rows-spanned="4" office:value-type="string">
            <text:p text:style-name="P142"/>
            <text:p text:style-name="P142"/>
            <text:p text:style-name="P142">0,025119576424206556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143241997458972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<text:s/>0,008221431999118067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<text:s/>0,008406684006331488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27:C30&gt;/4" office:value-type="float" office:value="0.0083322075006435">
            <text:p text:style-name="P205">0,00833</text:p>
          </table:table-cell>
          <table:table-cell table:style-name="Tabla16.D31" office:value-type="string">
            <text:p text:style-name="P142"/>
          </table:table-cell>
        </table:table-row>
        <table:table-row table:style-name="Tabla16.23">
          <table:covered-table-cell/>
          <table:table-cell table:style-name="Tabla16.A2" table:number-rows-spanned="5" office:value-type="string">
            <text:p text:style-name="P73"/>
            <text:p text:style-name="P73"/>
            <text:p text:style-name="P73">8</text:p>
          </table:table-cell>
          <table:table-cell table:style-name="Tabla16.A2" office:value-type="string">
            <text:p text:style-name="P142">0,00839986999926623</text:p>
          </table:table-cell>
          <table:table-cell table:style-name="Tabla16.D2" table:number-rows-spanned="4" office:value-type="string">
            <text:p text:style-name="P142"/>
            <text:p text:style-name="P142"/>
            <text:p text:style-name="P142">0,024179891252141514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67415900574997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927935996325687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983285995782353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32:C35&gt;/4" office:value-type="float" office:value="0.008746312749281">
            <text:p text:style-name="P206">0,00875</text:p>
          </table:table-cell>
          <table:table-cell table:style-name="Tabla16.D36" office:value-type="string">
            <text:p text:style-name="P142"/>
          </table:table-cell>
        </table:table-row>
        <table:table-row table:style-name="Tabla16.23">
          <table:covered-table-cell/>
          <table:table-cell table:style-name="Tabla16.A2" table:number-rows-spanned="5" office:value-type="string">
            <text:p text:style-name="P73"/>
            <text:p text:style-name="P73"><text:soft-page-break/></text:p>
            <text:p text:style-name="P73">9</text:p>
          </table:table-cell>
          <table:table-cell table:style-name="Tabla16.A2" office:value-type="string">
            <text:p text:style-name="P142">0,008276441003545187</text:p>
          </table:table-cell>
          <table:table-cell table:style-name="Tabla16.D2" table:number-rows-spanned="4" office:value-type="string">
            <text:p text:style-name="P142"/>
            <text:p text:style-name="P142"><text:soft-page-break/></text:p>
            <text:p text:style-name="P142">0,02419529915645732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169252003426664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18395899841562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174254995537922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37:C40&gt;/4" office:value-type="float" office:value="0.0082009767502315">
            <text:p text:style-name="P205">0,00820</text:p>
          </table:table-cell>
          <table:table-cell table:style-name="Tabla16.D41" office:value-type="string">
            <text:p text:style-name="P142"/>
          </table:table-cell>
        </table:table-row>
        <table:table-row table:style-name="Tabla16.23">
          <table:covered-table-cell/>
          <table:table-cell table:style-name="Tabla16.A2" table:number-rows-spanned="5" office:value-type="string">
            <text:p text:style-name="P78"/>
            <text:p text:style-name="P78"/>
            <text:p text:style-name="P78">10</text:p>
          </table:table-cell>
          <table:table-cell table:style-name="Tabla16.A2" office:value-type="string">
            <text:p text:style-name="P142"><text:s/>0,008452234993455932</text:p>
          </table:table-cell>
          <table:table-cell table:style-name="Tabla16.D2" table:number-rows-spanned="4" office:value-type="string">
            <text:p text:style-name="P142"/>
            <text:p text:style-name="P142"/>
            <text:p text:style-name="P142">0,021618617224626498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743659011088312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42521399317775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687063993420452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42:C45&gt;/4" office:value-type="float" office:value="0.0085770429977855">
            <text:p text:style-name="P206">0,00858</text:p>
          </table:table-cell>
          <table:table-cell table:style-name="Tabla16.D46" office:value-type="string">
            <text:p text:style-name="P142"/>
          </table:table-cell>
        </table:table-row>
        <table:table-row table:style-name="Tabla16.23">
          <table:covered-table-cell/>
          <table:table-cell table:style-name="Tabla16.A2" table:number-rows-spanned="5" office:value-type="string">
            <text:p text:style-name="P78"/>
            <text:p text:style-name="P78"/>
            <text:p text:style-name="P78">11</text:p>
          </table:table-cell>
          <table:table-cell table:style-name="Tabla16.A2" office:value-type="string">
            <text:p text:style-name="P142">0,008527008001692593</text:p>
          </table:table-cell>
          <table:table-cell table:style-name="Tabla16.D2" table:number-rows-spanned="4" office:value-type="string">
            <text:p text:style-name="P142"/>
            <text:p text:style-name="P142"/>
            <text:p text:style-name="P142">0,022083676996396007</text:p>
          </table:table-cell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175013004802167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0,008620488006272353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A2" office:value-type="string">
            <text:p text:style-name="P142"><text:s/>0,008681181003339589</text:p>
          </table:table-cell>
          <table:covered-table-cell/>
        </table:table-row>
        <table:table-row table:style-name="Tabla16.23">
          <table:covered-table-cell/>
          <table:covered-table-cell/>
          <table:table-cell table:style-name="Tabla16.C6" table:formula="ooow:sum&lt;C47:C50&gt;/4" office:value-type="float" office:value="0.00850092250402675">
            <text:p text:style-name="P205">0,00850</text:p>
          </table:table-cell>
          <table:table-cell table:style-name="Tabla16.D51" office:value-type="string">
            <text:p text:style-name="P142"/>
          </table:table-cell>
        </table:table-row>
        <table:table-row table:style-name="Tabla16.23">
          <table:table-cell table:style-name="Tabla16.A52" office:value-type="string">
            <text:p text:style-name="P96">Promedio</text:p>
          </table:table-cell>
          <table:table-cell table:style-name="Tabla16.B52" office:value-type="string">
            <text:p text:style-name="P78"><text:s/><text:span text:style-name="T34">Haciendo 1 cluster de cada uno [2:11]</text:span></text:p>
          </table:table-cell>
          <table:table-cell table:style-name="Tabla16.C52" office:value-type="float" office:value="0.08521">
            <text:p text:style-name="P189">0,08521</text:p>
          </table:table-cell>
          <table:table-cell table:style-name="Tabla16.D52" office:value-type="string">
            <text:p text:style-name="P142">0,027246612</text:p>
          </table:table-cell>
        </table:table-row>
      </table:table>
      <text:p text:style-name="P109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224"><text:s/><text:span text:style-name="T2">D</text:span>ata</text:p>
          </table:table-cell>
          <table:table-cell table:style-name="Tabla8.A1" office:value-type="string">
            <text:p text:style-name="P247">Numero de clusters</text:p>
          </table:table-cell>
          <table:table-cell table:style-name="Tabla8.A1" office:value-type="string">
            <text:p text:style-name="P232">Time </text:p>
          </table:table-cell>
          <table:table-cell table:style-name="Tabla8.D1" office:value-type="string">
            <text:p text:style-name="P240"><text:span text:style-name="T5">S</text:span>ilhouette_score</text:p>
          </table:table-cell>
        </table:table-row>
        <table:table-row>
          <table:table-cell table:style-name="Tabla8.A2" table:number-rows-spanned="50" office:value-type="string">
            <text:h text:style-name="P281" text:outline-level="1"><text:span text:style-name="T33"/></text:h>
            <text:h text:style-name="P281" text:outline-level="1"><text:span text:style-name="T33"/></text:h>
            <text:h text:style-name="P281" text:outline-level="1"><text:span text:style-name="T33"/></text:h>
            <text:h text:style-name="P281" text:outline-level="1"><text:span text:style-name="T33"/></text:h>
            <text:h text:style-name="P281" text:outline-level="1"><text:span text:style-name="T33"/></text:h>
            <text:h text:style-name="P281" text:outline-level="1"><text:span text:style-name="T33">Agglomerative</text:span></text:h>
            <text:p text:style-name="P148">2<text:span text:style-name="T10">5</text:span>0</text:p>
            <text:p text:style-name="P155">Data</text:p>
            <text:p text:style-name="P155">Escalada</text:p>
            <text:p text:style-name="P164">+</text:p>
            <text:p text:style-name="P155"><text:span text:style-name="T12">Normalizada</text:span> </text:p>
            <text:p text:style-name="P130">+</text:p>
            <text:p text:style-name="P155"><text:span text:style-name="T8">PCA (.90)</text:span> </text:p>
          </table:table-cell>
          <table:table-cell table:style-name="Tabla8.A2" table:number-rows-spanned="5" office:value-type="string">
            <text:p text:style-name="P136"/>
            <text:p text:style-name="P136"/>
            <text:p text:style-name="P136"/>
            <text:p text:style-name="P136">2</text:p>
          </table:table-cell>
          <table:table-cell table:style-name="Tabla8.A2" office:value-type="string">
            <text:p text:style-name="P136">0,008504324010573328</text:p>
          </table:table-cell>
          <table:table-cell table:style-name="Tabla8.D2" table:number-rows-spanned="4" office:value-type="string">
            <text:p text:style-name="P136"/>
            <text:p text:style-name="P136"/>
            <text:p text:style-name="P136">0,015983083257751288</text:p>
          </table:table-cell>
        </table:table-row>
        <table:table-row>
          <table:covered-table-cell/>
          <table:covered-table-cell/>
          <table:table-cell table:style-name="Tabla8.A2" office:value-type="string">
            <text:p text:style-name="P136"><text:s/>0,007631596003193408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6">0,010178035998251289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6">0,008593227990786545</text:p>
          </table:table-cell>
          <table:covered-table-cell/>
        </table:table-row>
        <table:table-row>
          <table:covered-table-cell/>
          <table:covered-table-cell/>
          <table:table-cell table:style-name="Tabla8.C6" table:formula="ooow:sum&lt;C2:C5&gt;/4" office:value-type="float" office:value="0.008726796000701">
            <text:p text:style-name="P197">0,00873</text:p>
          </table:table-cell>
          <table:table-cell table:style-name="Tabla8.D6" office:value-type="string">
            <text:p text:style-name="P136"/>
          </table:table-cell>
        </table:table-row>
        <table:table-row>
          <table:covered-table-cell/>
          <table:table-cell table:style-name="Tabla8.A2" table:number-rows-spanned="5" office:value-type="string">
            <text:p text:style-name="P136"/>
            <text:p text:style-name="P136"/>
            <text:p text:style-name="P136"><text:span text:style-name="T32">3</text:span></text:p>
          </table:table-cell>
          <table:table-cell table:style-name="Tabla8.A2" office:value-type="string">
            <text:p text:style-name="P136">0,008458012991468422</text:p>
          </table:table-cell>
          <table:table-cell table:style-name="Tabla8.D2" table:number-rows-spanned="4" office:value-type="string">
            <text:p text:style-name="P136">0,015372188780939915</text:p>
          </table:table-cell>
        </table:table-row>
        <table:table-row>
          <table:covered-table-cell/>
          <table:covered-table-cell/>
          <table:table-cell table:style-name="Tabla8.A2" office:value-type="string">
            <text:p text:style-name="P136">0,009202510002069175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6">0,00931654599844478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6">0,008338742001797073</text:p>
          </table:table-cell>
          <table:covered-table-cell/>
        </table:table-row>
        <table:table-row>
          <table:covered-table-cell/>
          <table:covered-table-cell/>
          <table:table-cell table:style-name="Tabla8.C6" table:formula="ooow:sum&lt;C7:C10&gt;/4" office:value-type="float" office:value="0.00882895274844475">
            <text:p text:style-name="P197">0,00883</text:p>
          </table:table-cell>
          <table:table-cell table:style-name="Tabla8.D11" office:value-type="string">
            <text:p text:style-name="P136"/>
          </table:table-cell>
        </table:table-row>
        <table:table-row>
          <table:covered-table-cell/>
          <table:table-cell table:style-name="Tabla8.A2" table:number-rows-spanned="5" office:value-type="string">
            <text:p text:style-name="P64"/>
            <text:p text:style-name="P64"/>
            <text:p text:style-name="P64"/>
            <text:p text:style-name="P64">4</text:p>
          </table:table-cell>
          <table:table-cell table:style-name="Tabla8.A2" office:value-type="string">
            <text:p text:style-name="P136"><text:s/>0,015692936009145342</text:p>
          </table:table-cell>
          <table:table-cell table:style-name="Tabla8.D2" table:number-rows-spanned="4" office:value-type="string">
            <text:p text:style-name="P136"/>
            <text:p text:style-name="P136"/>
            <text:p text:style-name="P136">0,01229660022866378</text:p>
          </table:table-cell>
        </table:table-row>
        <table:table-row>
          <table:covered-table-cell/>
          <table:covered-table-cell/>
          <table:table-cell table:style-name="Tabla8.A2" office:value-type="string">
            <text:p text:style-name="P136"><text:s/>0,014029525002115406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6">0,011612144007813185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6"><text:s/>0,008894548009266146</text:p>
          </table:table-cell>
          <table:covered-table-cell/>
        </table:table-row>
        <table:table-row>
          <table:covered-table-cell/>
          <table:covered-table-cell/>
          <table:table-cell table:style-name="Tabla8.C6" table:formula="ooow:sum&lt;C12:C15&gt;/4" office:value-type="float" office:value="0.0125572882570848">
            <text:p text:style-name="P197">0,01256</text:p>
          </table:table-cell>
          <table:table-cell table:style-name="Tabla8.D16" office:value-type="string">
            <text:p text:style-name="P136"/>
          </table:table-cell>
        </table:table-row>
        <table:table-row>
          <table:covered-table-cell/>
          <table:table-cell table:style-name="Tabla8.A2" table:number-rows-spanned="5" office:value-type="string">
            <text:p text:style-name="P64"/>
            <text:p text:style-name="P64"/>
            <text:p text:style-name="P64">5</text:p>
          </table:table-cell>
          <table:table-cell table:style-name="Tabla8.A2" office:value-type="string">
            <text:p text:style-name="P136">0,017534847007482313</text:p>
          </table:table-cell>
          <table:table-cell table:style-name="Tabla8.D2" table:number-rows-spanned="4" office:value-type="string">
            <text:p text:style-name="P136">0,013533897433715622</text:p>
          </table:table-cell>
        </table:table-row>
        <table:table-row>
          <table:covered-table-cell/>
          <table:covered-table-cell/>
          <table:table-cell table:style-name="Tabla8.A2" office:value-type="string">
            <text:p text:style-name="P136">0,019073820993071422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6">0,014644929993664846</text:p>
          </table:table-cell>
          <table:covered-table-cell/>
        </table:table-row>
        <table:table-row>
          <table:covered-table-cell/>
          <table:covered-table-cell/>
          <table:table-cell table:style-name="Tabla8.A2" office:value-type="string">
            <text:p text:style-name="P136">0,009547120003844611</text:p>
          </table:table-cell>
          <table:covered-table-cell/>
        </table:table-row>
        <table:table-row>
          <table:covered-table-cell/>
          <table:covered-table-cell/>
          <table:table-cell table:style-name="Tabla8.C6" table:formula="ooow:sum&lt;C17:C20&gt;/4" office:value-type="float" office:value="0.015200179499516">
            <text:p text:style-name="P197">0,01520</text:p>
          </table:table-cell>
          <table:table-cell table:style-name="Tabla8.D21" office:value-type="string">
            <text:p text:style-name="P136"/>
          </table:table-cell>
        </table:table-row>
        <table:table-row>
          <table:covered-table-cell/>
          <table:table-cell table:style-name="Tabla8.A2" table:number-rows-spanned="5" office:value-type="string">
            <text:p text:style-name="P69"/>
            <text:p text:style-name="P69"/>
            <text:p text:style-name="P69">6</text:p>
          </table:table-cell>
          <table:table-cell table:style-name="Tabla8.A2" office:value-type="string">
            <text:p text:style-name="P136">0,00900372899195645</text:p>
          </table:table-cell>
          <table:table-cell table:style-name="Tabla8.D2" table:number-rows-spanned="4" office:value-type="string">
            <text:p text:style-name="P136">0,007790132170901083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09440690002520569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13636438001412898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10295783999026753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22:C25&gt;/4" office:value-type="float" office:value="0.0105941602487293">
            <text:p text:style-name="P197">0,01059</text:p>
          </table:table-cell>
          <table:table-cell table:style-name="Tabla8.D26" office:value-type="string">
            <text:p text:style-name="P136"/>
          </table:table-cell>
        </table:table-row>
        <table:table-row table:style-name="Tabla8.23">
          <table:covered-table-cell/>
          <table:table-cell table:style-name="Tabla8.A2" table:number-rows-spanned="5" office:value-type="string">
            <text:p text:style-name="P69"/>
            <text:p text:style-name="P69"/>
            <text:p text:style-name="P69">7</text:p>
          </table:table-cell>
          <table:table-cell table:style-name="Tabla8.A2" office:value-type="string">
            <text:p text:style-name="P136">0,009052251989487559</text:p>
          </table:table-cell>
          <table:table-cell table:style-name="Tabla8.D2" table:number-rows-spanned="4" office:value-type="string">
            <text:p text:style-name="P136"/>
            <text:p text:style-name="P136"/>
            <text:p text:style-name="P136">0,006002631846073102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10301717004040256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10860851994948462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10317838998162188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27:C30&gt;/4" office:value-type="float" office:value="0.0101331649966598">
            <text:p text:style-name="P197">0,01013</text:p>
          </table:table-cell>
          <table:table-cell table:style-name="Tabla8.D31" office:value-type="string">
            <text:p text:style-name="P136"/>
          </table:table-cell>
        </table:table-row>
        <table:table-row table:style-name="Tabla8.23">
          <table:covered-table-cell/>
          <table:table-cell table:style-name="Tabla8.A2" table:number-rows-spanned="5" office:value-type="string">
            <text:p text:style-name="P69"/>
            <text:p text:style-name="P69"/>
            <text:p text:style-name="P69">8</text:p>
          </table:table-cell>
          <table:table-cell table:style-name="Tabla8.A2" office:value-type="string">
            <text:p text:style-name="P136">0,008898756001144648</text:p>
          </table:table-cell>
          <table:table-cell table:style-name="Tabla8.D2" table:number-rows-spanned="4" office:value-type="string">
            <text:p text:style-name="P136"/>
            <text:p text:style-name="P136"/>
            <text:p text:style-name="P136">0,007683999959592968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1196884099044837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11369104002369568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09438466993742622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32:C35&gt;/4" office:value-type="float" office:value="0.0104187919969265">
            <text:p text:style-name="P197">0,01042</text:p>
          </table:table-cell>
          <table:table-cell table:style-name="Tabla8.D36" office:value-type="string">
            <text:p text:style-name="P136"/>
          </table:table-cell>
        </table:table-row>
        <table:table-row table:style-name="Tabla8.23">
          <table:covered-table-cell/>
          <table:table-cell table:style-name="Tabla8.A2" table:number-rows-spanned="5" office:value-type="string">
            <text:p text:style-name="P69"/>
            <text:p text:style-name="P69"/>
            <text:p text:style-name="P69">9</text:p>
          </table:table-cell>
          <table:table-cell table:style-name="Tabla8.A2" office:value-type="string">
            <text:p text:style-name="P136">0,007330150008783676</text:p>
          </table:table-cell>
          <table:table-cell table:style-name="Tabla8.D2" table:number-rows-spanned="4" office:value-type="string">
            <text:p text:style-name="P136"/>
            <text:p text:style-name="P136"/>
            <text:p text:style-name="P136">0,008068849601815238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10190269007580355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11176835992955603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0830584300274495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37:C40&gt;/4" office:value-type="float" office:value="0.00925077450301625">
            <text:p text:style-name="P197">0,00925</text:p>
          </table:table-cell>
          <table:table-cell table:style-name="Tabla8.D41" office:value-type="string">
            <text:p text:style-name="P136"/>
          </table:table-cell>
        </table:table-row>
        <table:table-row table:style-name="Tabla8.23">
          <table:covered-table-cell/>
          <table:table-cell table:style-name="Tabla8.A2" table:number-rows-spanned="5" office:value-type="string">
            <text:p text:style-name="P74"/>
            <text:p text:style-name="P74"/>
            <text:p text:style-name="P74">10</text:p>
          </table:table-cell>
          <table:table-cell table:style-name="Tabla8.A2" office:value-type="string">
            <text:p text:style-name="P136">0,00884515600046143</text:p>
          </table:table-cell>
          <table:table-cell table:style-name="Tabla8.D2" table:number-rows-spanned="4" office:value-type="string">
            <text:p text:style-name="P136"/>
            <text:p text:style-name="P136"/>
            <text:p text:style-name="P136">0,006301060859066354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09354362002341077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10916721003013663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08601787994848564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42:C45&gt;/4" office:value-type="float" office:value="0.00942950675016625">
            <text:p text:style-name="P197">0,00943</text:p>
          </table:table-cell>
          <table:table-cell table:style-name="Tabla8.D46" office:value-type="string">
            <text:p text:style-name="P136"/>
          </table:table-cell>
        </table:table-row>
        <table:table-row table:style-name="Tabla8.23">
          <table:covered-table-cell/>
          <table:table-cell table:style-name="Tabla8.A2" table:number-rows-spanned="5" office:value-type="string">
            <text:p text:style-name="P74"/>
            <text:p text:style-name="P74"/>
            <text:p text:style-name="P74">11</text:p>
          </table:table-cell>
          <table:table-cell table:style-name="Tabla8.A2" office:value-type="string">
            <text:p text:style-name="P136">0,009830891998717561</text:p>
          </table:table-cell>
          <table:table-cell table:style-name="Tabla8.D2" table:number-rows-spanned="4" office:value-type="string">
            <text:p text:style-name="P136"/>
            <text:p text:style-name="P136"/>
            <text:p text:style-name="P136">0,00679394464047339</text:p>
          </table:table-cell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09264692998840474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09991043989430182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A2" office:value-type="string">
            <text:p text:style-name="P136">0,008720195008208975</text:p>
          </table:table-cell>
          <table:covered-table-cell/>
        </table:table-row>
        <table:table-row table:style-name="Tabla8.23">
          <table:covered-table-cell/>
          <table:covered-table-cell/>
          <table:table-cell table:style-name="Tabla8.C6" table:formula="ooow:sum&lt;C47:C50&gt;/4" office:value-type="float" office:value="0.00945170599879925">
            <text:p text:style-name="P197">0,00945</text:p>
          </table:table-cell>
          <table:table-cell table:style-name="Tabla8.D51" office:value-type="string">
            <text:p text:style-name="P136"/>
          </table:table-cell>
        </table:table-row>
        <table:table-row table:style-name="Tabla8.23">
          <table:table-cell table:style-name="Tabla8.A52" office:value-type="string">
            <text:p text:style-name="P92">Promedio</text:p>
          </table:table-cell>
          <table:table-cell table:style-name="Tabla8.B52" office:value-type="string">
            <text:p text:style-name="P74"><text:s/><text:span text:style-name="T34">Haciendo 1 cluster de cada uno [2:11]</text:span></text:p>
          </table:table-cell>
          <table:table-cell table:style-name="Tabla8.C52" office:value-type="float" office:value="0.10459">
            <text:p text:style-name="P185">0,10459</text:p>
          </table:table-cell>
          <table:table-cell table:style-name="Tabla8.D52" office:value-type="string">
            <text:p text:style-name="P136">0,016480229</text:p>
          </table:table-cell>
        </table:table-row>
      </table:table>
      <text:p text:style-name="P103"><text:span text:style-name="T14"/></text:p>
      <text:p text:style-name="P105"><text:soft-page-break/><text:span text:style-name="T14">P</text:span><text:span text:style-name="T13">or los resultados encontrados, </text:span><text:span text:style-name="T18">sin importar el dataset probado, </text:span><text:span text:style-name="T13">vemos que el algoritmo agglomerative, que es el algoritmo del cluster jerárquico, funciona mucho m</text:span><text:span text:style-name="T18">á</text:span><text:span text:style-name="T13">s rápido que el kmeans</text:span><text:span text:style-name="T18">, ademas </text:span><text:span text:style-name="T13">la métrica de </text:span><text:span text:style-name="T27">s</text:span><text:span text:style-name="T28">ilhouette_score </text:span><text:span text:style-name="T30">en el algoritmo agglomerative</text:span><text:span text:style-name="T28">, </text:span><text:span text:style-name="T27">siempre da el mismo resultado no importa cuantas veces se realice el cluster, cosa que no ocurre cuando el cluster es realizado con el kmeans. </text:span><text:span text:style-name="T29">Viendo el ejemplo de la data que fue normalizada, escalada y pasada por un pca(.9), mientras el kmeans tarda en promedio </text:span><text:span text:style-name="T15">672,34952 </text:span><text:span text:style-name="T16">segundos el </text:span><text:span text:style-name="T13">agglomerative </text:span><text:span text:style-name="T16">solo tarda </text:span><text:span text:style-name="T17">0,11424 </text:span><text:span text:style-name="T16">segundos.</text:span></text:p>
      <text:p text:style-name="P104"><text:span text:style-name="T16"/></text:p>
      <text:p text:style-name="P106"><text:span text:style-name="T13">Ahora bien, </text:span><text:span text:style-name="T21">para definir</text:span><text:span text:style-name="T13"> el tipo de pre procesamiento que utilizaremos de ahora en adelante, </text:span><text:span text:style-name="T18">haremos una prueba más con </text:span><text:span text:style-name="T19">3</text:span><text:span text:style-name="T18"> dataset </text:span><text:span text:style-name="T19">a los cuales les aplicaremos los diferentes métodos de preprocesamiento de la data </text:span><text:span text:style-name="T20">y conjuntamente con las pruebas previas de agglomerative decidiremos </text:span><text:span text:style-name="T21">cual se utilizara</text:span><text:span text:style-name="T19">.</text:span></text:p>
      <text:p text:style-name="P111"><text:span text:style-name="T19">A</text:span><text:span text:style-name="T13">demas las siguientes pruebas se realizaron con un k = 1</text:span><text:span text:style-name="T21">1</text:span><text:span text:style-name="T13"> que es el valor correspondiente a la raiz de la mitad de los ejemplos del dataset, que en este caso es 250</text:span></text:p>
      <text:p text:style-name="P111"><text:span text:style-name="T13"/></text:p>
      <text:p text:style-name="P117"><text:span text:style-name="T19">E</text:span><text:span text:style-name="T13">l amarillo indica el mejor tiempo, el naranja el segundo mejor </text:span><text:span text:style-name="T23">y el rojo el tercero mejor</text:span><text:span text:style-name="T13">.</text:span></text:p>
      <text:p text:style-name="P118"><text:span text:style-name="T13"/></text:p>
      <text:p text:style-name="P112"><text:span text:style-name="T13">Con respecto al tiempo de ejecución:</text:span></text:p>
      <text:p text:style-name="P106"><text:span text:style-name="T19"/></text:p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column table:style-name="Tabla10.E"/>
        <table:table-column table:style-name="Tabla10.F"/>
        <table:table-column table:style-name="Tabla10.G"/>
        <table:table-row>
          <table:table-cell table:style-name="Tabla10.A1" office:value-type="string">
            <text:p text:style-name="P256">DataSet</text:p>
          </table:table-cell>
          <table:table-cell table:style-name="Tabla10.A1" office:value-type="string">
            <text:p text:style-name="P256">Norm</text:p>
          </table:table-cell>
          <table:table-cell table:style-name="Tabla10.A1" office:value-type="string">
            <text:p text:style-name="P256">Sca</text:p>
          </table:table-cell>
          <table:table-cell table:style-name="Tabla10.A1" office:value-type="string">
            <text:p text:style-name="P256">Norm + Sca</text:p>
          </table:table-cell>
          <table:table-cell table:style-name="Tabla10.A1" office:value-type="string">
            <text:p text:style-name="P256">Sca + Norm</text:p>
          </table:table-cell>
          <table:table-cell table:style-name="Tabla10.A1" office:value-type="string">
            <text:p text:style-name="P256">Norm + Sca + PCA</text:p>
          </table:table-cell>
          <table:table-cell table:style-name="Tabla10.G1" office:value-type="string">
            <text:p text:style-name="P256">Sca + Norm + PCA</text:p>
          </table:table-cell>
        </table:table-row>
        <table:table-row>
          <table:table-cell table:style-name="Tabla10.A2" table:number-rows-spanned="3" office:value-type="string">
            <text:p text:style-name="P262"/>
            <text:p text:style-name="P262">1</text:p>
          </table:table-cell>
          <table:table-cell table:style-name="Tabla10.A2" office:value-type="string">
            <text:p text:style-name="P217">0,0054111729</text:p>
          </table:table-cell>
          <table:table-cell table:style-name="Tabla10.A2" office:value-type="string">
            <text:p text:style-name="P217">0,0062170189</text:p>
          </table:table-cell>
          <table:table-cell table:style-name="Tabla10.A2" office:value-type="string">
            <text:p text:style-name="P217">0,00590600699</text:p>
          </table:table-cell>
          <table:table-cell table:style-name="Tabla10.A2" office:value-type="string">
            <text:p text:style-name="P217">0,00579861301</text:p>
          </table:table-cell>
          <table:table-cell table:style-name="Tabla10.A2" office:value-type="string">
            <text:p text:style-name="P217">0,0085248469840735</text:p>
          </table:table-cell>
          <table:table-cell table:style-name="Tabla10.G2" office:value-type="string">
            <text:p text:style-name="P217">0,00882979700691</text:p>
          </table:table-cell>
        </table:table-row>
        <table:table-row>
          <table:covered-table-cell/>
          <table:table-cell table:style-name="Tabla10.A2" office:value-type="string">
            <text:p text:style-name="P217">0,0055713320</text:p>
          </table:table-cell>
          <table:table-cell table:style-name="Tabla10.A2" office:value-type="string">
            <text:p text:style-name="P217">0,0063418569</text:p>
          </table:table-cell>
          <table:table-cell table:style-name="Tabla10.A2" office:value-type="string">
            <text:p text:style-name="P217">0,00569292501</text:p>
          </table:table-cell>
          <table:table-cell table:style-name="Tabla10.A2" office:value-type="string">
            <text:p text:style-name="P217">0,00567183300</text:p>
          </table:table-cell>
          <table:table-cell table:style-name="Tabla10.A2" office:value-type="string">
            <text:p text:style-name="P217">0,0083986499812453</text:p>
          </table:table-cell>
          <table:table-cell table:style-name="Tabla10.G2" office:value-type="string">
            <text:p text:style-name="P217">0,00943094701506</text:p>
          </table:table-cell>
        </table:table-row>
        <table:table-row>
          <table:covered-table-cell/>
          <table:table-cell table:style-name="Tabla10.A2" office:value-type="string">
            <text:p text:style-name="P217">0,0061496370</text:p>
          </table:table-cell>
          <table:table-cell table:style-name="Tabla10.A2" office:value-type="string">
            <text:p text:style-name="P217">0,0060796360</text:p>
          </table:table-cell>
          <table:table-cell table:style-name="Tabla10.A2" office:value-type="string">
            <text:p text:style-name="P217">0,00608216199</text:p>
          </table:table-cell>
          <table:table-cell table:style-name="Tabla10.A2" office:value-type="string">
            <text:p text:style-name="P217">0,00618878300</text:p>
          </table:table-cell>
          <table:table-cell table:style-name="Tabla10.A2" office:value-type="string">
            <text:p text:style-name="P217">0,0086095520236995</text:p>
          </table:table-cell>
          <table:table-cell table:style-name="Tabla10.G2" office:value-type="string">
            <text:p text:style-name="P217">0,00905728799989</text:p>
          </table:table-cell>
        </table:table-row>
        <table:table-row>
          <table:table-cell table:style-name="Tabla10.A2" table:number-rows-spanned="3" office:value-type="string">
            <text:p text:style-name="P262"/>
            <text:p text:style-name="P262">2</text:p>
          </table:table-cell>
          <table:table-cell table:style-name="Tabla10.A2" office:value-type="string">
            <text:p text:style-name="P217">0,0060545050</text:p>
          </table:table-cell>
          <table:table-cell table:style-name="Tabla10.A2" office:value-type="string">
            <text:p text:style-name="P217">0,0059634950</text:p>
          </table:table-cell>
          <table:table-cell table:style-name="Tabla10.A2" office:value-type="string">
            <text:p text:style-name="P217">0,00563305401</text:p>
          </table:table-cell>
          <table:table-cell table:style-name="Tabla10.A2" office:value-type="string">
            <text:p text:style-name="P217">0,00577372300</text:p>
          </table:table-cell>
          <table:table-cell table:style-name="Tabla10.A2" office:value-type="string">
            <text:p text:style-name="P217">0,0083362389996182</text:p>
          </table:table-cell>
          <table:table-cell table:style-name="Tabla10.G2" office:value-type="string">
            <text:p text:style-name="P217">0,00938682598643</text:p>
          </table:table-cell>
        </table:table-row>
        <table:table-row>
          <table:covered-table-cell/>
          <table:table-cell table:style-name="Tabla10.A2" office:value-type="string">
            <text:p text:style-name="P217">0,0054490999</text:p>
          </table:table-cell>
          <table:table-cell table:style-name="Tabla10.A2" office:value-type="string">
            <text:p text:style-name="P217">0,0063756160</text:p>
          </table:table-cell>
          <table:table-cell table:style-name="Tabla10.A2" office:value-type="string">
            <text:p text:style-name="P217">0,00557844102</text:p>
          </table:table-cell>
          <table:table-cell table:style-name="Tabla10.A2" office:value-type="string">
            <text:p text:style-name="P217">0,00574210099</text:p>
          </table:table-cell>
          <table:table-cell table:style-name="Tabla10.A2" office:value-type="string">
            <text:p text:style-name="P217">0,0090780410100705</text:p>
          </table:table-cell>
          <table:table-cell table:style-name="Tabla10.G2" office:value-type="string">
            <text:p text:style-name="P217">0,00913918801234</text:p>
          </table:table-cell>
        </table:table-row>
        <table:table-row>
          <table:covered-table-cell/>
          <table:table-cell table:style-name="Tabla10.A2" office:value-type="string">
            <text:p text:style-name="P217">0,0054698740</text:p>
          </table:table-cell>
          <table:table-cell table:style-name="Tabla10.A2" office:value-type="string">
            <text:p text:style-name="P217">0,0057996480</text:p>
          </table:table-cell>
          <table:table-cell table:style-name="Tabla10.A2" office:value-type="string">
            <text:p text:style-name="P217">0,00599281801</text:p>
          </table:table-cell>
          <table:table-cell table:style-name="Tabla10.A2" office:value-type="string">
            <text:p text:style-name="P217">0,00574887800</text:p>
          </table:table-cell>
          <table:table-cell table:style-name="Tabla10.A2" office:value-type="string">
            <text:p text:style-name="P217">0,0090050889994017</text:p>
          </table:table-cell>
          <table:table-cell table:style-name="Tabla10.G2" office:value-type="string">
            <text:p text:style-name="P217">0,00961309100966</text:p>
          </table:table-cell>
        </table:table-row>
        <table:table-row>
          <table:table-cell table:style-name="Tabla10.A2" table:number-rows-spanned="3" office:value-type="string">
            <text:p text:style-name="P262"/>
            <text:p text:style-name="P262">3</text:p>
          </table:table-cell>
          <table:table-cell table:style-name="Tabla10.A2" office:value-type="string">
            <text:p text:style-name="P217">0,0056505270</text:p>
          </table:table-cell>
          <table:table-cell table:style-name="Tabla10.A2" office:value-type="string">
            <text:p text:style-name="P217">0,0068192660</text:p>
          </table:table-cell>
          <table:table-cell table:style-name="Tabla10.A2" office:value-type="string">
            <text:p text:style-name="P217">0,00572354899</text:p>
          </table:table-cell>
          <table:table-cell table:style-name="Tabla10.A2" office:value-type="string">
            <text:p text:style-name="P217">0,00573763699</text:p>
          </table:table-cell>
          <table:table-cell table:style-name="Tabla10.A2" office:value-type="string">
            <text:p text:style-name="P217">0,0093524729891214</text:p>
          </table:table-cell>
          <table:table-cell table:style-name="Tabla10.G2" office:value-type="string">
            <text:p text:style-name="P217">0,00915601599263</text:p>
          </table:table-cell>
        </table:table-row>
        <table:table-row>
          <table:covered-table-cell/>
          <table:table-cell table:style-name="Tabla10.A2" office:value-type="string">
            <text:p text:style-name="P217">0,0058080340</text:p>
          </table:table-cell>
          <table:table-cell table:style-name="Tabla10.A2" office:value-type="string">
            <text:p text:style-name="P217">0,0064273489</text:p>
          </table:table-cell>
          <table:table-cell table:style-name="Tabla10.A2" office:value-type="string">
            <text:p text:style-name="P217">0,00551858398</text:p>
          </table:table-cell>
          <table:table-cell table:style-name="Tabla10.A2" office:value-type="string">
            <text:p text:style-name="P217">0,00580101500</text:p>
          </table:table-cell>
          <table:table-cell table:style-name="Tabla10.A2" office:value-type="string">
            <text:p text:style-name="P217">0,0088453420030418</text:p>
          </table:table-cell>
          <table:table-cell table:style-name="Tabla10.G2" office:value-type="string">
            <text:p text:style-name="P217">0,00937124298070</text:p>
          </table:table-cell>
        </table:table-row>
        <table:table-row>
          <table:covered-table-cell/>
          <table:table-cell table:style-name="Tabla10.A2" office:value-type="string">
            <text:p text:style-name="P217">0,0056281540</text:p>
          </table:table-cell>
          <table:table-cell table:style-name="Tabla10.A2" office:value-type="string">
            <text:p text:style-name="P217">0,0055155080</text:p>
          </table:table-cell>
          <table:table-cell table:style-name="Tabla10.A2" office:value-type="string">
            <text:p text:style-name="P217">0,00563386399</text:p>
          </table:table-cell>
          <table:table-cell table:style-name="Tabla10.A2" office:value-type="string">
            <text:p text:style-name="P217">0,00610801001</text:p>
          </table:table-cell>
          <table:table-cell table:style-name="Tabla10.A2" office:value-type="string">
            <text:p text:style-name="P217">0,0085309700225479</text:p>
          </table:table-cell>
          <table:table-cell table:style-name="Tabla10.G2" office:value-type="string">
            <text:p text:style-name="P217">0,00876023800810</text:p>
          </table:table-cell>
        </table:table-row>
        <table:table-row>
          <table:table-cell table:style-name="Tabla10.A2" office:value-type="string">
            <text:p text:style-name="P267">prom</text:p>
          </table:table-cell>
          <table:table-cell table:style-name="Tabla10.B11" table:formula="ooow:sum&lt;B2:B10&gt;/9" office:value-type="float" office:value="0.00568803731111111">
            <text:p text:style-name="P266">0,00569</text:p>
          </table:table-cell>
          <table:table-cell table:style-name="Tabla10.C11" table:formula="ooow:sum&lt;C2:C10&gt;/9" office:value-type="float" office:value="0.00617104374444444">
            <text:p text:style-name="P266">0,00617</text:p>
          </table:table-cell>
          <table:table-cell table:style-name="Tabla10.D11" office:value-type="string">
            <text:p text:style-name="P266">0,00575</text:p>
          </table:table-cell>
          <table:table-cell table:style-name="Tabla10.E11" table:formula="ooow:sum&lt;E2:E10&gt;/9" office:value-type="float" office:value="0.005841177">
            <text:p text:style-name="P266">0,00584</text:p>
          </table:table-cell>
          <table:table-cell table:style-name="Tabla10.F11" table:formula="ooow:sum&lt;F2:F10&gt;/9" office:value-type="float" office:value="0.00874235589031345">
            <text:p text:style-name="P266">0,00874</text:p>
          </table:table-cell>
          <table:table-cell table:style-name="Tabla10.G11" table:formula="ooow:sum&lt;G2:G10&gt;/9" office:value-type="float" office:value="0.00919384822352444">
            <text:p text:style-name="P266">0,00919</text:p>
          </table:table-cell>
        </table:table-row>
      </table:table>
      <text:p text:style-name="P112"><text:span text:style-name="T13"/></text:p>
      <table:table table:name="Tabla19" table:style-name="Tabla19">
        <table:table-column table:style-name="Tabla19.A"/>
        <table:table-column table:style-name="Tabla19.B"/>
        <table:table-column table:style-name="Tabla19.C"/>
        <table:table-row>
          <table:table-cell table:style-name="Tabla19.A1" office:value-type="string">
            <text:p text:style-name="P258">DataSet</text:p>
          </table:table-cell>
          <table:table-cell table:style-name="Tabla19.A1" office:value-type="string">
            <text:p text:style-name="P258">Norm <text:span text:style-name="T40">+ PCA</text:span></text:p>
          </table:table-cell>
          <table:table-cell table:style-name="Tabla19.A1" office:value-type="string">
            <text:p text:style-name="P258">Sca <text:span text:style-name="T40">+ PCA</text:span></text:p>
          </table:table-cell>
        </table:table-row>
        <table:table-row>
          <table:table-cell table:style-name="Tabla19.A2" table:number-rows-spanned="3" office:value-type="string">
            <text:p text:style-name="P264"/>
            <text:p text:style-name="P264">1</text:p>
          </table:table-cell>
          <table:table-cell table:style-name="Tabla19.A2" office:value-type="string">
            <text:p text:style-name="P219">0,006434787006583065</text:p>
          </table:table-cell>
          <table:table-cell table:style-name="Tabla19.A2" office:value-type="string">
            <text:p text:style-name="P219">0,009175076003884897</text:p>
          </table:table-cell>
        </table:table-row>
        <table:table-row>
          <table:covered-table-cell/>
          <table:table-cell table:style-name="Tabla19.A2" office:value-type="string">
            <text:p text:style-name="P219">0,005569486995227635</text:p>
          </table:table-cell>
          <table:table-cell table:style-name="Tabla19.A2" office:value-type="string">
            <text:p text:style-name="P219">0,00888573401607573</text:p>
          </table:table-cell>
        </table:table-row>
        <table:table-row>
          <table:covered-table-cell/>
          <table:table-cell table:style-name="Tabla19.A2" office:value-type="string">
            <text:p text:style-name="P219">0,005941287992754951</text:p>
          </table:table-cell>
          <table:table-cell table:style-name="Tabla19.A2" office:value-type="string">
            <text:p text:style-name="P219">0,008782446995610371</text:p>
          </table:table-cell>
        </table:table-row>
        <table:table-row>
          <table:table-cell table:style-name="Tabla19.A2" table:number-rows-spanned="3" office:value-type="string">
            <text:p text:style-name="P264"/>
            <text:p text:style-name="P264">2</text:p>
          </table:table-cell>
          <table:table-cell table:style-name="Tabla19.A2" office:value-type="string">
            <text:p text:style-name="P219">0,00583219199324958</text:p>
          </table:table-cell>
          <table:table-cell table:style-name="Tabla19.A2" office:value-type="string">
            <text:p text:style-name="P219">0,00867090601241216</text:p>
          </table:table-cell>
        </table:table-row>
        <table:table-row>
          <table:covered-table-cell/>
          <table:table-cell table:style-name="Tabla19.A2" office:value-type="string">
            <text:p text:style-name="P219">0,005746022012317553</text:p>
          </table:table-cell>
          <table:table-cell table:style-name="Tabla19.A2" office:value-type="string">
            <text:p text:style-name="P219">0,0<text:span text:style-name="T41">0</text:span>9032044996274635</text:p>
          </table:table-cell>
        </table:table-row>
        <table:table-row>
          <table:covered-table-cell/>
          <table:table-cell table:style-name="Tabla19.A2" office:value-type="string">
            <text:p text:style-name="P219">0,0055747199803590775</text:p>
          </table:table-cell>
          <table:table-cell table:style-name="Tabla19.A2" office:value-type="string">
            <text:p text:style-name="P219">0,008803003001958132</text:p>
          </table:table-cell>
        </table:table-row>
        <table:table-row>
          <table:table-cell table:style-name="Tabla19.A2" table:number-rows-spanned="3" office:value-type="string">
            <text:p text:style-name="P264"/>
            <text:p text:style-name="P264">3</text:p>
          </table:table-cell>
          <table:table-cell table:style-name="Tabla19.A2" office:value-type="string">
            <text:p text:style-name="P219">0,005858884018380195</text:p>
          </table:table-cell>
          <table:table-cell table:style-name="Tabla19.A2" office:value-type="string">
            <text:p text:style-name="P219">0,008647307986393571</text:p>
          </table:table-cell>
        </table:table-row>
        <table:table-row>
          <table:covered-table-cell/>
          <table:table-cell table:style-name="Tabla19.A2" office:value-type="string">
            <text:p text:style-name="P219">0,005345798010239378</text:p>
          </table:table-cell>
          <table:table-cell table:style-name="Tabla19.A2" office:value-type="string">
            <text:p text:style-name="P219">0,008956542005762458</text:p>
          </table:table-cell>
        </table:table-row>
        <table:table-row>
          <table:covered-table-cell/>
          <table:table-cell table:style-name="Tabla19.A2" office:value-type="string">
            <text:p text:style-name="P219">0,006069497001590207</text:p>
          </table:table-cell>
          <table:table-cell table:style-name="Tabla19.A2" office:value-type="string">
            <text:p text:style-name="P219">0,009091176994843408</text:p>
          </table:table-cell>
        </table:table-row>
        <table:table-row>
          <table:table-cell table:style-name="Tabla19.A2" office:value-type="string">
            <text:p text:style-name="P268">prom</text:p>
          </table:table-cell>
          <table:table-cell table:style-name="Tabla19.B11" table:formula="ooow:sum&lt;B2:B10&gt;/9" office:value-type="float" office:value="0.00581918611230022">
            <text:p text:style-name="P273">0,00582</text:p>
          </table:table-cell>
          <table:table-cell table:style-name="Tabla19.C11" table:formula="ooow:sum&lt;C2:C10&gt;/9" office:value-type="float" office:value="0.00889380422369056">
            <text:p text:style-name="P268">0,00889</text:p>
          </table:table-cell>
        </table:table-row>
      </table:table>
      <text:p text:style-name="P113"><text:soft-page-break/><text:span text:style-name="T13"/></text:p>
      <text:p text:style-name="P114"><text:span text:style-name="T13">Podemos ver que el mejor resultado lo obtuvo la data </text:span><text:span text:style-name="T23">normalizada, seguida por la data normalizada y escalada y luego la data normalizada y escalada</text:span></text:p>
      <text:p text:style-name="P114"><text:span text:style-name="T23"/></text:p>
      <text:p text:style-name="P112"><text:span text:style-name="T13">Ahora veamos según la </text:span><text:span text:style-name="T23">métrica</text:span><text:span text:style-name="T13"> <text:s/>los resultados:</text:span></text:p>
      <text:p text:style-name="P107"><text:span text:style-name="T19"/></text:p>
      <table:table table:name="Tabla20" table:style-name="Tabla20">
        <table:table-column table:style-name="Tabla20.A"/>
        <table:table-column table:style-name="Tabla20.B"/>
        <table:table-column table:style-name="Tabla20.C"/>
        <table:table-column table:style-name="Tabla20.D"/>
        <table:table-column table:style-name="Tabla20.E"/>
        <table:table-column table:style-name="Tabla20.F"/>
        <table:table-column table:style-name="Tabla20.G"/>
        <table:table-row>
          <table:table-cell table:style-name="Tabla20.A1" office:value-type="string">
            <text:p text:style-name="P257">DataSet</text:p>
          </table:table-cell>
          <table:table-cell table:style-name="Tabla20.A1" office:value-type="string">
            <text:p text:style-name="P257">Norm</text:p>
          </table:table-cell>
          <table:table-cell table:style-name="Tabla20.A1" office:value-type="string">
            <text:p text:style-name="P257">Sca</text:p>
          </table:table-cell>
          <table:table-cell table:style-name="Tabla20.A1" office:value-type="string">
            <text:p text:style-name="P257">Norm + Sca</text:p>
          </table:table-cell>
          <table:table-cell table:style-name="Tabla20.A1" office:value-type="string">
            <text:p text:style-name="P257">Sca + Norm</text:p>
          </table:table-cell>
          <table:table-cell table:style-name="Tabla20.A1" office:value-type="string">
            <text:p text:style-name="P257">Norm + Sca + PCA</text:p>
          </table:table-cell>
          <table:table-cell table:style-name="Tabla20.G1" office:value-type="string">
            <text:p text:style-name="P257">Sca + Norm + PCA</text:p>
          </table:table-cell>
        </table:table-row>
        <table:table-row>
          <table:table-cell table:style-name="Tabla20.A2" office:value-type="string">
            <text:p text:style-name="P263">1</text:p>
          </table:table-cell>
          <table:table-cell table:style-name="Tabla20.A2" office:value-type="string">
            <text:p text:style-name="P218">0,2064055302</text:p>
          </table:table-cell>
          <table:table-cell table:style-name="Tabla20.A2" office:value-type="string">
            <text:p text:style-name="P218">0,0003360358</text:p>
          </table:table-cell>
          <table:table-cell table:style-name="Tabla20.A2" office:value-type="string">
            <text:p text:style-name="P218">0,36086017174</text:p>
          </table:table-cell>
          <table:table-cell table:style-name="Tabla20.A2" office:value-type="string">
            <text:p text:style-name="P218">0,01069577012</text:p>
          </table:table-cell>
          <table:table-cell table:style-name="Tabla20.A2" office:value-type="string">
            <text:p text:style-name="P218">0,3886758247820542</text:p>
          </table:table-cell>
          <table:table-cell table:style-name="Tabla20.G2" office:value-type="string">
            <text:p text:style-name="P218">0,01489412546127</text:p>
          </table:table-cell>
        </table:table-row>
        <table:table-row>
          <table:table-cell table:style-name="Tabla20.A2" office:value-type="string">
            <text:p text:style-name="P263">2</text:p>
          </table:table-cell>
          <table:table-cell table:style-name="Tabla20.A2" office:value-type="string">
            <text:p text:style-name="P218">0,1885892576</text:p>
          </table:table-cell>
          <table:table-cell table:style-name="Tabla20.A2" office:value-type="string">
            <text:p text:style-name="P218">-0,010075935</text:p>
          </table:table-cell>
          <table:table-cell table:style-name="Tabla20.A2" office:value-type="string">
            <text:p text:style-name="P218">0,19947696225</text:p>
          </table:table-cell>
          <table:table-cell table:style-name="Tabla20.A2" office:value-type="string">
            <text:p text:style-name="P218">0,01107909696</text:p>
          </table:table-cell>
          <table:table-cell table:style-name="Tabla20.A2" office:value-type="string">
            <text:p text:style-name="P218">0,2536231528692734</text:p>
          </table:table-cell>
          <table:table-cell table:style-name="Tabla20.G2" office:value-type="string">
            <text:p text:style-name="P218">0,01196269773983</text:p>
          </table:table-cell>
        </table:table-row>
        <table:table-row>
          <table:table-cell table:style-name="Tabla20.A2" office:value-type="string">
            <text:p text:style-name="P263">3</text:p>
          </table:table-cell>
          <table:table-cell table:style-name="Tabla20.A2" office:value-type="string">
            <text:p text:style-name="P218">0,2114076642</text:p>
          </table:table-cell>
          <table:table-cell table:style-name="Tabla20.A2" office:value-type="string">
            <text:p text:style-name="P218">-0,006161458</text:p>
          </table:table-cell>
          <table:table-cell table:style-name="Tabla20.A2" office:value-type="string">
            <text:p text:style-name="P218">0,11165771375</text:p>
          </table:table-cell>
          <table:table-cell table:style-name="Tabla20.A2" office:value-type="string">
            <text:p text:style-name="P218">0,00763547323</text:p>
          </table:table-cell>
          <table:table-cell table:style-name="Tabla20.A2" office:value-type="string">
            <text:p text:style-name="P218">0,0875034161163454</text:p>
          </table:table-cell>
          <table:table-cell table:style-name="Tabla20.G2" office:value-type="string">
            <text:p text:style-name="P218">0,01273363381605</text:p>
          </table:table-cell>
        </table:table-row>
        <table:table-row>
          <table:table-cell table:style-name="Tabla20.A2" office:value-type="string">
            <text:p text:style-name="P267">prom</text:p>
          </table:table-cell>
          <table:table-cell table:style-name="Tabla20.B5" table:formula="ooow:sum&lt;B2:B4&gt;/3" office:value-type="float" office:value="0.202134150666667">
            <text:p text:style-name="P270">0,20213</text:p>
          </table:table-cell>
          <table:table-cell table:style-name="Tabla20.C5" table:formula="ooow:sum&lt;C2:C4&gt;/3" office:value-type="float" office:value="-0.0053004524">
            <text:p text:style-name="P270">-0,00530</text:p>
          </table:table-cell>
          <table:table-cell table:style-name="Tabla20.D5" table:formula="ooow:sum&lt;D2:D4&gt;/3" office:value-type="float" office:value="0.22399828258">
            <text:p text:style-name="P270">0,22</text:p>
          </table:table-cell>
          <table:table-cell table:style-name="Tabla20.E5" table:formula="ooow:sum&lt;E2:E4&gt;/3" office:value-type="float" office:value="0.00980344677">
            <text:p text:style-name="P271">0,00980</text:p>
          </table:table-cell>
          <table:table-cell table:style-name="Tabla20.F5" table:formula="ooow:sum&lt;F2:F4&gt;/3" office:value-type="float" office:value="0.243267464589224">
            <text:p text:style-name="P271">0,24327</text:p>
          </table:table-cell>
          <table:table-cell table:style-name="Tabla20.G5" table:formula="ooow:sum&lt;G2:G4&gt;/3" office:value-type="float" office:value="0.0131968190057167">
            <text:p text:style-name="P271">0,01320</text:p>
          </table:table-cell>
        </table:table-row>
      </table:table>
      <text:p text:style-name="P107"><text:span text:style-name="T19"/></text:p>
      <table:table table:name="Tabla21" table:style-name="Tabla21">
        <table:table-column table:style-name="Tabla21.A"/>
        <table:table-column table:style-name="Tabla21.B"/>
        <table:table-column table:style-name="Tabla21.C"/>
        <table:table-row>
          <table:table-cell table:style-name="Tabla21.A1" office:value-type="string">
            <text:p text:style-name="P259">DataSet</text:p>
          </table:table-cell>
          <table:table-cell table:style-name="Tabla21.A1" office:value-type="string">
            <text:p text:style-name="P259">Norm <text:span text:style-name="T40">+ PCA</text:span></text:p>
          </table:table-cell>
          <table:table-cell table:style-name="Tabla21.A1" office:value-type="string">
            <text:p text:style-name="P259">Sca <text:span text:style-name="T40">+ PCA</text:span></text:p>
          </table:table-cell>
        </table:table-row>
        <table:table-row>
          <table:table-cell table:style-name="Tabla21.A2" office:value-type="string">
            <text:p text:style-name="P265">1</text:p>
          </table:table-cell>
          <table:table-cell table:style-name="Tabla21.A2" office:value-type="string">
            <text:p text:style-name="P220">0,312724490250859</text:p>
          </table:table-cell>
          <table:table-cell table:style-name="Tabla21.A2" office:value-type="string">
            <text:p text:style-name="P220"><text:s/>-0,001952367883642835</text:p>
          </table:table-cell>
        </table:table-row>
        <table:table-row>
          <table:table-cell table:style-name="Tabla21.A2" office:value-type="string">
            <text:p text:style-name="P265">2</text:p>
          </table:table-cell>
          <table:table-cell table:style-name="Tabla21.A2" office:value-type="string">
            <text:p text:style-name="P220">0,27599639308297913</text:p>
          </table:table-cell>
          <table:table-cell table:style-name="Tabla21.A2" office:value-type="string">
            <text:p text:style-name="P220">-0,0006967046965198376</text:p>
          </table:table-cell>
        </table:table-row>
        <table:table-row>
          <table:table-cell table:style-name="Tabla21.A2" office:value-type="string">
            <text:p text:style-name="P272">3</text:p>
          </table:table-cell>
          <table:table-cell table:style-name="Tabla21.A2" office:value-type="string">
            <text:p text:style-name="P220">0,3094807836590854</text:p>
          </table:table-cell>
          <table:table-cell table:style-name="Tabla21.A2" office:value-type="string">
            <text:p text:style-name="P220">-0,005776312762195213</text:p>
          </table:table-cell>
        </table:table-row>
        <table:table-row>
          <table:table-cell table:style-name="Tabla21.A2" office:value-type="string">
            <text:p text:style-name="P269">prom</text:p>
          </table:table-cell>
          <table:table-cell table:style-name="Tabla21.B5" table:formula="ooow:sum&lt;B2:B4&gt;/3" office:value-type="float" office:value="0.299400555664308">
            <text:p text:style-name="P272">0,29940</text:p>
          </table:table-cell>
          <table:table-cell table:style-name="Tabla21.C5" table:formula="ooow:sum&lt;C2:C4&gt;/9" office:value-type="float" office:value="-0.000936153926928667">
            <text:p text:style-name="P269">-0,00094</text:p>
          </table:table-cell>
        </table:table-row>
      </table:table>
      <text:p text:style-name="P115"><text:span text:style-name="T13"/></text:p>
      <text:p text:style-name="P116"><text:span text:style-name="T13">Vemos que el promedio de acoplamiento de los clusters cuya data fue Normalizada </text:span><text:span text:style-name="T24">y pasada por el pca es la mejor, seguida de la que fue </text:span><text:span text:style-name="T13">Normalizada, escalada y paso por el pca </text:span><text:span text:style-name="T24">y luego </text:span><text:span text:style-name="T13">la data que fue normalizada y escalada solamente</text:span></text:p>
      <text:p text:style-name="P116"><text:span text:style-name="T13"/></text:p>
      <text:p text:style-name="P119"><text:span text:style-name="T13">Ahora vemos que norm + sca y norm + PCA dan los mejores resultados en conjunto tanto en tiempo como con la </text:span><text:span text:style-name="T26">métrica</text:span></text:p>
      <text:p text:style-name="P119"><text:span text:style-name="T13"/></text:p>
      <text:p text:style-name="P119"><text:span text:style-name="T26">P</text:span><text:span text:style-name="T13">ara decidir cual utilizaremos definitivamente probaremos con datasets mas grandes donde el tiempo de ejecución es primordial. </text:span><text:span text:style-name="T25">De cada grupo usaremos 3 Datasets diferentes</text:span></text:p>
      <table:table table:name="Tabla22" table:style-name="Tabla22">
        <table:table-column table:style-name="Tabla22.A"/>
        <table:table-column table:style-name="Tabla22.B"/>
        <table:table-column table:style-name="Tabla22.C"/>
        <table:table-column table:style-name="Tabla22.D"/>
        <table:table-column table:style-name="Tabla22.E"/>
        <table:table-row>
          <table:table-cell table:style-name="Tabla22.A1" office:value-type="string">
            <text:p text:style-name="P274">Cantidad Data</text:p>
          </table:table-cell>
          <table:table-cell table:style-name="Tabla22.A1" office:value-type="string">
            <text:p text:style-name="P260">Norm + Sca <text:span text:style-name="T42">(Tiempo)</text:span></text:p>
          </table:table-cell>
          <table:table-cell table:style-name="Tabla22.A1" office:value-type="string">
            <text:p text:style-name="P245"><text:span text:style-name="T5">S</text:span>ilhouette_score</text:p>
          </table:table-cell>
          <table:table-cell table:style-name="Tabla22.A1" office:value-type="string">
            <text:p text:style-name="P261">Norm <text:span text:style-name="T40">+ PCA (Tiempo)</text:span></text:p>
          </table:table-cell>
          <table:table-cell table:style-name="Tabla22.E1" office:value-type="string">
            <text:p text:style-name="P245"><text:span text:style-name="T5">S</text:span>ilhouette_score</text:p>
          </table:table-cell>
        </table:table-row>
        <table:table-row>
          <table:table-cell table:style-name="Tabla22.A2" table:number-rows-spanned="9" office:value-type="string">
            <text:p text:style-name="P275"/>
            <text:p text:style-name="P275"/>
            <text:p text:style-name="P275"/>
            <text:p text:style-name="P275"/>
            <text:p text:style-name="P275"/>
            <text:p text:style-name="P275">500</text:p>
          </table:table-cell>
          <table:table-cell table:style-name="Tabla22.A2" office:value-type="string">
            <text:p text:style-name="P217">0,017946098989341408</text:p>
          </table:table-cell>
          <table:table-cell table:style-name="Tabla22.A2" table:number-rows-spanned="3" office:value-type="string">
            <text:p text:style-name="P217"/>
            <text:p text:style-name="P217">-0,013441404335739</text:p>
          </table:table-cell>
          <table:table-cell table:style-name="Tabla22.A2" office:value-type="string">
            <text:p text:style-name="P217">0,013363505975576118</text:p>
          </table:table-cell>
          <table:table-cell table:style-name="Tabla22.E2" table:number-rows-spanned="3" office:value-type="string">
            <text:p text:style-name="P217"/>
            <text:p text:style-name="P217">0,2723879400162598</text:p>
          </table:table-cell>
        </table:table-row>
        <table:table-row>
          <table:covered-table-cell/>
          <table:table-cell table:style-name="Tabla22.A2" office:value-type="string">
            <text:p text:style-name="P217">0,01826336100930348</text:p>
          </table:table-cell>
          <table:covered-table-cell/>
          <table:table-cell table:style-name="Tabla22.A2" office:value-type="string">
            <text:p text:style-name="P217">0,014116834994638339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01809044202673249</text:p>
          </table:table-cell>
          <table:covered-table-cell/>
          <table:table-cell table:style-name="Tabla22.A2" office:value-type="string">
            <text:p text:style-name="P217">0,01398321200395003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033475055010057986</text:p>
          </table:table-cell>
          <table:table-cell table:style-name="Tabla22.A2" table:number-rows-spanned="3" office:value-type="string">
            <text:p text:style-name="P217"/>
            <text:p text:style-name="P217">0,1362617898754786</text:p>
          </table:table-cell>
          <table:table-cell table:style-name="Tabla22.A2" office:value-type="string">
            <text:p text:style-name="P279">0,013629282999318093</text:p>
          </table:table-cell>
          <table:table-cell table:style-name="Tabla22.E2" table:number-rows-spanned="3" office:value-type="string">
            <text:p text:style-name="P217"/>
            <text:p text:style-name="P217">0,2572229554057492</text:p>
          </table:table-cell>
        </table:table-row>
        <table:table-row>
          <table:covered-table-cell/>
          <table:table-cell table:style-name="Tabla22.A2" office:value-type="string">
            <text:p text:style-name="P217">0,0342353540181648</text:p>
          </table:table-cell>
          <table:covered-table-cell/>
          <table:table-cell table:style-name="Tabla22.A2" office:value-type="string">
            <text:p text:style-name="P217">0,013984635996166617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<text:s/>0,03515375900315121</text:p>
          </table:table-cell>
          <table:covered-table-cell/>
          <table:table-cell table:style-name="Tabla22.A2" office:value-type="string">
            <text:p text:style-name="P217">0,013683077995665371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031708681024610996</text:p>
          </table:table-cell>
          <table:table-cell table:style-name="Tabla22.A2" table:number-rows-spanned="3" office:value-type="string">
            <text:p text:style-name="P217"/>
            <text:p text:style-name="P217">0,1706961074750519</text:p>
          </table:table-cell>
          <table:table-cell table:style-name="Tabla22.A2" office:value-type="string">
            <text:p text:style-name="P217">0,01384854200296104</text:p>
          </table:table-cell>
          <table:table-cell table:style-name="Tabla22.E2" table:number-rows-spanned="3" office:value-type="string">
            <text:p text:style-name="P217"/>
            <text:p text:style-name="P217">0,2508011695428998</text:p>
          </table:table-cell>
        </table:table-row>
        <table:table-row>
          <table:covered-table-cell/>
          <table:table-cell table:style-name="Tabla22.A2" office:value-type="string">
            <text:p text:style-name="P217">0,03814516501734033</text:p>
          </table:table-cell>
          <table:covered-table-cell/>
          <table:table-cell table:style-name="Tabla22.A2" office:value-type="string">
            <text:p text:style-name="P217">0,013691940024727955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03432396298740059</text:p>
          </table:table-cell>
          <table:covered-table-cell/>
          <table:table-cell table:style-name="Tabla22.A2" office:value-type="string">
            <text:p text:style-name="P217">0,014527009014273062</text:p>
          </table:table-cell>
          <table:covered-table-cell/>
        </table:table-row>
        <table:table-row>
          <table:table-cell table:style-name="Tabla22.A2" office:value-type="string">
            <text:p text:style-name="P275">Promedio</text:p>
          </table:table-cell>
          <table:table-cell table:style-name="Tabla22.B11" table:formula="ooow:sum&lt;B2:B10&gt;/9" office:value-type="float" office:value="0.0290379865651227">
            <text:p text:style-name="P280">0,02904</text:p>
          </table:table-cell>
          <table:table-cell table:style-name="Tabla22.B11" office:value-type="float" office:value="0.09784">
            <text:p text:style-name="P277">0,09784</text:p>
          </table:table-cell>
          <table:table-cell table:style-name="Tabla22.D11" table:formula="ooow:sum&lt;D2:D10&gt;/9" office:value-type="float" office:value="0.0138697823341418">
            <text:p text:style-name="P278">0,01387</text:p>
          </table:table-cell>
          <table:table-cell table:style-name="Tabla22.E11" office:value-type="float" office:value="0.26014">
            <text:p text:style-name="P276">0,26014</text:p>
          </table:table-cell>
        </table:table-row>
        <table:table-row>
          <table:table-cell table:style-name="Tabla22.A2" table:number-rows-spanned="9" office:value-type="string">
            <text:p text:style-name="P275"/>
            <text:p text:style-name="P275"/>
            <text:p text:style-name="P275"/>
            <text:p text:style-name="P275"/>
            <text:p text:style-name="P275">1000</text:p>
          </table:table-cell>
          <table:table-cell table:style-name="Tabla22.A2" office:value-type="string">
            <text:p text:style-name="P217">0,07034497801214457</text:p>
          </table:table-cell>
          <table:table-cell table:style-name="Tabla22.A2" table:number-rows-spanned="3" office:value-type="string">
            <text:p text:style-name="P217"/>
            <text:p text:style-name="P217">-0,034706824668453</text:p>
          </table:table-cell>
          <table:table-cell table:style-name="Tabla22.A2" office:value-type="string">
            <text:p text:style-name="P217">0,045987953984877095</text:p>
          </table:table-cell>
          <table:table-cell table:style-name="Tabla22.E2" table:number-rows-spanned="3" office:value-type="string">
            <text:p text:style-name="P217"/>
            <text:p text:style-name="P217">0,24113971111772828</text:p>
          </table:table-cell>
        </table:table-row>
        <table:table-row>
          <table:covered-table-cell/>
          <table:table-cell table:style-name="Tabla22.A2" office:value-type="string">
            <text:p text:style-name="P217">0,06737226201221347</text:p>
          </table:table-cell>
          <table:covered-table-cell/>
          <table:table-cell table:style-name="Tabla22.A2" office:value-type="string">
            <text:p text:style-name="P217">0,04405604299972765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06911665899679065</text:p>
          </table:table-cell>
          <table:covered-table-cell/>
          <table:table-cell table:style-name="Tabla22.A2" office:value-type="string">
            <text:p text:style-name="P217">0,03525014600018039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10654653000528924</text:p>
          </table:table-cell>
          <table:table-cell table:style-name="Tabla22.A2" table:number-rows-spanned="3" office:value-type="string">
            <text:p text:style-name="P217"/>
            <text:p text:style-name="P217">-0,053236307936478</text:p>
          </table:table-cell>
          <table:table-cell table:style-name="Tabla22.A2" office:value-type="string">
            <text:p text:style-name="P217">0,04929521100712009</text:p>
          </table:table-cell>
          <table:table-cell table:style-name="Tabla22.E2" table:number-rows-spanned="3" office:value-type="string">
            <text:p text:style-name="P217"/>
            <text:p text:style-name="P217">0,24061602104265212</text:p>
          </table:table-cell>
        </table:table-row>
        <table:table-row>
          <table:covered-table-cell/>
          <table:table-cell table:style-name="Tabla22.A2" office:value-type="string">
            <text:p text:style-name="P217">0,06997098799911328</text:p>
          </table:table-cell>
          <table:covered-table-cell/>
          <table:table-cell table:style-name="Tabla22.A2" office:value-type="string">
            <text:p text:style-name="P217">0,04995248100021854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0680670980073046</text:p>
          </table:table-cell>
          <table:covered-table-cell/>
          <table:table-cell table:style-name="Tabla22.A2" office:value-type="string">
            <text:p text:style-name="P217">0,030189735000021756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10683293599868193</text:p>
          </table:table-cell>
          <table:table-cell table:style-name="Tabla22.A2" table:number-rows-spanned="3" office:value-type="string">
            <text:p text:style-name="P217"/>
            <text:p text:style-name="P217">-0,036192479698674</text:p>
          </table:table-cell>
          <table:table-cell table:style-name="Tabla22.A2" office:value-type="string">
            <text:p text:style-name="P217">0,046920848020818084</text:p>
          </table:table-cell>
          <table:table-cell table:style-name="Tabla22.E2" table:number-rows-spanned="3" office:value-type="string">
            <text:p text:style-name="P217"/>
            <text:p text:style-name="P217">0,25813251561899614</text:p>
          </table:table-cell>
        </table:table-row>
        <table:table-row>
          <table:covered-table-cell/>
          <table:table-cell table:style-name="Tabla22.A2" office:value-type="string">
            <text:p text:style-name="P217">0,07007836800767109</text:p>
          </table:table-cell>
          <table:covered-table-cell/>
          <table:table-cell table:style-name="Tabla22.A2" office:value-type="string">
            <text:p text:style-name="P217">0,04778669000370428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06918983202194795</text:p>
          </table:table-cell>
          <table:covered-table-cell/>
          <table:table-cell table:style-name="Tabla22.A2" office:value-type="string">
            <text:p text:style-name="P217">0,03453740800614469</text:p>
          </table:table-cell>
          <table:covered-table-cell/>
        </table:table-row>
        <table:table-row>
          <table:table-cell table:style-name="Tabla22.A2" office:value-type="string">
            <text:p text:style-name="P275">Promedio</text:p>
          </table:table-cell>
          <table:table-cell table:style-name="Tabla22.B11" table:formula="ooow:sum&lt;B12:B20&gt;/9" office:value-type="float" office:value="0.0775021834512398">
            <text:p text:style-name="P277">0,07750</text:p>
          </table:table-cell>
          <table:table-cell table:style-name="Tabla22.A2" office:value-type="string">
            <text:p text:style-name="P277">−0,041378537</text:p>
          </table:table-cell>
          <table:table-cell table:style-name="Tabla22.D11" table:formula="ooow:sum&lt;D12:D20&gt;/9" office:value-type="float" office:value="0.0426640573358681">
            <text:p text:style-name="P280">0,04266</text:p>
          </table:table-cell>
          <table:table-cell table:style-name="Tabla22.E21" office:value-type="string">
            <text:p text:style-name="P217">0,246629416</text:p>
          </table:table-cell>
        </table:table-row>
        <table:table-row>
          <table:table-cell table:style-name="Tabla22.A2" table:number-rows-spanned="9" office:value-type="string">
            <text:p text:style-name="P275"/>
            <text:p text:style-name="P275"/>
            <text:p text:style-name="P275"/>
            <text:p text:style-name="P275"/>
            <text:p text:style-name="P275"/>
            <text:p text:style-name="P275">1500</text:p>
          </table:table-cell>
          <table:table-cell table:style-name="Tabla22.A2" office:value-type="string">
            <text:p text:style-name="P217">0,2679124900023453</text:p>
          </table:table-cell>
          <table:table-cell table:style-name="Tabla22.A2" table:number-rows-spanned="3" office:value-type="string">
            <text:p text:style-name="P217"/>
            <text:p text:style-name="P217">-0,027630748434670</text:p>
          </table:table-cell>
          <table:table-cell table:style-name="Tabla22.A2" office:value-type="string">
            <text:p text:style-name="P217">0,11220774101093411</text:p>
          </table:table-cell>
          <table:table-cell table:style-name="Tabla22.E2" table:number-rows-spanned="3" office:value-type="string">
            <text:p text:style-name="P217"/>
            <text:p text:style-name="P217">0,23118156336695536</text:p>
          </table:table-cell>
        </table:table-row>
        <table:table-row>
          <table:covered-table-cell/>
          <table:table-cell table:style-name="Tabla22.A2" office:value-type="string">
            <text:p text:style-name="P217">0,16608887998154387</text:p>
          </table:table-cell>
          <table:covered-table-cell/>
          <table:table-cell table:style-name="Tabla22.A2" office:value-type="string">
            <text:p text:style-name="P217">0,057516547007253394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18310721300076693</text:p>
          </table:table-cell>
          <table:covered-table-cell/>
          <table:table-cell table:style-name="Tabla22.A2" office:value-type="string">
            <text:p text:style-name="P217">0,06486854600370862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19205583198345266</text:p>
          </table:table-cell>
          <table:table-cell table:style-name="Tabla22.A2" table:number-rows-spanned="3" office:value-type="string">
            <text:p text:style-name="P217"/>
            <text:p text:style-name="P217">-0,050546039469261</text:p>
          </table:table-cell>
          <table:table-cell table:style-name="Tabla22.A2" office:value-type="string">
            <text:p text:style-name="P217">0,10936055000638589</text:p>
          </table:table-cell>
          <table:table-cell table:style-name="Tabla22.E2" table:number-rows-spanned="3" office:value-type="string">
            <text:p text:style-name="P221"><text:s/></text:p>
            <text:p text:style-name="P221">0,22508581318460444</text:p>
          </table:table-cell>
        </table:table-row>
        <table:table-row>
          <table:covered-table-cell/>
          <table:table-cell table:style-name="Tabla22.A2" office:value-type="string">
            <text:p text:style-name="P217">0,16315009800018743</text:p>
          </table:table-cell>
          <table:covered-table-cell/>
          <table:table-cell table:style-name="Tabla22.A2" office:value-type="string">
            <text:p text:style-name="P217">0,05849256398505531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1628231779905036</text:p>
          </table:table-cell>
          <table:covered-table-cell/>
          <table:table-cell table:style-name="Tabla22.A2" office:value-type="string">
            <text:p text:style-name="P217">0,06591551200835966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18248991400469095</text:p>
          </table:table-cell>
          <table:table-cell table:style-name="Tabla22.A2" table:number-rows-spanned="3" office:value-type="string">
            <text:p text:style-name="P217"/>
            <text:p text:style-name="P217">-0,050670122157781</text:p>
          </table:table-cell>
          <table:table-cell table:style-name="Tabla22.A2" office:value-type="string">
            <text:p text:style-name="P217">0,11157223299960606</text:p>
          </table:table-cell>
          <table:table-cell table:style-name="Tabla22.E2" table:number-rows-spanned="3" office:value-type="string">
            <text:p text:style-name="P217"/>
            <text:p text:style-name="P217">0,22637331424244128</text:p>
          </table:table-cell>
        </table:table-row>
        <table:table-row>
          <table:covered-table-cell/>
          <table:table-cell table:style-name="Tabla22.A2" office:value-type="string">
            <text:p text:style-name="P217">0,1552052719925996</text:p>
          </table:table-cell>
          <table:covered-table-cell/>
          <table:table-cell table:style-name="Tabla22.A2" office:value-type="string">
            <text:p text:style-name="P217">0,06366319299559109</text:p>
          </table:table-cell>
          <table:covered-table-cell/>
        </table:table-row>
        <table:table-row>
          <table:covered-table-cell/>
          <table:table-cell table:style-name="Tabla22.A2" office:value-type="string">
            <text:p text:style-name="P217">0,15608287599752657</text:p>
          </table:table-cell>
          <table:covered-table-cell/>
          <table:table-cell table:style-name="Tabla22.A2" office:value-type="string">
            <text:p text:style-name="P217">0,05418504399131052</text:p>
          </table:table-cell>
          <table:covered-table-cell/>
        </table:table-row>
        <table:table-row table:style-name="Tabla22.31">
          <table:table-cell table:style-name="Tabla22.A2" office:value-type="string">
            <text:p text:style-name="P275">Promedio</text:p>
          </table:table-cell>
          <table:table-cell table:style-name="Tabla22.B11" table:formula="ooow:sum&lt;B22:B30&gt;/9" office:value-type="float" office:value="0.180990639217069">
            <text:p text:style-name="P278">0,18099</text:p>
          </table:table-cell>
          <table:table-cell table:style-name="Tabla22.A2" office:value-type="string">
            <text:p text:style-name="P217">−0,04294897</text:p>
          </table:table-cell>
          <table:table-cell table:style-name="Tabla22.D11" table:formula="ooow:sum&lt;D22:D30&gt;/9" office:value-type="float" office:value="0.0775313255564672">
            <text:p text:style-name="P280">0,07753</text:p>
          </table:table-cell>
          <table:table-cell table:style-name="Tabla22.E31" office:value-type="string">
            <text:p text:style-name="P217">0,227546897</text:p>
          </table:table-cell>
        </table:table-row>
      </table:table>
      <text:p text:style-name="P59"><text:span text:style-name="T13"/></text:p>
      <text:p text:style-name="P120"><text:span text:style-name="T13">Como podemos observar al probar ambos métodos de preprocesamiento en los mismos dataset, los resultados obtenidos con la normalización y PCA es mejor en todos los casos tanto en tiempo como en calidad del modelo resultante que haciéndolo con normalización <text:s/>y escalado.</text:span></text:p>
      <text:p text:style-name="P120"><text:soft-page-break/><text:span text:style-name="T13">Por lo que para realizar nuestros cluster</text:span><text:span text:style-name="T26">s</text:span><text:span text:style-name="T13"> lo haremos mediante el algoritmo de cluster </text:span><text:span text:style-name="T26">jerárquico</text:span><text:span text:style-name="T13"> y la data sera preprocesada con </text:span><text:span text:style-name="T26">normalización</text:span><text:span text:style-name="T13"> y pca(</text:span><text:span text:style-name="T22">.</text:span><text:span text:style-name="T13">9)</text:span></text:p>
      <text:p text:style-name="P58"><text:span text:style-name="T13"/></text:p>
      <text:p text:style-name="P58"><text:span text:style-name="T13"/></text:p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9:46:44.741692713</meta:creation-date>
    <dc:date>2020-02-10T10:17:09.281633538</dc:date>
    <meta:editing-duration>PT19H13M55S</meta:editing-duration>
    <meta:editing-cycles>30</meta:editing-cycles>
    <meta:generator>LibreOffice/6.0.7.3$Linux_X86_64 LibreOffice_project/00m0$Build-3</meta:generator>
    <meta:document-statistic meta:table-count="22" meta:image-count="0" meta:object-count="0" meta:page-count="16" meta:paragraph-count="1073" meta:word-count="1882" meta:character-count="20414" meta:non-whitespace-character-count="19510"/>
  </office:meta>
</office:document-meta>
</file>